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4.A7" style:family="table-cell">
      <style:table-cell-properties style:vertical-align="middle" fo:padding-left="0.0375in" fo:padding-right="0.0375in" fo:padding-top="0in" fo:padding-bottom="0in" fo:border="0.5pt solid #000000"/>
    </style:style>
    <style:style style:name="Table4.B7" style:family="table-cell">
      <style:table-cell-properties style:vertical-align="middle" fo:padding-left="0.0375in" fo:padding-right="0.0375in" fo:padding-top="0in" fo:padding-bottom="0in" fo:border="0.5pt solid #000000"/>
    </style:style>
    <style:style style:name="Table4.C7"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7.A7" style:family="table-cell">
      <style:table-cell-properties style:vertical-align="" fo:padding-left="0.0389in" fo:padding-right="0.0389in" fo:padding-top="0in" fo:padding-bottom="0in" fo:border="0.5pt solid #000000"/>
    </style:style>
    <style:style style:name="Table7.B7" style:family="table-cell">
      <style:table-cell-properties style:vertical-align="" fo:padding-left="0.0389in" fo:padding-right="0.0389in" fo:padding-top="0in" fo:padding-bottom="0in" fo:border="0.5pt solid #000000"/>
    </style:style>
    <style:style style:name="Table7.C7"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8.A5" style:family="table-cell">
      <style:table-cell-properties style:vertical-align="" fo:padding-left="0.0389in" fo:padding-right="0.0389in" fo:padding-top="0in" fo:padding-bottom="0in" fo:border="0.5pt solid #000000"/>
    </style:style>
    <style:style style:name="Table8.B5" style:family="table-cell">
      <style:table-cell-properties style:vertical-align="" fo:padding-left="0.0389in" fo:padding-right="0.0389in" fo:padding-top="0in" fo:padding-bottom="0in" fo:border="0.5pt solid #000000"/>
    </style:style>
    <style:style style:name="Table8.C5" style:family="table-cell">
      <style:table-cell-properties style:vertical-align="middle" fo:padding-left="0.0389in" fo:padding-right="0.0389in" fo:padding-top="0in" fo:padding-bottom="0in" fo:border="0.5pt solid #000000"/>
    </style:style>
    <style:style style:name="Table8.A6" style:family="table-cell">
      <style:table-cell-properties style:vertical-align="" fo:padding-left="0.0389in" fo:padding-right="0.0389in" fo:padding-top="0in" fo:padding-bottom="0in" fo:border="0.5pt solid #000000"/>
    </style:style>
    <style:style style:name="Table8.B6" style:family="table-cell">
      <style:table-cell-properties style:vertical-align="" fo:padding-left="0.0389in" fo:padding-right="0.0389in" fo:padding-top="0in" fo:padding-bottom="0in" fo:border="0.5pt solid #000000"/>
    </style:style>
    <style:style style:name="Table8.C6"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9.A3" style:family="table-cell">
      <style:table-cell-properties style:vertical-align="" fo:padding-left="0.0389in" fo:padding-right="0.0389in" fo:padding-top="0in" fo:padding-bottom="0in" fo:border="0.5pt solid #000000"/>
    </style:style>
    <style:style style:name="Table9.B3" style:family="table-cell">
      <style:table-cell-properties style:vertical-align="" fo:padding-left="0.0389in" fo:padding-right="0.0389in" fo:padding-top="0in" fo:padding-bottom="0in" fo:border="0.5pt solid #000000"/>
    </style:style>
    <style:style style:name="Table9.C3" style:family="table-cell">
      <style:table-cell-properties style:vertical-align="middle" fo:padding-left="0.0389in" fo:padding-right="0.0389in" fo:padding-top="0in" fo:padding-bottom="0in" fo:border="0.5pt solid #000000"/>
    </style:style>
    <style:style style:name="Table9.A4" style:family="table-cell">
      <style:table-cell-properties style:vertical-align="" fo:padding-left="0.0389in" fo:padding-right="0.0389in" fo:padding-top="0in" fo:padding-bottom="0in" fo:border="0.5pt solid #000000"/>
    </style:style>
    <style:style style:name="Table9.B4" style:family="table-cell">
      <style:table-cell-properties style:vertical-align="" fo:padding-left="0.0389in" fo:padding-right="0.0389in" fo:padding-top="0in" fo:padding-bottom="0in" fo:border="0.5pt solid #000000"/>
    </style:style>
    <style:style style:name="Table9.C4"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1.A2" style:family="table-cell">
      <style:table-cell-properties style:vertical-align="" fo:padding-left="0.0389in" fo:padding-right="0.0389in" fo:padding-top="0in" fo:padding-bottom="0in" fo:border="0.5pt solid #000000"/>
    </style:style>
    <style:style style:name="Table11.B2" style:family="table-cell">
      <style:table-cell-properties style:vertical-align="" fo:padding-left="0.0389in" fo:padding-right="0.0389in" fo:padding-top="0in" fo:padding-bottom="0in" fo:border="0.5pt solid #000000"/>
    </style:style>
    <style:style style:name="Table11.C2" style:family="table-cell">
      <style:table-cell-properties style:vertical-align="middle" fo:padding-left="0.0389in" fo:padding-right="0.0389in" fo:padding-top="0in" fo:padding-bottom="0in" fo:border="0.5pt solid #000000"/>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2.A2" style:family="table-cell">
      <style:table-cell-properties style:vertical-align="" fo:padding-left="0.0389in" fo:padding-right="0.0389in" fo:padding-top="0in" fo:padding-bottom="0in" fo:border="0.5pt solid #000000"/>
    </style:style>
    <style:style style:name="Table12.B2" style:family="table-cell">
      <style:table-cell-properties style:vertical-align="" fo:padding-left="0.0389in" fo:padding-right="0.0389in" fo:padding-top="0in" fo:padding-bottom="0in" fo:border="0.5pt solid #000000"/>
    </style:style>
    <style:style style:name="Table12.C2" style:family="table-cell">
      <style:table-cell-properties style:vertical-align="middle" fo:padding-left="0.0389in" fo:padding-right="0.0389in" fo:padding-top="0in" fo:padding-bottom="0in" fo:border="0.5pt solid #000000"/>
    </style:style>
    <style:style style:name="Table13" style:family="table">
      <style:table-properties style:width="7.0896in" fo:margin-left="0in" fo:margin-top="0in" fo:margin-bottom="0in" table:align="left"/>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3.A2" style:family="table-cell">
      <style:table-cell-properties style:vertical-align="middle" fo:padding-left="0.0375in" fo:padding-right="0.0375in" fo:padding-top="0in" fo:padding-bottom="0in" fo:border="0.5pt solid #000000"/>
    </style:style>
    <style:style style:name="Table13.B2" style:family="table-cell">
      <style:table-cell-properties style:vertical-align="middle" fo:padding-left="0.0375in" fo:padding-right="0.0375in" fo:padding-top="0in" fo:padding-bottom="0in" fo:border="0.5pt solid #000000"/>
    </style:style>
    <style:style style:name="Table13.C2" style:family="table-cell">
      <style:table-cell-properties style:vertical-align="middle" fo:padding-left="0.0375in" fo:padding-right="0.0375in" fo:padding-top="0in" fo:padding-bottom="0in" fo:border="0.5pt solid #000000"/>
    </style:style>
    <style:style style:name="Table14" style:family="table">
      <style:table-properties style:width="7.0896in" fo:margin-left="0in" fo:margin-top="0in" fo:margin-bottom="0in" table:align="left"/>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4.A2" style:family="table-cell">
      <style:table-cell-properties style:vertical-align="" fo:padding-left="0.0389in" fo:padding-right="0.0389in" fo:padding-top="0in" fo:padding-bottom="0in" fo:border="0.5pt solid #000000"/>
    </style:style>
    <style:style style:name="Table14.B2" style:family="table-cell">
      <style:table-cell-properties style:vertical-align="" fo:padding-left="0.0389in" fo:padding-right="0.0389in" fo:padding-top="0in" fo:padding-bottom="0in" fo:border="0.5pt solid #000000"/>
    </style:style>
    <style:style style:name="Table14.C2" style:family="table-cell">
      <style:table-cell-properties style:vertical-align="middle" fo:padding-left="0.0389in" fo:padding-right="0.0389in" fo:padding-top="0in" fo:padding-bottom="0in" fo:border="0.5pt solid #000000"/>
    </style:style>
    <style:style style:name="Table14.A3" style:family="table-cell">
      <style:table-cell-properties style:vertical-align="" fo:padding-left="0.0389in" fo:padding-right="0.0389in" fo:padding-top="0in" fo:padding-bottom="0in" fo:border="0.5pt solid #000000"/>
    </style:style>
    <style:style style:name="Table14.B3" style:family="table-cell">
      <style:table-cell-properties style:vertical-align="" fo:padding-left="0.0389in" fo:padding-right="0.0389in" fo:padding-top="0in" fo:padding-bottom="0in" fo:border="0.5pt solid #000000"/>
    </style:style>
    <style:style style:name="Table14.C3" style:family="table-cell">
      <style:table-cell-properties style:vertical-align="middle" fo:padding-left="0.0389in" fo:padding-right="0.0389in" fo:padding-top="0in" fo:padding-bottom="0in" fo:border="0.5pt solid #000000"/>
    </style:style>
    <style:style style:name="Table14.A4" style:family="table-cell">
      <style:table-cell-properties style:vertical-align="" fo:padding-left="0.0389in" fo:padding-right="0.0389in" fo:padding-top="0in" fo:padding-bottom="0in" fo:border="0.5pt solid #000000"/>
    </style:style>
    <style:style style:name="Table14.B4" style:family="table-cell">
      <style:table-cell-properties style:vertical-align="" fo:padding-left="0.0389in" fo:padding-right="0.0389in" fo:padding-top="0in" fo:padding-bottom="0in" fo:border="0.5pt solid #000000"/>
    </style:style>
    <style:style style:name="Table14.C4" style:family="table-cell">
      <style:table-cell-properties style:vertical-align="middle" fo:padding-left="0.0389in" fo:padding-right="0.0389in" fo:padding-top="0in" fo:padding-bottom="0in" fo:border="0.5pt solid #000000"/>
    </style:style>
    <style:style style:name="Table14.A5" style:family="table-cell">
      <style:table-cell-properties style:vertical-align="" fo:padding-left="0.0389in" fo:padding-right="0.0389in" fo:padding-top="0in" fo:padding-bottom="0in" fo:border="0.5pt solid #000000"/>
    </style:style>
    <style:style style:name="Table14.B5" style:family="table-cell">
      <style:table-cell-properties style:vertical-align="" fo:padding-left="0.0389in" fo:padding-right="0.0389in" fo:padding-top="0in" fo:padding-bottom="0in" fo:border="0.5pt solid #000000"/>
    </style:style>
    <style:style style:name="Table14.C5" style:family="table-cell">
      <style:table-cell-properties style:vertical-align="middle" fo:padding-left="0.0389in" fo:padding-right="0.0389in" fo:padding-top="0in" fo:padding-bottom="0in" fo:border="0.5pt solid #000000"/>
    </style:style>
    <style:style style:name="Table14.A6" style:family="table-cell">
      <style:table-cell-properties style:vertical-align="" fo:padding-left="0.0389in" fo:padding-right="0.0389in" fo:padding-top="0in" fo:padding-bottom="0in" fo:border="0.5pt solid #000000"/>
    </style:style>
    <style:style style:name="Table14.B6" style:family="table-cell">
      <style:table-cell-properties style:vertical-align="" fo:padding-left="0.0389in" fo:padding-right="0.0389in" fo:padding-top="0in" fo:padding-bottom="0in" fo:border="0.5pt solid #000000"/>
    </style:style>
    <style:style style:name="Table14.C6" style:family="table-cell">
      <style:table-cell-properties style:vertical-align="middle" fo:padding-left="0.0389in" fo:padding-right="0.0389in" fo:padding-top="0in" fo:padding-bottom="0in" fo:border="0.5pt solid #000000"/>
    </style:style>
    <style:style style:name="Table14.A7" style:family="table-cell">
      <style:table-cell-properties style:vertical-align="" fo:padding-left="0.0389in" fo:padding-right="0.0389in" fo:padding-top="0in" fo:padding-bottom="0in" fo:border="0.5pt solid #000000"/>
    </style:style>
    <style:style style:name="Table14.B7" style:family="table-cell">
      <style:table-cell-properties style:vertical-align="" fo:padding-left="0.0389in" fo:padding-right="0.0389in" fo:padding-top="0in" fo:padding-bottom="0in" fo:border="0.5pt solid #000000"/>
    </style:style>
    <style:style style:name="Table14.C7" style:family="table-cell">
      <style:table-cell-properties style:vertical-align="middle" fo:padding-left="0.0389in" fo:padding-right="0.0389in" fo:padding-top="0in" fo:padding-bottom="0in" fo:border="0.5pt solid #000000"/>
    </style:style>
    <style:style style:name="Table14.A8" style:family="table-cell">
      <style:table-cell-properties style:vertical-align="" fo:padding-left="0.0389in" fo:padding-right="0.0389in" fo:padding-top="0in" fo:padding-bottom="0in" fo:border="0.5pt solid #000000"/>
    </style:style>
    <style:style style:name="Table14.B8" style:family="table-cell">
      <style:table-cell-properties style:vertical-align="" fo:padding-left="0.0389in" fo:padding-right="0.0389in" fo:padding-top="0in" fo:padding-bottom="0in" fo:border="0.5pt solid #000000"/>
    </style:style>
    <style:style style:name="Table14.C8" style:family="table-cell">
      <style:table-cell-properties style:vertical-align="middle" fo:padding-left="0.0389in" fo:padding-right="0.0389in" fo:padding-top="0in" fo:padding-bottom="0in" fo:border="0.5pt solid #000000"/>
    </style:style>
    <style:style style:name="Table14.A9" style:family="table-cell">
      <style:table-cell-properties style:vertical-align="" fo:padding-left="0.0389in" fo:padding-right="0.0389in" fo:padding-top="0in" fo:padding-bottom="0in" fo:border="0.5pt solid #000000"/>
    </style:style>
    <style:style style:name="Table14.B9" style:family="table-cell">
      <style:table-cell-properties style:vertical-align="" fo:padding-left="0.0389in" fo:padding-right="0.0389in" fo:padding-top="0in" fo:padding-bottom="0in" fo:border="0.5pt solid #000000"/>
    </style:style>
    <style:style style:name="Table14.C9" style:family="table-cell">
      <style:table-cell-properties style:vertical-align="middle" fo:padding-left="0.0389in" fo:padding-right="0.0389in" fo:padding-top="0in" fo:padding-bottom="0in" fo:border="0.5pt solid #000000"/>
    </style:style>
    <style:style style:name="Table14.A10" style:family="table-cell">
      <style:table-cell-properties style:vertical-align="" fo:padding-left="0.0389in" fo:padding-right="0.0389in" fo:padding-top="0in" fo:padding-bottom="0in" fo:border="0.5pt solid #000000"/>
    </style:style>
    <style:style style:name="Table14.B10" style:family="table-cell">
      <style:table-cell-properties style:vertical-align="" fo:padding-left="0.0389in" fo:padding-right="0.0389in" fo:padding-top="0in" fo:padding-bottom="0in" fo:border="0.5pt solid #000000"/>
    </style:style>
    <style:style style:name="Table14.C10" style:family="table-cell">
      <style:table-cell-properties style:vertical-align="middle" fo:padding-left="0.0389in" fo:padding-right="0.0389in" fo:padding-top="0in" fo:padding-bottom="0in" fo:border="0.5pt solid #000000"/>
    </style:style>
    <style:style style:name="Table14.A11" style:family="table-cell">
      <style:table-cell-properties style:vertical-align="" fo:padding-left="0.0389in" fo:padding-right="0.0389in" fo:padding-top="0in" fo:padding-bottom="0in" fo:border="0.5pt solid #000000"/>
    </style:style>
    <style:style style:name="Table14.B11" style:family="table-cell">
      <style:table-cell-properties style:vertical-align="" fo:padding-left="0.0389in" fo:padding-right="0.0389in" fo:padding-top="0in" fo:padding-bottom="0in" fo:border="0.5pt solid #000000"/>
    </style:style>
    <style:style style:name="Table14.C11" style:family="table-cell">
      <style:table-cell-properties style:vertical-align="middle" fo:padding-left="0.0389in" fo:padding-right="0.0389in" fo:padding-top="0in" fo:padding-bottom="0in" fo:border="0.5pt solid #000000"/>
    </style:style>
    <style:style style:name="Table14.A12" style:family="table-cell">
      <style:table-cell-properties style:vertical-align="" fo:padding-left="0.0389in" fo:padding-right="0.0389in" fo:padding-top="0in" fo:padding-bottom="0in" fo:border="0.5pt solid #000000"/>
    </style:style>
    <style:style style:name="Table14.B12" style:family="table-cell">
      <style:table-cell-properties style:vertical-align="" fo:padding-left="0.0389in" fo:padding-right="0.0389in" fo:padding-top="0in" fo:padding-bottom="0in" fo:border="0.5pt solid #000000"/>
    </style:style>
    <style:style style:name="Table14.C12" style:family="table-cell">
      <style:table-cell-properties style:vertical-align="middle" fo:padding-left="0.0389in" fo:padding-right="0.0389in" fo:padding-top="0in" fo:padding-bottom="0in" fo:border="0.5pt solid #000000"/>
    </style:style>
    <style:style style:name="Table14.A13" style:family="table-cell">
      <style:table-cell-properties style:vertical-align="" fo:padding-left="0.0389in" fo:padding-right="0.0389in" fo:padding-top="0in" fo:padding-bottom="0in" fo:border="0.5pt solid #000000"/>
    </style:style>
    <style:style style:name="Table14.B13" style:family="table-cell">
      <style:table-cell-properties style:vertical-align="" fo:padding-left="0.0389in" fo:padding-right="0.0389in" fo:padding-top="0in" fo:padding-bottom="0in" fo:border="0.5pt solid #000000"/>
    </style:style>
    <style:style style:name="Table14.C13" style:family="table-cell">
      <style:table-cell-properties style:vertical-align="middle" fo:padding-left="0.0389in" fo:padding-right="0.0389in" fo:padding-top="0in" fo:padding-bottom="0in" fo:border="0.5pt solid #000000"/>
    </style:style>
    <style:style style:name="Table14.A14" style:family="table-cell">
      <style:table-cell-properties style:vertical-align="" fo:padding-left="0.0389in" fo:padding-right="0.0389in" fo:padding-top="0in" fo:padding-bottom="0in" fo:border="0.5pt solid #000000"/>
    </style:style>
    <style:style style:name="Table14.B14" style:family="table-cell">
      <style:table-cell-properties style:vertical-align="" fo:padding-left="0.0389in" fo:padding-right="0.0389in" fo:padding-top="0in" fo:padding-bottom="0in" fo:border="0.5pt solid #000000"/>
    </style:style>
    <style:style style:name="Table14.C14" style:family="table-cell">
      <style:table-cell-properties style:vertical-align="middle" fo:padding-left="0.0389in" fo:padding-right="0.0389in" fo:padding-top="0in" fo:padding-bottom="0in" fo:border="0.5pt solid #000000"/>
    </style:style>
    <style:style style:name="Table14.A15" style:family="table-cell">
      <style:table-cell-properties style:vertical-align="" fo:padding-left="0.0389in" fo:padding-right="0.0389in" fo:padding-top="0in" fo:padding-bottom="0in" fo:border="0.5pt solid #000000"/>
    </style:style>
    <style:style style:name="Table14.B15" style:family="table-cell">
      <style:table-cell-properties style:vertical-align="" fo:padding-left="0.0389in" fo:padding-right="0.0389in" fo:padding-top="0in" fo:padding-bottom="0in" fo:border="0.5pt solid #000000"/>
    </style:style>
    <style:style style:name="Table14.C15" style:family="table-cell">
      <style:table-cell-properties style:vertical-align="middle" fo:padding-left="0.0389in" fo:padding-right="0.0389in" fo:padding-top="0in" fo:padding-bottom="0in" fo:border="0.5pt solid #000000"/>
    </style:style>
    <style:style style:name="Table14.A16" style:family="table-cell">
      <style:table-cell-properties style:vertical-align="" fo:padding-left="0.0389in" fo:padding-right="0.0389in" fo:padding-top="0in" fo:padding-bottom="0in" fo:border="0.5pt solid #000000"/>
    </style:style>
    <style:style style:name="Table14.B16" style:family="table-cell">
      <style:table-cell-properties style:vertical-align="" fo:padding-left="0.0389in" fo:padding-right="0.0389in" fo:padding-top="0in" fo:padding-bottom="0in" fo:border="0.5pt solid #000000"/>
    </style:style>
    <style:style style:name="Table14.C16" style:family="table-cell">
      <style:table-cell-properties style:vertical-align="middle" fo:padding-left="0.0389in" fo:padding-right="0.0389in" fo:padding-top="0in" fo:padding-bottom="0in" fo:border="0.5pt solid #000000"/>
    </style:style>
    <style:style style:name="Table15" style:family="table">
      <style:table-properties style:width="7.0896in" fo:margin-left="0in" fo:margin-top="0in" fo:margin-bottom="0in" table:align="left"/>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left="0.0375in" fo:padding-right="0.03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375in" fo:padding-right="0.0375in" fo:padding-top="0in" fo:padding-bottom="0in"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officeooo:paragraph-rsid="002e71b9"/>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358504" officeooo:paragraph-rsid="00358504" style:language-complex="ar" style:country-complex="SA"/>
    </style:style>
    <style:style style:name="P12" style:family="paragraph" style:parent-style-name="CellBody">
      <style:paragraph-properties style:snap-to-layout-grid="false"/>
      <style:text-properties fo:language="en" fo:country="US" officeooo:rsid="00571ac6" officeooo:paragraph-rsid="00571ac6" style:language-complex="ar" style:country-complex="SA"/>
    </style:style>
    <style:style style:name="P13" style:family="paragraph" style:parent-style-name="CellBody">
      <style:paragraph-properties style:snap-to-layout-grid="false"/>
      <style:text-properties fo:language="en" fo:country="US" officeooo:rsid="006dc76a" officeooo:paragraph-rsid="006dc76a" style:language-complex="ar" style:country-complex="SA"/>
    </style:style>
    <style:style style:name="P14" style:family="paragraph" style:parent-style-name="CellBody">
      <style:text-properties officeooo:rsid="00571ac6" officeooo:paragraph-rsid="00571ac6"/>
    </style:style>
    <style:style style:name="P15" style:family="paragraph" style:parent-style-name="CellBody">
      <style:text-properties officeooo:rsid="006dc76a" officeooo:paragraph-rsid="006dc76a"/>
    </style:style>
    <style:style style:name="P16" style:family="paragraph" style:parent-style-name="Document_20_Title">
      <style:text-properties fo:language="en" fo:country="US" style:language-complex="ar" style:country-complex="SA"/>
    </style:style>
    <style:style style:name="P17"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9" style:family="paragraph" style:parent-style-name="Body">
      <style:text-properties officeooo:paragraph-rsid="0021c380"/>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21c380"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3" style:family="paragraph" style:parent-style-name="Body">
      <style:text-properties officeooo:rsid="000dec1f" officeooo:paragraph-rsid="0029d236"/>
    </style:style>
    <style:style style:name="P24" style:family="paragraph" style:parent-style-name="Body">
      <style:text-properties officeooo:rsid="002fda12" officeooo:paragraph-rsid="002fda12"/>
    </style:style>
    <style:style style:name="P25" style:family="paragraph" style:parent-style-name="Body">
      <style:text-properties officeooo:paragraph-rsid="003405d8"/>
    </style:style>
    <style:style style:name="P26" style:family="paragraph" style:parent-style-name="Body">
      <style:text-properties officeooo:rsid="003405d8" officeooo:paragraph-rsid="003405d8"/>
    </style:style>
    <style:style style:name="P27" style:family="paragraph" style:parent-style-name="Body">
      <style:text-properties officeooo:rsid="00369f5e" officeooo:paragraph-rsid="00459cd1"/>
    </style:style>
    <style:style style:name="P28" style:family="paragraph" style:parent-style-name="Body">
      <style:text-properties officeooo:rsid="0039dc77" officeooo:paragraph-rsid="0039dc77"/>
    </style:style>
    <style:style style:name="P29" style:family="paragraph" style:parent-style-name="Body">
      <style:text-properties officeooo:paragraph-rsid="0039dc77"/>
    </style:style>
    <style:style style:name="P30" style:family="paragraph" style:parent-style-name="Body">
      <style:text-properties officeooo:rsid="003a172c" officeooo:paragraph-rsid="003a172c"/>
    </style:style>
    <style:style style:name="P31" style:family="paragraph" style:parent-style-name="Body">
      <style:text-properties officeooo:rsid="003a172c" officeooo:paragraph-rsid="003c75dc"/>
    </style:style>
    <style:style style:name="P32" style:family="paragraph" style:parent-style-name="Body">
      <style:text-properties officeooo:rsid="003b6d53" officeooo:paragraph-rsid="003b6d53"/>
    </style:style>
    <style:style style:name="P33" style:family="paragraph" style:parent-style-name="Body">
      <style:text-properties officeooo:paragraph-rsid="003c75dc"/>
    </style:style>
    <style:style style:name="P34" style:family="paragraph" style:parent-style-name="Body">
      <style:text-properties officeooo:rsid="003c75dc" officeooo:paragraph-rsid="003c75dc"/>
    </style:style>
    <style:style style:name="P35" style:family="paragraph" style:parent-style-name="Body">
      <style:text-properties officeooo:rsid="003d5175" officeooo:paragraph-rsid="003d5175"/>
    </style:style>
    <style:style style:name="P36" style:family="paragraph" style:parent-style-name="Body">
      <style:text-properties officeooo:rsid="003d5175" officeooo:paragraph-rsid="00422eba"/>
    </style:style>
    <style:style style:name="P37" style:family="paragraph" style:parent-style-name="Body">
      <style:text-properties officeooo:rsid="003d5175" officeooo:paragraph-rsid="0048fc09"/>
    </style:style>
    <style:style style:name="P38" style:family="paragraph" style:parent-style-name="Body">
      <style:text-properties officeooo:rsid="003d5175" officeooo:paragraph-rsid="00552386"/>
    </style:style>
    <style:style style:name="P39" style:family="paragraph" style:parent-style-name="Body">
      <style:text-properties officeooo:paragraph-rsid="0042bfed"/>
    </style:style>
    <style:style style:name="P40" style:family="paragraph" style:parent-style-name="Body">
      <style:text-properties officeooo:rsid="0042bfed" officeooo:paragraph-rsid="00444add"/>
    </style:style>
    <style:style style:name="P41"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42" style:family="paragraph" style:parent-style-name="Body">
      <style:text-properties officeooo:paragraph-rsid="00459cd1"/>
    </style:style>
    <style:style style:name="P43" style:family="paragraph" style:parent-style-name="Body">
      <style:text-properties officeooo:rsid="00459cd1" officeooo:paragraph-rsid="00459cd1"/>
    </style:style>
    <style:style style:name="P44" style:family="paragraph" style:parent-style-name="Body">
      <style:text-properties officeooo:rsid="0045c74b" officeooo:paragraph-rsid="0045f270"/>
    </style:style>
    <style:style style:name="P45" style:family="paragraph" style:parent-style-name="Body">
      <style:text-properties officeooo:paragraph-rsid="0045c74b"/>
    </style:style>
    <style:style style:name="P46" style:family="paragraph" style:parent-style-name="Body">
      <style:text-properties officeooo:rsid="0045fc1e" officeooo:paragraph-rsid="00471be5"/>
    </style:style>
    <style:style style:name="P47" style:family="paragraph" style:parent-style-name="Body">
      <style:text-properties officeooo:rsid="00471be5" officeooo:paragraph-rsid="00471be5"/>
    </style:style>
    <style:style style:name="P48" style:family="paragraph" style:parent-style-name="Body">
      <style:text-properties officeooo:paragraph-rsid="00480bcc"/>
    </style:style>
    <style:style style:name="P49" style:family="paragraph" style:parent-style-name="Body">
      <style:text-properties officeooo:rsid="0048fc09" officeooo:paragraph-rsid="0048fc09"/>
    </style:style>
    <style:style style:name="P50" style:family="paragraph" style:parent-style-name="Body">
      <style:text-properties officeooo:rsid="0048fc09" officeooo:paragraph-rsid="00493df2"/>
    </style:style>
    <style:style style:name="P51" style:family="paragraph" style:parent-style-name="Body">
      <style:text-properties officeooo:rsid="00493df2" officeooo:paragraph-rsid="00493df2"/>
    </style:style>
    <style:style style:name="P52" style:family="paragraph" style:parent-style-name="Body">
      <style:text-properties officeooo:rsid="004a58b4" officeooo:paragraph-rsid="004a58b4"/>
    </style:style>
    <style:style style:name="P53" style:family="paragraph" style:parent-style-name="Body">
      <style:text-properties officeooo:rsid="00503561" officeooo:paragraph-rsid="00503561"/>
    </style:style>
    <style:style style:name="P54" style:family="paragraph" style:parent-style-name="Body">
      <style:text-properties officeooo:rsid="0050f323" officeooo:paragraph-rsid="0050f323"/>
    </style:style>
    <style:style style:name="P55" style:family="paragraph" style:parent-style-name="Body">
      <style:text-properties style:font-name="Arial" officeooo:rsid="00358504" officeooo:paragraph-rsid="00358504"/>
    </style:style>
    <style:style style:name="P56" style:family="paragraph" style:parent-style-name="Body">
      <style:text-properties style:font-name="Arial" officeooo:rsid="00388446" officeooo:paragraph-rsid="0045c74b"/>
    </style:style>
    <style:style style:name="P57" style:family="paragraph" style:parent-style-name="Body">
      <style:text-properties style:font-name="Arial" officeooo:rsid="0050f323" officeooo:paragraph-rsid="00503561"/>
    </style:style>
    <style:style style:name="P58" style:family="paragraph" style:parent-style-name="Body">
      <style:text-properties style:font-name="Arial" fo:language="en" fo:country="US" officeooo:rsid="0050f323" officeooo:paragraph-rsid="0050f323" style:language-complex="ar" style:country-complex="SA"/>
    </style:style>
    <style:style style:name="P59" style:family="paragraph" style:parent-style-name="Body">
      <style:text-properties officeooo:rsid="00480bcc" officeooo:paragraph-rsid="0048fc09"/>
    </style:style>
    <style:style style:name="P60" style:family="paragraph" style:parent-style-name="Body">
      <style:text-properties officeooo:rsid="0055ec85" officeooo:paragraph-rsid="0055ec85"/>
    </style:style>
    <style:style style:name="P61" style:family="paragraph" style:parent-style-name="Body">
      <style:text-properties officeooo:rsid="0055ec85" officeooo:paragraph-rsid="0056f61a"/>
    </style:style>
    <style:style style:name="P62" style:family="paragraph" style:parent-style-name="Body">
      <style:text-properties fo:color="#c9211e" officeooo:rsid="005f68a2" officeooo:paragraph-rsid="005f68a2"/>
    </style:style>
    <style:style style:name="P63" style:family="paragraph" style:parent-style-name="Body">
      <style:text-properties officeooo:paragraph-rsid="002fda12"/>
    </style:style>
    <style:style style:name="P64" style:family="paragraph" style:parent-style-name="Body">
      <style:text-properties officeooo:rsid="00358504" officeooo:paragraph-rsid="00358504"/>
    </style:style>
    <style:style style:name="P65" style:family="paragraph" style:parent-style-name="Body">
      <style:text-properties officeooo:paragraph-rsid="006b8d88"/>
    </style:style>
    <style:style style:name="P6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7" style:family="paragraph" style:parent-style-name="Standard">
      <style:text-properties style:font-name="Arial" fo:language="en" fo:country="US" officeooo:paragraph-rsid="0021c380" style:language-complex="ar" style:country-complex="SA"/>
    </style:style>
    <style:style style:name="P68" style:family="paragraph" style:parent-style-name="Standard">
      <style:text-properties style:font-name="Arial" fo:language="en" fo:country="US" officeooo:rsid="001febee" officeooo:paragraph-rsid="0021c380" style:language-complex="ar" style:country-complex="SA"/>
    </style:style>
    <style:style style:name="P69" style:family="paragraph" style:parent-style-name="Standard">
      <style:text-properties style:font-name="Arial" officeooo:rsid="003b6d53" officeooo:paragraph-rsid="003d5175"/>
    </style:style>
    <style:style style:name="P70" style:family="paragraph" style:parent-style-name="Standard">
      <style:text-properties style:font-name="Arial" officeooo:rsid="003c75dc" officeooo:paragraph-rsid="003d5175"/>
    </style:style>
    <style:style style:name="P71" style:family="paragraph" style:parent-style-name="Standard">
      <style:text-properties officeooo:rsid="00358504" officeooo:paragraph-rsid="00358504"/>
    </style:style>
    <style:style style:name="P72" style:family="paragraph" style:parent-style-name="Standard">
      <style:text-properties officeooo:rsid="003a172c" officeooo:paragraph-rsid="003a172c"/>
    </style:style>
    <style:style style:name="P73" style:family="paragraph" style:parent-style-name="Standard">
      <style:text-properties officeooo:rsid="003c75dc" officeooo:paragraph-rsid="003d5175"/>
    </style:style>
    <style:style style:name="P74" style:family="paragraph" style:parent-style-name="Standard">
      <style:text-properties officeooo:paragraph-rsid="0045c74b"/>
    </style:style>
    <style:style style:name="P75" style:family="paragraph" style:parent-style-name="Standard">
      <style:text-properties officeooo:rsid="00471be5" officeooo:paragraph-rsid="00471be5"/>
    </style:style>
    <style:style style:name="P76" style:family="paragraph" style:parent-style-name="Standard">
      <style:text-properties officeooo:paragraph-rsid="00480bcc"/>
    </style:style>
    <style:style style:name="P77" style:family="paragraph" style:parent-style-name="Standard">
      <style:text-properties officeooo:rsid="00493df2" officeooo:paragraph-rsid="00493df2"/>
    </style:style>
    <style:style style:name="P78" style:family="paragraph" style:parent-style-name="Standard">
      <style:text-properties officeooo:rsid="00503561" officeooo:paragraph-rsid="00503561"/>
    </style:style>
    <style:style style:name="P79" style:family="paragraph" style:parent-style-name="Standard">
      <style:text-properties fo:color="#000000" style:font-name="Menlo" fo:font-size="12pt" officeooo:rsid="003d5175" officeooo:paragraph-rsid="003d5175" style:font-size-asian="12pt"/>
    </style:style>
    <style:style style:name="P80" style:family="paragraph" style:parent-style-name="Standard">
      <style:text-properties fo:color="#000000" style:font-name="Menlo" fo:font-size="12pt" officeooo:rsid="003d5175" officeooo:paragraph-rsid="00422eba" style:font-size-asian="12pt"/>
    </style:style>
    <style:style style:name="P81" style:family="paragraph" style:parent-style-name="Standard">
      <style:text-properties fo:color="#000000" style:font-name="Menlo" fo:font-size="12pt" officeooo:rsid="00503561" officeooo:paragraph-rsid="00503561" style:font-size-asian="12pt"/>
    </style:style>
    <style:style style:name="P82" style:family="paragraph" style:parent-style-name="Standard">
      <style:text-properties fo:color="#000000" style:font-name="Arial" fo:font-size="10pt" fo:language="en" fo:country="US" fo:font-weight="normal" officeooo:rsid="00459cd1" officeooo:paragraph-rsid="00459cd1" style:font-name-asian="Times New Roman" style:font-size-asian="8.75pt" style:font-weight-asian="normal" style:font-name-complex="Times New Roman" style:font-size-complex="10pt" style:language-complex="ar" style:country-complex="SA" style:font-weight-complex="normal"/>
    </style:style>
    <style:style style:name="P83" style:family="paragraph" style:parent-style-name="Standard">
      <style:text-properties fo:color="#3f5fbf" style:font-name="Menlo" fo:font-size="12pt" officeooo:rsid="003c75dc" officeooo:paragraph-rsid="003c75dc" style:font-size-asian="12pt"/>
    </style:style>
    <style:style style:name="P84" style:family="paragraph" style:parent-style-name="Standard">
      <style:text-properties fo:color="#3f5fbf" style:font-name="Menlo" fo:font-size="12pt" officeooo:rsid="00422eba" officeooo:paragraph-rsid="00422eba" style:font-size-asian="12pt"/>
    </style:style>
    <style:style style:name="P85" style:family="paragraph" style:parent-style-name="Standard">
      <style:text-properties fo:color="#3f5fbf" style:font-name="Menlo" fo:font-size="12pt" officeooo:rsid="00493df2" officeooo:paragraph-rsid="00493df2" style:font-size-asian="12pt"/>
    </style:style>
    <style:style style:name="P86" style:family="paragraph" style:parent-style-name="Standard">
      <style:text-properties fo:color="#3f5fbf" style:font-name="Menlo" fo:font-size="12pt" fo:language="en" fo:country="US" officeooo:rsid="00503561" officeooo:paragraph-rsid="00503561" style:font-size-asian="12pt" style:language-complex="ar" style:country-complex="SA"/>
    </style:style>
    <style:style style:name="P87" style:family="paragraph" style:parent-style-name="Standard">
      <style:text-properties fo:color="#ff0000" fo:language="en" fo:country="US" fo:font-style="italic" fo:font-weight="bold" style:font-style-asian="italic" style:font-weight-asian="bold" style:language-complex="ar" style:country-complex="SA"/>
    </style:style>
    <style:style style:name="P88" style:family="paragraph" style:parent-style-name="Standard">
      <style:text-properties fo:color="#c9211e" style:font-name="Arial" fo:font-size="10pt" fo:language="en" fo:country="US" fo:font-weight="normal" officeooo:rsid="0058737d" officeooo:paragraph-rsid="0058737d" style:font-name-asian="Times New Roman" style:font-size-asian="8.75pt" style:font-weight-asian="normal" style:font-name-complex="Times New Roman" style:font-size-complex="10pt" style:language-complex="ar" style:country-complex="SA" style:font-weight-complex="normal"/>
    </style:style>
    <style:style style:name="P89" style:family="paragraph" style:parent-style-name="Standard">
      <style:text-properties officeooo:paragraph-rsid="00358504"/>
    </style:style>
    <style:style style:name="P90"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91" style:family="paragraph" style:parent-style-name="Standard">
      <style:paragraph-properties fo:margin-left="0in" fo:margin-right="0in" fo:text-align="start" style:justify-single-word="false" fo:text-indent="0in" style:auto-text-indent="false"/>
    </style:style>
    <style:style style:name="P92" style:family="paragraph" style:parent-style-name="Standard">
      <style:paragraph-properties fo:margin-left="0in" fo:margin-right="0in" fo:text-align="start" style:justify-single-word="false" fo:text-indent="0in" style:auto-text-indent="false"/>
      <style:text-properties officeooo:paragraph-rsid="0064581e"/>
    </style:style>
    <style:style style:name="P93" style:family="paragraph" style:parent-style-name="Standard">
      <style:paragraph-properties fo:margin-left="0in" fo:margin-right="0in" fo:text-align="start" style:justify-single-word="false" fo:text-indent="0in" style:auto-text-indent="false"/>
      <style:text-properties fo:color="#000000" style:font-name="Menlo" fo:font-size="12pt" style:font-size-asian="12pt"/>
    </style:style>
    <style:style style:name="P94" style:family="paragraph" style:parent-style-name="Standard">
      <style:paragraph-properties fo:margin-left="0in" fo:margin-right="0in" fo:text-align="start" style:justify-single-word="false" fo:text-indent="0in" style:auto-text-indent="false"/>
      <style:text-properties fo:color="#3f5fbf" style:font-name="Menlo" fo:font-size="12pt" style:font-size-asian="12pt"/>
    </style:style>
    <style:style style:name="P9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6" style:family="paragraph" style:parent-style-name="Standard">
      <style:text-properties officeooo:rsid="006dc76a" officeooo:paragraph-rsid="006dc76a"/>
    </style:style>
    <style:style style:name="P97" style:family="paragraph" style:parent-style-name="Standard" style:list-style-name="L3"/>
    <style:style style:name="P98" style:family="paragraph" style:parent-style-name="Standard">
      <style:paragraph-properties fo:line-height="0.1846in"/>
      <style:text-properties style:font-name="Arial1"/>
    </style:style>
    <style:style style:name="P99" style:family="paragraph" style:parent-style-name="Standard">
      <style:text-properties fo:color="#c9211e" style:font-name="Arial" officeooo:rsid="005a39c2" officeooo:paragraph-rsid="003c75dc"/>
    </style:style>
    <style:style style:name="P100" style:family="paragraph" style:parent-style-name="Standard">
      <style:paragraph-properties fo:keep-together="always"/>
    </style:style>
    <style:style style:name="P101" style:family="paragraph" style:parent-style-name="Standard">
      <style:text-properties officeooo:rsid="006e319a" officeooo:paragraph-rsid="006e319a"/>
    </style:style>
    <style:style style:name="P102" style:family="paragraph" style:parent-style-name="Standard">
      <style:paragraph-properties fo:margin-top="0in" fo:margin-bottom="0.1945in" loext:contextual-spacing="false"/>
    </style:style>
    <style:style style:name="P103" style:family="paragraph" style:parent-style-name="Standard">
      <style:paragraph-properties fo:margin-top="0in" fo:margin-bottom="0.1945in" loext:contextual-spacing="false" fo:keep-together="always"/>
    </style:style>
    <style:style style:name="P104" style:family="paragraph" style:parent-style-name="Standard">
      <style:paragraph-properties fo:margin-top="0.0374in" fo:margin-bottom="0.0374in" loext:contextual-spacing="false" fo:text-align="start" style:justify-single-word="false" fo:orphans="2" fo:widows="2"/>
    </style:style>
    <style:style style:name="P105"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06" style:family="paragraph" style:parent-style-name="Standard">
      <style:paragraph-properties fo:margin-top="0.0374in" fo:margin-bottom="0.0374in" loext:contextual-spacing="false" fo:text-align="center" style:justify-single-word="false" fo:orphans="2" fo:widows="2"/>
    </style:style>
    <style:style style:name="P107"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08" style:family="paragraph" style:parent-style-name="Standard">
      <style:paragraph-properties fo:margin-top="0.0374in" fo:margin-bottom="0.0374in" loext:contextual-spacing="false">
        <style:tab-stops/>
      </style:paragraph-properties>
    </style:style>
    <style:style style:name="P109" style:family="paragraph" style:parent-style-name="Standard">
      <style:paragraph-properties fo:margin-top="0.1945in" fo:margin-bottom="0in" loext:contextual-spacing="false"/>
    </style:style>
    <style:style style:name="P110"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11" style:family="paragraph" style:parent-style-name="Standard">
      <style:paragraph-properties fo:margin-top="0.1945in" fo:margin-bottom="0in" loext:contextual-spacing="false" fo:keep-together="always" fo:keep-with-next="always"/>
    </style:style>
    <style:style style:name="P112" style:family="paragraph" style:parent-style-name="Standard">
      <style:paragraph-properties fo:margin-top="0.1945in" fo:margin-bottom="0.1945in" loext:contextual-spacing="false"/>
    </style:style>
    <style:style style:name="P113" style:family="paragraph" style:parent-style-name="Standard">
      <style:paragraph-properties fo:margin-top="0in" fo:margin-bottom="0.1665in" loext:contextual-spacing="false"/>
    </style:style>
    <style:style style:name="P114" style:family="paragraph" style:parent-style-name="Standard">
      <style:paragraph-properties fo:keep-with-next="always"/>
    </style:style>
    <style:style style:name="P115" style:family="paragraph" style:parent-style-name="Standard">
      <style:paragraph-properties fo:keep-together="always" fo:keep-with-next="always"/>
    </style:style>
    <style:style style:name="P116" style:family="paragraph" style:parent-style-name="Standard">
      <style:paragraph-properties fo:margin-left="0in" fo:margin-right="0in" fo:text-align="start" style:justify-single-word="false" fo:text-indent="0in" style:auto-text-indent="false"/>
      <style:text-properties fo:color="#c9211e" style:font-name="Menlo" fo:font-size="12pt" fo:language="en" fo:country="US" officeooo:rsid="005a39c2" fo:background-color="#e8f2fe" style:font-name-asian="Times New Roman" style:font-size-asian="12pt" style:font-name-complex="Times New Roman" style:font-size-complex="10pt" style:language-complex="ar" style:country-complex="SA"/>
    </style:style>
    <style:style style:name="P117" style:family="paragraph" style:parent-style-name="Standard">
      <style:paragraph-properties fo:margin-left="0.5in" fo:margin-right="0in" fo:margin-top="0in" fo:margin-bottom="0.1945in" loext:contextual-spacing="false" fo:text-indent="0in" style:auto-text-indent="false"/>
    </style:style>
    <style:style style:name="P118" style:family="paragraph" style:parent-style-name="Standard">
      <style:paragraph-properties fo:margin-left="0.5in" fo:margin-right="0in" fo:text-indent="0in" style:auto-text-indent="false"/>
    </style:style>
    <style:style style:name="P119" style:family="paragraph" style:parent-style-name="Standard">
      <style:paragraph-properties fo:margin-left="0.5in" fo:margin-right="0in" fo:text-indent="0in" style:auto-text-indent="false" fo:keep-with-next="always"/>
    </style:style>
    <style:style style:name="P120" style:family="paragraph" style:parent-style-name="Standard">
      <style:paragraph-properties fo:margin-left="0.5in" fo:margin-right="0in" fo:margin-top="0in" fo:margin-bottom="0.1665in" loext:contextual-spacing="false" fo:text-indent="0in" style:auto-text-indent="false"/>
    </style:style>
    <style:style style:name="P121" style:family="paragraph" style:parent-style-name="Standard">
      <style:paragraph-properties fo:margin-top="0.1736in" fo:margin-bottom="0.1945in" loext:contextual-spacing="false" fo:keep-together="always"/>
    </style:style>
    <style:style style:name="P122"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3"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24" style:family="paragraph" style:parent-style-name="Standard">
      <style:paragraph-properties fo:margin-top="0.0319in" fo:margin-bottom="0.0319in" loext:contextual-spacing="false" fo:text-align="center" style:justify-single-word="false" fo:orphans="2" fo:widows="2"/>
    </style:style>
    <style:style style:name="P125"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26" style:family="paragraph" style:parent-style-name="Standard">
      <style:paragraph-properties fo:margin-top="0.0319in" fo:margin-bottom="0.0319in" loext:contextual-spacing="false" fo:text-align="end" style:justify-single-word="false" fo:orphans="2" fo:widows="2"/>
    </style:style>
    <style:style style:name="P127"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28" style:family="paragraph" style:parent-style-name="Standard">
      <style:paragraph-properties fo:margin-top="0.0319in" fo:margin-bottom="0in" loext:contextual-spacing="false" fo:text-align="start" style:justify-single-word="false" fo:orphans="2" fo:widows="2"/>
    </style:style>
    <style:style style:name="P129" style:family="paragraph" style:parent-style-name="Standard">
      <style:paragraph-properties fo:margin-top="0.0319in" fo:margin-bottom="0in" loext:contextual-spacing="false" fo:text-align="start" style:justify-single-word="false" fo:orphans="2" fo:widows="2">
        <style:tab-stops/>
      </style:paragraph-properties>
    </style:style>
    <style:style style:name="P130"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3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32" style:family="paragraph" style:parent-style-name="Standard">
      <style:paragraph-properties fo:margin-left="1in" fo:margin-right="0in" fo:text-indent="0in" style:auto-text-indent="false"/>
    </style:style>
    <style:style style:name="P13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34" style:family="paragraph" style:parent-style-name="Standard">
      <style:paragraph-properties fo:margin-top="0.1736in" fo:margin-bottom="0in" loext:contextual-spacing="false" fo:keep-together="always" fo:keep-with-next="always"/>
    </style:style>
    <style:style style:name="P135"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36"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P137" style:family="paragraph" style:parent-style-name="Heading_20_1">
      <style:text-properties fo:language="en" fo:country="US" style:language-complex="ar" style:country-complex="SA"/>
    </style:style>
    <style:style style:name="P138" style:family="paragraph" style:parent-style-name="Heading_20_1">
      <style:paragraph-properties fo:break-before="page"/>
      <style:text-properties fo:language="en" fo:country="US" style:language-complex="ar" style:country-complex="SA"/>
    </style:style>
    <style:style style:name="P139" style:family="paragraph" style:parent-style-name="Heading_20_2">
      <style:text-properties fo:color="#000000" style:font-name="Arial" fo:font-size="14pt" fo:language="en" fo:country="US" fo:font-weight="bold" officeooo:rsid="0065d1fe" style:font-name-asian="Times New Roman" style:font-size-asian="14pt" style:font-weight-asian="bold" style:font-name-complex="Times New Roman" style:font-size-complex="10pt" style:language-complex="ar" style:country-complex="SA"/>
    </style:style>
    <style:style style:name="P140" style:family="paragraph" style:parent-style-name="Heading_20_2">
      <style:text-properties fo:color="#000000" style:font-name="Arial"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141" style:family="paragraph" style:parent-style-name="Heading_20_2">
      <style:text-properties fo:color="#000000" style:font-name="Arial"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142" style:family="paragraph" style:parent-style-name="Heading_20_2">
      <style:text-properties fo:language="en" fo:country="US" style:language-complex="ar" style:country-complex="SA"/>
    </style:style>
    <style:style style:name="P143" style:family="paragraph" style:parent-style-name="Heading_20_2">
      <style:text-properties fo:language="en" fo:country="US" officeooo:rsid="0021c380" officeooo:paragraph-rsid="0021c380" style:language-complex="ar" style:country-complex="SA"/>
    </style:style>
    <style:style style:name="P144" style:family="paragraph" style:parent-style-name="Heading_20_2">
      <style:text-properties fo:language="en" fo:country="US" officeooo:rsid="001febee" officeooo:paragraph-rsid="0021c380" style:language-complex="ar" style:country-complex="SA"/>
    </style:style>
    <style:style style:name="P145" style:family="paragraph" style:parent-style-name="Heading_20_2">
      <style:text-properties fo:language="en" fo:country="US" officeooo:paragraph-rsid="001febee" style:language-complex="ar" style:country-complex="SA"/>
    </style:style>
    <style:style style:name="P146" style:family="paragraph" style:parent-style-name="Heading_20_2">
      <style:text-properties fo:language="en" fo:country="US" officeooo:rsid="00503561" officeooo:paragraph-rsid="00503561" style:language-complex="ar" style:country-complex="SA"/>
    </style:style>
    <style:style style:name="P147" style:family="paragraph" style:parent-style-name="Heading_20_2">
      <style:text-properties officeooo:paragraph-rsid="0029d236"/>
    </style:style>
    <style:style style:name="P148" style:family="paragraph" style:parent-style-name="Heading_20_2">
      <style:text-properties officeooo:paragraph-rsid="002ac295"/>
    </style:style>
    <style:style style:name="P149" style:family="paragraph" style:parent-style-name="Heading_20_2">
      <style:text-properties officeooo:rsid="00444add" officeooo:paragraph-rsid="00444add"/>
    </style:style>
    <style:style style:name="P150" style:family="paragraph" style:parent-style-name="Heading_20_2">
      <style:text-properties officeooo:rsid="0038b0b0" officeooo:paragraph-rsid="0038b0b0"/>
    </style:style>
    <style:style style:name="P151" style:family="paragraph" style:parent-style-name="Heading_20_2">
      <style:text-properties officeooo:rsid="003b6d53" officeooo:paragraph-rsid="003b6d53"/>
    </style:style>
    <style:style style:name="P152" style:family="paragraph" style:parent-style-name="Heading_20_2">
      <style:text-properties officeooo:rsid="003c75dc" officeooo:paragraph-rsid="003c75dc"/>
    </style:style>
    <style:style style:name="P153" style:family="paragraph" style:parent-style-name="Heading_20_2">
      <style:text-properties officeooo:rsid="004a58b4" officeooo:paragraph-rsid="004a58b4"/>
    </style:style>
    <style:style style:name="P154" style:family="paragraph" style:parent-style-name="Heading_20_3">
      <style:text-properties officeooo:rsid="0045c74b" officeooo:paragraph-rsid="0045c74b"/>
    </style:style>
    <style:style style:name="P155" style:family="paragraph" style:parent-style-name="Heading_20_3">
      <style:text-properties officeooo:rsid="003c75dc" officeooo:paragraph-rsid="003c75dc"/>
    </style:style>
    <style:style style:name="P156" style:family="paragraph" style:parent-style-name="Heading_20_3">
      <style:text-properties officeooo:rsid="003d5175" officeooo:paragraph-rsid="003d5175"/>
    </style:style>
    <style:style style:name="P157" style:family="paragraph" style:parent-style-name="Heading_20_3">
      <style:text-properties officeooo:rsid="00407458" officeooo:paragraph-rsid="00407458"/>
    </style:style>
    <style:style style:name="P158" style:family="paragraph" style:parent-style-name="Heading_20_4">
      <style:text-properties officeooo:rsid="00471be5" officeooo:paragraph-rsid="00471be5"/>
    </style:style>
    <style:style style:name="P159" style:family="paragraph" style:parent-style-name="Heading_20_4">
      <style:text-properties fo:color="#000000" style:font-name="Arial"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160" style:family="paragraph" style:parent-style-name="Body" style:list-style-name="L2">
      <style:text-properties officeooo:paragraph-rsid="002ac295"/>
    </style:style>
    <style:style style:name="P161" style:family="paragraph" style:parent-style-name="Body" style:list-style-name="L3">
      <style:text-properties officeooo:rsid="0013ac1b" officeooo:paragraph-rsid="002ac295"/>
    </style:style>
    <style:style style:name="P162" style:family="paragraph" style:parent-style-name="Body" style:list-style-name="L3">
      <style:text-properties officeooo:rsid="001e8ed8" officeooo:paragraph-rsid="002ac295"/>
    </style:style>
    <style:style style:name="P163" style:family="paragraph" style:parent-style-name="Body" style:list-style-name="L4">
      <style:text-properties officeooo:paragraph-rsid="0045fc1e"/>
    </style:style>
    <style:style style:name="P164" style:family="paragraph" style:parent-style-name="Body" style:list-style-name="L5">
      <style:text-properties officeooo:rsid="0045fc1e" officeooo:paragraph-rsid="0045fc1e"/>
    </style:style>
    <style:style style:name="P165" style:family="paragraph" style:parent-style-name="Body">
      <style:text-properties officeooo:paragraph-rsid="00358504"/>
    </style:style>
    <style:style style:name="P166" style:family="paragraph" style:parent-style-name="Body">
      <style:text-properties officeooo:paragraph-rsid="0048fc09"/>
    </style:style>
    <style:style style:name="P167" style:family="paragraph" style:parent-style-name="Body">
      <style:text-properties officeooo:rsid="003d5175" officeooo:paragraph-rsid="00552386"/>
    </style:style>
    <style:style style:name="P168" style:family="paragraph" style:parent-style-name="Body" style:list-style-name="L2">
      <style:paragraph-properties style:writing-mode="lr-tb"/>
      <style:text-properties officeooo:paragraph-rsid="002ac295"/>
    </style:style>
    <style:style style:name="P169" style:family="paragraph" style:parent-style-name="Body" style:list-style-name="L2">
      <style:paragraph-properties style:writing-mode="lr-tb"/>
      <style:text-properties officeooo:rsid="0013ac1b" officeooo:paragraph-rsid="002ac295"/>
    </style:style>
    <style:style style:name="P17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1" style:family="paragraph" style:parent-style-name="CellBody" style:list-style-name="L1">
      <style:text-properties officeooo:paragraph-rsid="006dc76a"/>
    </style:style>
    <style:style style:name="P172" style:family="paragraph" style:parent-style-name="CellBody" style:list-style-name="L1">
      <style:text-properties officeooo:rsid="006dc76a" officeooo:paragraph-rsid="006dc76a"/>
    </style:style>
    <style:style style:name="P173" style:family="paragraph" style:parent-style-name="CellBody">
      <style:paragraph-properties style:snap-to-layout-grid="false"/>
      <style:text-properties fo:language="en" fo:country="US" officeooo:rsid="006e319a" officeooo:paragraph-rsid="006e319a" style:language-complex="ar" style:country-complex="SA"/>
    </style:style>
    <style:style style:name="P174" style:family="paragraph" style:parent-style-name="CellBody">
      <style:text-properties officeooo:rsid="006e319a" officeooo:paragraph-rsid="006e319a"/>
    </style:style>
    <style:style style:name="P175" style:family="paragraph" style:parent-style-name="Definition_20_Term">
      <style:text-properties fo:language="en" fo:country="US" style:language-complex="ar" style:country-complex="SA"/>
    </style:style>
    <style:style style:name="P176" style:family="paragraph" style:parent-style-name="Overview_20_Heading" style:master-page-name="Standard">
      <loext:graphic-properties draw:fill="solid" draw:fill-color="#009999"/>
      <style:paragraph-properties style:page-number="auto" fo:background-color="#009999" fo:padding="0in" fo:border="none"/>
    </style:style>
    <style:style style:name="P177"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178" style:family="paragraph" style:parent-style-name="Package_20_Heading" style:master-page-name="Converted8">
      <loext:graphic-properties draw:fill="solid" draw:fill-color="#d3eafd"/>
      <style:paragraph-properties fo:margin-left="1in" fo:margin-right="0in" fo:text-indent="0in" style:auto-text-indent="false" style:page-number="auto" fo:break-before="page" fo:background-color="#d3eafd" fo:padding="0in" fo:border="none"/>
    </style:style>
    <style:style style:name="P179"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180" style:family="paragraph" style:parent-style-name="Class_20_Heading" style:master-page-name="Converted9">
      <loext:graphic-properties draw:fill="solid" draw:fill-color="#fff2cc"/>
      <style:paragraph-properties style:page-number="auto" fo:break-before="page" fo:background-color="#fff2cc" fo:padding="0in" fo:border="none"/>
    </style:style>
    <style:style style:name="P181"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182"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183"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184"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185" style:family="paragraph" style:parent-style-name="Class_20_Heading" style:master-page-name="Converted7">
      <loext:graphic-properties draw:fill="solid" draw:fill-color="#fff2cc"/>
      <style:paragraph-properties fo:margin-left="1in" fo:margin-right="0in" fo:text-indent="0in" style:auto-text-indent="false" style:page-number="auto" fo:break-before="page" fo:background-color="#fff2cc" fo:padding="0in" fo:border="none"/>
    </style:style>
    <style:style style:name="P186" style:family="paragraph" style:parent-style-name="Detail_20_Heading">
      <loext:graphic-properties draw:fill="solid" draw:fill-color="#ccccff"/>
      <style:paragraph-properties fo:background-color="#ccccff" fo:padding="0in" fo:border="none"/>
    </style:style>
    <style:style style:name="P187" style:family="paragraph" style:parent-style-name="Detail_20_Heading">
      <loext:graphic-properties draw:fill="solid" draw:fill-color="#ccccff"/>
      <style:paragraph-properties fo:margin-top="0.0807in" fo:margin-bottom="0.0193in" loext:contextual-spacing="false" fo:background-color="#ccccff" fo:padding="0in" fo:border="none"/>
    </style:style>
    <style:style style:name="P188" style:family="paragraph" style:parent-style-name="Item_20_Heading">
      <loext:graphic-properties draw:fill="solid" draw:fill-color="#ccccff"/>
      <style:paragraph-properties fo:margin-top="0.1693in" fo:margin-bottom="0.161in" loext:contextual-spacing="false" fo:background-color="#ccccff" fo:padding="0in" fo:border="none"/>
    </style:style>
    <style:style style:name="P189" style:family="paragraph" style:parent-style-name="Item_20_Heading">
      <loext:graphic-properties draw:fill="solid" draw:fill-color="#ccccff"/>
      <style:paragraph-properties fo:margin-top="0.0807in" fo:margin-bottom="0.161in" loext:contextual-spacing="false" fo:background-color="#ccccff" fo:padding="0in" fo:border="none"/>
    </style:style>
    <style:style style:name="P190" style:family="paragraph" style:parent-style-name="Item_20_Heading">
      <style:paragraph-properties fo:margin-top="0.2516in" fo:margin-bottom="0.161in" loext:contextual-spacing="false" fo:line-height="0.0008in" fo:padding="0in" fo:border-left="none" fo:border-right="none" fo:border-top="1.5pt solid #808080" fo:border-bottom="none"/>
    </style:style>
    <style:style style:name="P191" style:family="paragraph" style:parent-style-name="Item_20_Heading">
      <style:paragraph-properties fo:margin-top="0.0571in" fo:margin-bottom="0.161in" loext:contextual-spacing="false" fo:line-height="0.0008in" fo:padding="0in" fo:border-left="none" fo:border-right="none" fo:border-top="1.5pt solid #808080" fo:border-bottom="none"/>
    </style:style>
    <style:style style:name="T1" style:family="text">
      <style:text-properties officeooo:rsid="001febee"/>
    </style:style>
    <style:style style:name="T2" style:family="text">
      <style:text-properties style:font-name="Arial1"/>
    </style:style>
    <style:style style:name="T3" style:family="text">
      <style:text-properties style:font-name="Arial1" fo:font-size="10pt"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fo:font-weight="bold" style:font-size-asian="9pt" style:font-weight-asian="bold"/>
    </style:style>
    <style:style style:name="T7" style:family="text">
      <style:text-properties style:font-name="Arial1" fo:font-size="9pt" style:font-size-asian="9pt"/>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fo:font-size="14pt" fo:font-weight="normal" style:font-size-asian="14pt" style:font-weight-asian="normal"/>
    </style:style>
    <style:style style:name="T12" style:family="text">
      <style:text-properties fo:font-size="14pt" fo:font-weight="normal" officeooo:rsid="006e319a" style:font-size-asian="14pt" style:font-weight-asian="normal"/>
    </style:style>
    <style:style style:name="T13" style:family="text">
      <style:text-properties fo:language="en" fo:country="US" style:language-complex="ar" style:country-complex="SA"/>
    </style:style>
    <style:style style:name="T14" style:family="text">
      <style:text-properties fo:language="en" fo:country="US" officeooo:rsid="001febee" style:language-complex="ar" style:country-complex="SA"/>
    </style:style>
    <style:style style:name="T15" style:family="text">
      <style:text-properties fo:language="en" fo:country="US" officeooo:rsid="002e71b9" style:language-complex="ar" style:country-complex="SA"/>
    </style:style>
    <style:style style:name="T16" style:family="text">
      <style:text-properties fo:language="en" fo:country="US" officeooo:rsid="002fda12" style:language-complex="ar" style:country-complex="SA"/>
    </style:style>
    <style:style style:name="T17" style:family="text">
      <style:text-properties style:font-name="Courier New"/>
    </style:style>
    <style:style style:name="T18" style:family="text">
      <style:text-properties officeooo:rsid="001a80db"/>
    </style:style>
    <style:style style:name="T19" style:family="text">
      <style:text-properties officeooo:rsid="002fe0f1"/>
    </style:style>
    <style:style style:name="T20" style:family="text">
      <style:text-properties fo:color="#000000" style:font-name="Arial" fo:font-size="10pt" fo:language="en" fo:country="US" officeooo:rsid="002e71b9"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2fda12"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3405d8"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38b0b0"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444add"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388446"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42bfed"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480bcc"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3b6d53"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55ec85"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5a9d4b"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3a172c"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60ba95"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62dfa9"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689696"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69f82b"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6b8d88"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5e7c38"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fo:color="#000000" style:font-name="Arial"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40" style:family="text">
      <style:text-properties fo:color="#000000" style:font-name="Arial"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41" style:family="text">
      <style:text-properties fo:color="#000000" style:font-name="Arial"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42" style:family="text">
      <style:text-properties fo:color="#000000" style:font-name="Arial"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43" style:family="text">
      <style:text-properties fo:color="#000000" style:font-name="Arial"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fo:language="en" fo:country="US" fo:font-weight="normal" officeooo:rsid="00534e6d" style:font-name-asian="Times New Roman" style:font-size-asian="8.75pt" style:font-weight-asian="normal" style:font-name-complex="Times New Roman" style:font-size-complex="10pt" style:language-complex="ar" style:country-complex="SA" style:font-weight-complex="normal"/>
    </style:style>
    <style:style style:name="T45" style:family="text">
      <style:text-properties fo:color="#000000" style:font-name="Arial" fo:font-size="10pt" fo:language="en" fo:country="US" fo:font-weight="normal" officeooo:rsid="0058737d" style:font-name-asian="Times New Roman" style:font-size-asian="8.75pt" style:font-weight-asian="normal" style:font-name-complex="Times New Roman" style:font-size-complex="10pt" style:language-complex="ar" style:country-complex="SA" style:font-weight-complex="normal"/>
    </style:style>
    <style:style style:name="T46" style:family="text">
      <style:text-properties fo:color="#000000" style:font-name="Arial" fo:language="en" fo:country="US" style:font-name-asian="Times New Roman" style:font-name-complex="Times New Roman" style:language-complex="ar" style:country-complex="SA"/>
    </style:style>
    <style:style style:name="T47" style:family="text">
      <style:text-properties fo:color="#000000" style:font-name="Arial" fo:language="en" fo:country="US" officeooo:rsid="0045c74b" style:font-name-asian="Times New Roman" style:font-name-complex="Times New Roman" style:language-complex="ar" style:country-complex="SA"/>
    </style:style>
    <style:style style:name="T48" style:family="text">
      <style:text-properties fo:color="#000000" style:font-name="Arial" fo:language="en" fo:country="US" style:font-name-asian="Times New Roman" style:font-size-asian="10pt" style:font-name-complex="Times New Roman" style:language-complex="ar" style:country-complex="SA"/>
    </style:style>
    <style:style style:name="T49" style:family="text">
      <style:text-properties fo:color="#000000" style:font-name="Arial" fo:language="en" fo:country="US" officeooo:rsid="00388446" style:font-name-asian="Times New Roman" style:font-size-asian="10pt" style:font-name-complex="Times New Roman" style:language-complex="ar" style:country-complex="SA"/>
    </style:style>
    <style:style style:name="T50" style:family="text">
      <style:text-properties fo:color="#000000" style:font-name="Arial" fo:language="en" fo:country="US" officeooo:rsid="0045c74b" style:font-name-asian="Times New Roman" style:font-size-asian="10pt" style:font-name-complex="Times New Roman" style:language-complex="ar" style:country-complex="SA"/>
    </style:style>
    <style:style style:name="T51" style:family="text">
      <style:text-properties fo:color="#000000" style:font-name="Arial" fo:language="en" fo:country="US" officeooo:rsid="0065d1fe" style:language-complex="ar" style:country-complex="SA"/>
    </style:style>
    <style:style style:name="T52" style:family="text">
      <style:text-properties fo:color="#000000" style:font-name="Arial" fo:language="en" fo:country="US" officeooo:rsid="0066e41f" style:language-complex="ar" style:country-complex="SA"/>
    </style:style>
    <style:style style:name="T53" style:family="text">
      <style:text-properties fo:color="#000000" style:font-name="Arial" fo:language="en" fo:country="US" officeooo:rsid="00689696" style:language-complex="ar" style:country-complex="SA"/>
    </style:style>
    <style:style style:name="T54" style:family="text">
      <style:text-properties fo:color="#000000" style:font-name="Arial" fo:language="en" fo:country="US" officeooo:rsid="0069aaaa" style:language-complex="ar" style:country-complex="SA"/>
    </style:style>
    <style:style style:name="T55" style:family="text">
      <style:text-properties fo:color="#000000" style:font-name="Arial" fo:language="en" fo:country="US" officeooo:rsid="0069f82b" style:language-complex="ar" style:country-complex="SA"/>
    </style:style>
    <style:style style:name="T56" style:family="text">
      <style:text-properties fo:color="#000000" style:font-name="Arial" fo:language="en" fo:country="US" officeooo:rsid="006b8d88" style:language-complex="ar" style:country-complex="SA"/>
    </style:style>
    <style:style style:name="T57" style:family="text">
      <style:text-properties fo:color="#000000" style:font-name="Menlo" fo:font-size="12pt" style:font-size-asian="12pt"/>
    </style:style>
    <style:style style:name="T58" style:family="text">
      <style:text-properties fo:color="#000000" style:font-name="Menlo" fo:font-size="12pt" officeooo:rsid="00619cbc" style:font-size-asian="12pt"/>
    </style:style>
    <style:style style:name="T59" style:family="text">
      <style:text-properties fo:color="#000000" style:font-name="Menlo" fo:font-size="12pt" officeooo:rsid="0061a288" style:font-size-asian="12pt"/>
    </style:style>
    <style:style style:name="T60" style:family="text">
      <style:text-properties fo:color="#000000" style:font-name="Menlo" fo:font-size="12pt" officeooo:rsid="00358504" style:font-size-asian="12pt"/>
    </style:style>
    <style:style style:name="T61" style:family="text">
      <style:text-properties fo:color="#000000" style:font-name="Menlo" fo:font-size="12pt" officeooo:rsid="0065d1fe" style:font-size-asian="12pt"/>
    </style:style>
    <style:style style:name="T62" style:family="text">
      <style:text-properties fo:color="#000000" style:font-name="Menlo" fo:font-size="12pt" style:text-underline-style="none" style:font-size-asian="12pt"/>
    </style:style>
    <style:style style:name="T63" style:family="text">
      <style:text-properties fo:color="#000000" style:font-name="Menlo" fo:font-size="12pt" fo:language="en" fo:country="US" officeooo:rsid="00358504" style:font-name-asian="Times New Roman" style:font-size-asian="12pt" style:font-name-complex="Times New Roman" style:font-size-complex="10pt" style:language-complex="ar" style:country-complex="SA"/>
    </style:style>
    <style:style style:name="T64" style:family="text">
      <style:text-properties fo:color="#000000" style:font-name="Menlo" fo:font-size="12pt" fo:language="en" fo:country="US" officeooo:rsid="0062dfa9" style:font-name-asian="Times New Roman" style:font-size-asian="12pt" style:font-name-complex="Times New Roman" style:font-size-complex="10pt" style:language-complex="ar" style:country-complex="SA"/>
    </style:style>
    <style:style style:name="T65" style:family="text">
      <style:text-properties fo:color="#000000" style:font-name="Menlo" fo:font-size="10pt" style:font-size-asian="10pt" style:font-size-complex="10pt"/>
    </style:style>
    <style:style style:name="T66" style:family="text">
      <style:text-properties fo:color="#000000" style:font-name="Menlo" fo:font-size="10pt" officeooo:rsid="0061f970" style:font-size-asian="10pt" style:font-size-complex="10pt"/>
    </style:style>
    <style:style style:name="T67" style:family="text">
      <style:text-properties fo:color="#000000" style:font-name="Menlo" fo:font-size="10pt" officeooo:rsid="003a172c" style:font-size-asian="10pt" style:font-size-complex="10pt"/>
    </style:style>
    <style:style style:name="T68" style:family="text">
      <style:text-properties fo:color="#000000" style:font-name="Menlo" fo:font-size="10pt" officeooo:rsid="0062dfa9" style:font-size-asian="10pt" style:font-size-complex="10pt"/>
    </style:style>
    <style:style style:name="T69" style:family="text">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T70" style:family="text">
      <style:text-properties fo:color="#000000" style:font-name="Courier New3" fo:font-size="10pt" fo:language="en" fo:country="US" officeooo:rsid="00388446" style:font-name-asian="Times New Roman" style:font-size-asian="10pt" style:font-name-complex="Times New Roman" style:font-size-complex="10pt" style:language-complex="ar" style:country-complex="SA"/>
    </style:style>
    <style:style style:name="T71" style:family="text">
      <style:text-properties fo:color="#000000" style:font-name="Courier New3" fo:font-size="10pt" fo:language="en" fo:country="US" officeooo:rsid="003a172c" style:font-name-asian="Times New Roman" style:font-size-asian="10pt" style:font-name-complex="Times New Roman" style:font-size-complex="10pt" style:language-complex="ar" style:country-complex="SA"/>
    </style:style>
    <style:style style:name="T72" style:family="text">
      <style:text-properties fo:color="#000000" style:font-name="Courier New3" fo:font-size="10pt" fo:language="en" fo:country="US" officeooo:rsid="003c75dc" style:font-name-asian="Times New Roman" style:font-size-asian="10pt" style:font-name-complex="Times New Roman" style:font-size-complex="10pt" style:language-complex="ar" style:country-complex="SA"/>
    </style:style>
    <style:style style:name="T73" style:family="text">
      <style:text-properties fo:color="#000000" style:font-name="Courier New3" fo:font-size="10pt" fo:language="en" fo:country="US" officeooo:rsid="00471be5" style:font-name-asian="Times New Roman" style:font-size-asian="10pt" style:font-name-complex="Times New Roman" style:font-size-complex="10pt" style:language-complex="ar" style:country-complex="SA"/>
    </style:style>
    <style:style style:name="T74" style:family="text">
      <style:text-properties fo:color="#000000" style:font-name="Courier New3" fo:font-size="10pt" fo:language="en" fo:country="US" officeooo:rsid="00480bcc" style:font-name-asian="Times New Roman" style:font-size-asian="10pt" style:font-name-complex="Times New Roman" style:font-size-complex="10pt" style:language-complex="ar" style:country-complex="SA"/>
    </style:style>
    <style:style style:name="T75" style:family="text">
      <style:text-properties fo:color="#000000" style:font-name="Courier New3" fo:font-size="10pt" fo:language="en" fo:country="US" officeooo:rsid="003b6d53" style:font-name-asian="Times New Roman" style:font-size-asian="10pt" style:font-name-complex="Times New Roman" style:font-size-complex="10pt" style:language-complex="ar" style:country-complex="SA"/>
    </style:style>
    <style:style style:name="T76" style:family="text">
      <style:text-properties fo:color="#000000" style:font-name="Courier New3" fo:font-size="10pt" fo:language="en" fo:country="US" officeooo:rsid="0039dc77" style:font-name-asian="Times New Roman" style:font-size-asian="10pt" style:font-name-complex="Times New Roman" style:font-size-complex="10pt" style:language-complex="ar" style:country-complex="SA"/>
    </style:style>
    <style:style style:name="T77" style:family="text">
      <style:text-properties fo:color="#000000" style:font-name="Courier New3" fo:font-size="10pt" fo:language="en" fo:country="US" officeooo:rsid="0060ba95" style:font-name-asian="Times New Roman" style:font-size-asian="10pt" style:font-name-complex="Times New Roman" style:font-size-complex="10pt" style:language-complex="ar" style:country-complex="SA"/>
    </style:style>
    <style:style style:name="T78" style:family="text">
      <style:text-properties fo:color="#000000" style:font-name="Courier New3" fo:font-size="10pt" fo:language="en" fo:country="US" officeooo:rsid="00358504" style:font-name-asian="Times New Roman" style:font-size-asian="10pt" style:font-name-complex="Times New Roman" style:font-size-complex="10pt" style:language-complex="ar" style:country-complex="SA"/>
    </style:style>
    <style:style style:name="T79" style:family="text">
      <style:text-properties fo:color="#000000" style:font-name="Courier New3" fo:font-size="10pt" fo:language="en" fo:country="US" officeooo:rsid="0062dfa9" style:font-name-asian="Times New Roman" style:font-size-asian="10pt" style:font-name-complex="Times New Roman" style:font-size-complex="10pt" style:language-complex="ar" style:country-complex="SA"/>
    </style:style>
    <style:style style:name="T80" style:family="text">
      <style:text-properties fo:color="#000000" style:font-name="Courier New3" fo:font-size="10pt" fo:language="en" fo:country="US" officeooo:rsid="006b8d88" style:font-name-asian="Times New Roman" style:font-size-asian="10pt" style:font-name-complex="Times New Roman" style:font-size-complex="10pt" style:language-complex="ar" style:country-complex="SA"/>
    </style:style>
    <style:style style:name="T81" style:family="text">
      <style:text-properties fo:color="#000000" style:font-name="Courier New3"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2" style:family="text">
      <style:text-properties fo:color="#000000" style:font-name="Courier New3"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83" style:family="text">
      <style:text-properties fo:color="#000000" style:font-name="Courier New3"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84" style:family="text">
      <style:text-properties fo:color="#000000" style:font-name="Courier New3"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85" style:family="text">
      <style:text-properties fo:color="#000000" style:font-name="Courier New3"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fo:color="#000000" style:font-name="Courier New3" fo:language="en" fo:country="US" style:font-name-asian="Times New Roman" style:font-size-asian="10pt" style:font-name-complex="Times New Roman" style:language-complex="ar" style:country-complex="SA"/>
    </style:style>
    <style:style style:name="T87" style:family="text">
      <style:text-properties fo:color="#000000" style:font-name="Courier New3" fo:language="en" fo:country="US" officeooo:rsid="00388446" style:font-name-asian="Times New Roman" style:font-size-asian="10pt" style:font-name-complex="Times New Roman" style:language-complex="ar" style:country-complex="SA"/>
    </style:style>
    <style:style style:name="T88" style:family="text">
      <style:text-properties fo:color="#000000" style:font-name="Courier New3" fo:language="en" fo:country="US" officeooo:rsid="0066e41f" style:language-complex="ar" style:country-complex="SA"/>
    </style:style>
    <style:style style:name="T89" style:family="text">
      <style:text-properties fo:color="#000000" style:font-name="Courier New3" fo:language="en" fo:country="US" officeooo:rsid="00689696" style:language-complex="ar" style:country-complex="SA"/>
    </style:style>
    <style:style style:name="T90" style:family="text">
      <style:text-properties fo:color="#000000" style:font-name="Courier New3" fo:language="en" fo:country="US" officeooo:rsid="0069f82b" style:language-complex="ar" style:country-complex="SA"/>
    </style:style>
    <style:style style:name="T91" style:family="text">
      <style:text-properties fo:color="#000000" fo:language="en" fo:country="US" officeooo:rsid="0065d1fe" style:language-complex="ar" style:country-complex="SA"/>
    </style:style>
    <style:style style:name="T92" style:family="text">
      <style:text-properties fo:color="#000000" fo:language="en" fo:country="US" officeooo:rsid="00689696" style:language-complex="ar" style:country-complex="SA"/>
    </style:style>
    <style:style style:name="T93" style:family="text">
      <style:text-properties fo:color="#000000" style:font-name="Arial1" fo:font-size="10pt" style:font-size-asian="10pt"/>
    </style:style>
    <style:style style:name="T94" style:family="text">
      <style:text-properties fo:color="#000000" style:font-name="Arial1"/>
    </style:style>
    <style:style style:name="T95" style:family="text">
      <style:text-properties officeooo:rsid="0013ac1b"/>
    </style:style>
    <style:style style:name="T96" style:family="text">
      <style:text-properties officeooo:rsid="001e8ed8"/>
    </style:style>
    <style:style style:name="T97" style:family="text">
      <style:text-properties officeooo:rsid="0017dce7"/>
    </style:style>
    <style:style style:name="T98" style:family="text">
      <style:text-properties officeooo:rsid="00321a36"/>
    </style:style>
    <style:style style:name="T99" style:family="text">
      <style:text-properties fo:color="#c9211e" officeooo:rsid="00444add"/>
    </style:style>
    <style:style style:name="T100" style:family="text">
      <style:text-properties fo:color="#c9211e" style:font-name="Arial" officeooo:rsid="005d1915"/>
    </style:style>
    <style:style style:name="T101" style:family="text">
      <style:text-properties fo:color="#c9211e" style:font-name="Arial" fo:font-size="10pt" fo:language="en" fo:country="US" officeooo:rsid="005e7c38" style:font-name-asian="Times New Roman" style:font-size-asian="10pt" style:font-name-complex="Times New Roman" style:font-size-complex="10pt" style:language-complex="ar" style:country-complex="SA"/>
    </style:style>
    <style:style style:name="T102" style:family="text">
      <style:text-properties fo:font-weight="bold" style:font-weight-asian="bold"/>
    </style:style>
    <style:style style:name="T103" style:family="text">
      <style:text-properties officeooo:rsid="003405d8"/>
    </style:style>
    <style:style style:name="T104" style:family="text">
      <style:text-properties style:font-name="Courier New3"/>
    </style:style>
    <style:style style:name="T105" style:family="text">
      <style:text-properties style:font-name="Courier New3" officeooo:rsid="00388446"/>
    </style:style>
    <style:style style:name="T106" style:family="text">
      <style:text-properties style:font-name="Courier New3" officeooo:rsid="00369f5e"/>
    </style:style>
    <style:style style:name="T107" style:family="text">
      <style:text-properties style:font-name="Courier New3" officeooo:rsid="003a172c"/>
    </style:style>
    <style:style style:name="T108" style:family="text">
      <style:text-properties style:font-name="Courier New3" officeooo:rsid="0039dc77"/>
    </style:style>
    <style:style style:name="T109" style:family="text">
      <style:text-properties style:font-name="Courier New3" officeooo:rsid="003b6d53"/>
    </style:style>
    <style:style style:name="T110" style:family="text">
      <style:text-properties style:font-name="Courier New3" officeooo:rsid="003e7e16"/>
    </style:style>
    <style:style style:name="T111" style:family="text">
      <style:text-properties style:font-name="Courier New3" officeooo:rsid="00422eba"/>
    </style:style>
    <style:style style:name="T112" style:family="text">
      <style:text-properties style:font-name="Courier New3" officeooo:rsid="0042bfed"/>
    </style:style>
    <style:style style:name="T113" style:family="text">
      <style:text-properties style:font-name="Courier New3" officeooo:rsid="0045c74b"/>
    </style:style>
    <style:style style:name="T114" style:family="text">
      <style:text-properties style:font-name="Courier New3" officeooo:rsid="0045f270"/>
    </style:style>
    <style:style style:name="T115" style:family="text">
      <style:text-properties style:font-name="Courier New3" officeooo:rsid="0045fc1e"/>
    </style:style>
    <style:style style:name="T116" style:family="text">
      <style:text-properties style:font-name="Courier New3" officeooo:rsid="00480bcc"/>
    </style:style>
    <style:style style:name="T117" style:family="text">
      <style:text-properties style:font-name="Courier New3" officeooo:rsid="0048fc09"/>
    </style:style>
    <style:style style:name="T118" style:family="text">
      <style:text-properties style:font-name="Courier New3" officeooo:rsid="00493df2"/>
    </style:style>
    <style:style style:name="T119" style:family="text">
      <style:text-properties style:font-name="Courier New3" fo:language="en" fo:country="US" style:language-complex="ar" style:country-complex="SA"/>
    </style:style>
    <style:style style:name="T120" style:family="text">
      <style:text-properties style:font-name="Courier New3" fo:language="en" fo:country="US" officeooo:rsid="00503561" style:language-complex="ar" style:country-complex="SA"/>
    </style:style>
    <style:style style:name="T121" style:family="text">
      <style:text-properties style:font-name="Courier New3" officeooo:rsid="0050f323"/>
    </style:style>
    <style:style style:name="T122" style:family="text">
      <style:text-properties style:font-name="Courier New3" officeooo:rsid="0056f61a"/>
    </style:style>
    <style:style style:name="T123" style:family="text">
      <style:text-properties style:font-name="Courier New3" officeooo:rsid="0061a288"/>
    </style:style>
    <style:style style:name="T124" style:family="text">
      <style:text-properties style:font-name="Courier New3" officeooo:rsid="00358504"/>
    </style:style>
    <style:style style:name="T125" style:family="text">
      <style:text-properties style:font-name="Arial"/>
    </style:style>
    <style:style style:name="T126" style:family="text">
      <style:text-properties style:font-name="Arial" officeooo:rsid="00388446"/>
    </style:style>
    <style:style style:name="T127" style:family="text">
      <style:text-properties style:font-name="Arial" officeooo:rsid="00369f5e"/>
    </style:style>
    <style:style style:name="T128" style:family="text">
      <style:text-properties style:font-name="Arial" officeooo:rsid="003a172c"/>
    </style:style>
    <style:style style:name="T129" style:family="text">
      <style:text-properties style:font-name="Arial" officeooo:rsid="0039dc77"/>
    </style:style>
    <style:style style:name="T130" style:family="text">
      <style:text-properties style:font-name="Arial" officeooo:rsid="003b6d53"/>
    </style:style>
    <style:style style:name="T131" style:family="text">
      <style:text-properties style:font-name="Arial" officeooo:rsid="003d5175"/>
    </style:style>
    <style:style style:name="T132" style:family="text">
      <style:text-properties style:font-name="Arial" officeooo:rsid="003e7e16"/>
    </style:style>
    <style:style style:name="T133" style:family="text">
      <style:text-properties style:font-name="Arial" officeooo:rsid="00422eba"/>
    </style:style>
    <style:style style:name="T134" style:family="text">
      <style:text-properties style:font-name="Arial" officeooo:rsid="0042bfed"/>
    </style:style>
    <style:style style:name="T135" style:family="text">
      <style:text-properties style:font-name="Arial" officeooo:rsid="00444add"/>
    </style:style>
    <style:style style:name="T136" style:family="text">
      <style:text-properties style:font-name="Arial" officeooo:rsid="0045c74b"/>
    </style:style>
    <style:style style:name="T137" style:family="text">
      <style:text-properties style:font-name="Arial" officeooo:rsid="0045f270"/>
    </style:style>
    <style:style style:name="T138" style:family="text">
      <style:text-properties style:font-name="Arial" officeooo:rsid="0045fc1e"/>
    </style:style>
    <style:style style:name="T139" style:family="text">
      <style:text-properties style:font-name="Arial" officeooo:rsid="00471be5"/>
    </style:style>
    <style:style style:name="T140" style:family="text">
      <style:text-properties style:font-name="Arial" officeooo:rsid="00480bcc"/>
    </style:style>
    <style:style style:name="T141" style:family="text">
      <style:text-properties style:font-name="Arial" officeooo:rsid="0048fc09"/>
    </style:style>
    <style:style style:name="T142" style:family="text">
      <style:text-properties style:font-name="Arial" officeooo:rsid="003c75dc"/>
    </style:style>
    <style:style style:name="T143" style:family="text">
      <style:text-properties style:font-name="Arial" officeooo:rsid="00493df2"/>
    </style:style>
    <style:style style:name="T144" style:family="text">
      <style:text-properties style:font-name="Arial" fo:language="en" fo:country="US" style:language-complex="ar" style:country-complex="SA"/>
    </style:style>
    <style:style style:name="T145" style:family="text">
      <style:text-properties style:font-name="Arial" fo:language="en" fo:country="US" officeooo:rsid="00503561" style:language-complex="ar" style:country-complex="SA"/>
    </style:style>
    <style:style style:name="T146" style:family="text">
      <style:text-properties style:font-name="Arial" officeooo:rsid="0050f323"/>
    </style:style>
    <style:style style:name="T147" style:family="text">
      <style:text-properties style:font-name="Arial" officeooo:rsid="00552386"/>
    </style:style>
    <style:style style:name="T148" style:family="text">
      <style:text-properties style:font-name="Arial" officeooo:rsid="0055ec85"/>
    </style:style>
    <style:style style:name="T149" style:family="text">
      <style:text-properties style:font-name="Arial" officeooo:rsid="0056f61a"/>
    </style:style>
    <style:style style:name="T150" style:family="text">
      <style:text-properties style:font-name="Arial" officeooo:rsid="0058737d"/>
    </style:style>
    <style:style style:name="T151" style:family="text">
      <style:text-properties style:font-name="Arial" officeooo:rsid="005a9d4b"/>
    </style:style>
    <style:style style:name="T152" style:family="text">
      <style:text-properties style:font-name="Arial" officeooo:rsid="005d1915"/>
    </style:style>
    <style:style style:name="T153" style:family="text">
      <style:text-properties style:font-name="Arial" officeooo:rsid="0060ba95"/>
    </style:style>
    <style:style style:name="T154" style:family="text">
      <style:text-properties style:font-name="Arial" officeooo:rsid="0061a288"/>
    </style:style>
    <style:style style:name="T155" style:family="text">
      <style:text-properties style:font-name="Arial" officeooo:rsid="0062dfa9"/>
    </style:style>
    <style:style style:name="T156" style:family="text">
      <style:text-properties style:font-name="Arial" officeooo:rsid="00358504"/>
    </style:style>
    <style:style style:name="T157" style:family="text">
      <style:text-properties fo:color="#6a3e3e" style:font-name="Menlo" fo:font-size="12pt" style:font-size-asian="12pt"/>
    </style:style>
    <style:style style:name="T158" style:family="text">
      <style:text-properties fo:color="#6a3e3e" style:font-name="Menlo" fo:font-size="12pt" officeooo:rsid="0055ec85" style:font-size-asian="12pt"/>
    </style:style>
    <style:style style:name="T159" style:family="text">
      <style:text-properties fo:color="#6a3e3e" style:font-name="Menlo" fo:font-size="12pt" officeooo:rsid="00358504" style:font-size-asian="12pt"/>
    </style:style>
    <style:style style:name="T160" style:family="text">
      <style:text-properties fo:color="#6a3e3e" style:font-name="Menlo" fo:font-size="12pt" fo:language="en" fo:country="US" officeooo:rsid="00358504" style:font-name-asian="Times New Roman" style:font-size-asian="12pt" style:font-name-complex="Times New Roman" style:font-size-complex="10pt" style:language-complex="ar" style:country-complex="SA"/>
    </style:style>
    <style:style style:name="T161" style:family="text">
      <style:text-properties fo:color="#6a3e3e" style:font-name="Menlo" fo:font-size="12pt" fo:language="en" fo:country="US" officeooo:rsid="0062dfa9" style:font-name-asian="Times New Roman" style:font-size-asian="12pt" style:font-name-complex="Times New Roman" style:font-size-complex="10pt" style:language-complex="ar" style:country-complex="SA"/>
    </style:style>
    <style:style style:name="T162" style:family="text">
      <style:text-properties fo:color="#6a3e3e" style:font-name="Menlo" fo:font-size="10pt" style:font-size-asian="10pt" style:font-size-complex="10pt"/>
    </style:style>
    <style:style style:name="T163" style:family="text">
      <style:text-properties officeooo:rsid="0038b0b0"/>
    </style:style>
    <style:style style:name="T164" style:family="text">
      <style:text-properties officeooo:rsid="0039dc77"/>
    </style:style>
    <style:style style:name="T165" style:family="text">
      <style:text-properties officeooo:rsid="003a172c"/>
    </style:style>
    <style:style style:name="T166" style:family="text">
      <style:text-properties fo:color="#7f0055" style:font-name="Menlo" fo:font-size="12pt" fo:font-weight="bold" style:font-size-asian="12pt" style:font-weight-asian="bold"/>
    </style:style>
    <style:style style:name="T167" style:family="text">
      <style:text-properties fo:color="#7f0055" style:font-name="Menlo" fo:font-size="12pt" fo:font-weight="bold" officeooo:rsid="0050f323" style:font-size-asian="12pt" style:font-weight-asian="bold"/>
    </style:style>
    <style:style style:name="T168" style:family="text">
      <style:text-properties fo:color="#7f0055" style:font-name="Menlo" fo:font-size="10pt" fo:font-weight="bold" officeooo:rsid="003a172c" style:font-size-asian="10pt" style:font-weight-asian="bold" style:font-size-complex="10pt"/>
    </style:style>
    <style:style style:name="T169" style:family="text">
      <style:text-properties fo:color="#3f5fbf" style:font-name="Menlo" fo:font-size="12pt" officeooo:rsid="00388446" style:font-size-asian="12pt"/>
    </style:style>
    <style:style style:name="T170" style:family="text">
      <style:text-properties officeooo:rsid="0045f270"/>
    </style:style>
    <style:style style:name="T171" style:family="text">
      <style:text-properties officeooo:rsid="00471be5"/>
    </style:style>
    <style:style style:name="T172" style:family="text">
      <style:text-properties officeooo:rsid="00480bcc"/>
    </style:style>
    <style:style style:name="T173" style:family="text">
      <style:text-properties officeooo:rsid="0048fc09"/>
    </style:style>
    <style:style style:name="T174" style:family="text">
      <style:text-properties fo:color="#0000ff" style:font-name="Arial1" fo:font-size="10pt" style:text-underline-style="solid" style:text-underline-width="auto" style:text-underline-color="font-color" fo:font-weight="bold" style:font-size-asian="10pt" style:font-weight-asian="bold"/>
    </style:style>
    <style:style style:name="T175" style:family="text">
      <style:text-properties fo:color="#0000ff" style:font-name="Courier New2" style:text-underline-style="solid" style:text-underline-width="auto" style:text-underline-color="font-color" fo:font-weight="bold" style:font-weight-asian="bold"/>
    </style:style>
    <style:style style:name="T176" style:family="text">
      <style:text-properties fo:color="#0000ff" style:font-name="Courier New2" style:text-underline-style="solid" style:text-underline-width="auto" style:text-underline-color="font-color" fo:font-weight="normal" style:font-weight-asian="normal"/>
    </style:style>
    <style:style style:name="T177" style:family="text">
      <style:text-properties fo:color="#0000ff" style:font-name="Courier New2" style:text-underline-style="solid" style:text-underline-width="auto" style:text-underline-color="font-color"/>
    </style:style>
    <style:style style:name="T178" style:family="text">
      <style:text-properties fo:color="#0000ff" style:font-name="Courier New2" fo:font-size="7pt" style:text-underline-style="solid" style:text-underline-width="auto" style:text-underline-color="font-color" style:font-size-asian="7pt"/>
    </style:style>
    <style:style style:name="T179" style:family="text">
      <style:text-properties style:font-name="Courier New2"/>
    </style:style>
    <style:style style:name="T180" style:family="text">
      <style:text-properties style:font-name="Courier New2" fo:font-size="9pt" style:font-size-asian="9pt"/>
    </style:style>
    <style:style style:name="T181" style:family="text">
      <style:text-properties style:font-name="Courier New2" fo:font-size="9pt" fo:font-weight="normal" style:font-size-asian="9pt" style:font-weight-asian="normal"/>
    </style:style>
    <style:style style:name="T182" style:family="text">
      <style:text-properties style:font-name="Courier New2" fo:font-size="7pt" style:font-size-asian="7pt"/>
    </style:style>
    <style:style style:name="T183" style:family="text">
      <style:text-properties style:font-name="Courier New2" fo:font-size="7pt" style:text-underline-style="none" style:font-size-asian="7pt"/>
    </style:style>
    <style:style style:name="T184" style:family="text">
      <style:text-properties style:font-name="Courier New2" style:text-underline-style="none"/>
    </style:style>
    <style:style style:name="T185" style:family="text">
      <style:text-properties style:font-name="Courier New2" style:text-underline-style="none" fo:font-weight="normal" style:font-weight-asian="normal"/>
    </style:style>
    <style:style style:name="T186" style:family="text">
      <style:text-properties fo:font-weight="normal" style:font-weight-asian="normal"/>
    </style:style>
    <style:style style:name="T187" style:family="text">
      <style:text-properties style:text-underline-style="none"/>
    </style:style>
    <style:style style:name="T188" style:family="text">
      <style:text-properties style:text-underline-style="none" fo:font-weight="bold" style:font-weight-asian="bold"/>
    </style:style>
    <style:style style:name="T189" style:family="text">
      <style:text-properties style:text-underline-style="none" fo:font-weight="normal" style:font-weight-asian="normal"/>
    </style:style>
    <style:style style:name="T190" style:family="text">
      <style:text-properties fo:color="#808080" style:font-name="Verdana" fo:font-size="7pt" style:font-size-asian="7pt"/>
    </style:style>
    <style:style style:name="T191" style:family="text">
      <style:text-properties fo:color="#808080" style:font-name="Verdana" fo:font-size="7pt" style:text-underline-style="none" style:font-size-asian="7pt"/>
    </style:style>
    <style:style style:name="T192" style:family="text">
      <style:text-properties style:font-name="Verdana" fo:font-size="7pt" style:font-size-asian="7pt"/>
    </style:style>
    <style:style style:name="T193" style:family="text">
      <style:text-properties officeooo:rsid="0050f323"/>
    </style:style>
    <style:style style:name="T194" style:family="text">
      <style:text-properties officeooo:rsid="0059f3eb"/>
    </style:style>
    <style:style style:name="T195" style:family="text">
      <style:text-properties officeooo:rsid="002fda12"/>
    </style:style>
    <style:style style:name="T196" style:family="text">
      <style:text-properties style:text-position="super 58%" style:font-name="Arial1" fo:font-size="10pt" style:font-size-asian="10pt"/>
    </style:style>
    <style:style style:name="T197" style:family="text">
      <style:text-properties officeooo:rsid="006dc76a"/>
    </style:style>
    <style:style style:name="T198" style:family="text">
      <style:text-properties officeooo:rsid="006e31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6"><text:user-defined style:data-style-name="N0" text:name="RFC Title">Connect</text:user-defined></text:p>
      <text:p text:style-name="P16"><text:span text:style-name="T12">Final</text:span><text:span text:style-name="T11"><text:line-break/><text:line-break/></text:span><text:span text:style-name="T11"><text:page-count style:num-format="1">33</text:page-count></text:span><text:span text:style-name="T11"> Pages</text:span></text:p>
      <text:p text:style-name="P8">Abstract</text:p>
      <text:p text:style-name="P9"><text:span text:style-name="T15">OSGi Connect provides a mechanism to create and launch an OSGi Framework instance </text:span><text:span text:style-name="T20">that </text:span><text:span text:style-name="T15">can </text:span><text:span text:style-name="T20">install</text:span><text:span text:style-name="T15"> bundles which use content managed </text:span><text:span text:style-name="T20">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21">a jlink image</text:span><text:span text:style-name="T20">, or </text:span><text:span text:style-name="T21">a native image.</text:span></text:p>
      <text:h text:style-name="P138" text:outline-level="1" text:restart-numbering="true" text:start-value="-1"><text:bookmark-start text:name="__RefHeading___Toc6081_969872904"/>Document Information<text:bookmark-end text:name="__RefHeading___Toc6081_969872904"/></text:h>
      <text:h text:style-name="P143" text:outline-level="2"><text:bookmark-start text:name="__RefHeading___Toc6083_969872904"/>License<text:bookmark-end text:name="__RefHeading___Toc6083_969872904"/></text:h>
      <text:p text:style-name="P22">DISTRIBUTION AND FEEDBACK LICENSE, Version 2.0</text:p>
      <text:p text:style-name="P6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6"/>
      <text:p text:style-name="P6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6"/>
      <text:p text:style-name="P6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6">NEITHER THE OSGi ALLIANCE NOR ANY THIRD PARTY WILL BE LIABLE FOR ANY DIRECT, INDIRECT, SPECIAL, INCIDENTAL OR CONSEQUENTIAL DAMAGES ARISING OUT OF OR RELATING TO ANY USE OR DISTRIBUTION OF THE DISTRIBUTION. </text:p>
      <text:p text:style-name="P66"/>
      <text:p text:style-name="P6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6"/>
      <text:p text:style-name="P6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6"/>
      <text:p text:style-name="P6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7"/>
      <text:p text:style-name="P68">I HEREBY ACKNOWLEDGE AND AGREE TO THE TERMS AND CONDITIONS DELINEATED ABOVE.</text:p>
      <text:h text:style-name="P144" text:outline-level="2"><text:bookmark-start text:name="__RefHeading___Toc6085_969872904"/>Trademarks<text:bookmark-end text:name="__RefHeading___Toc6085_969872904"/></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4" text:outline-level="2"><text:bookmark-start text:name="__RefHeading___Toc6087_969872904"/>Feedback<text:bookmark-end text:name="__RefHeading___Toc6087_969872904"/></text:h>
      <text:p text:style-name="P19"><text:span text:style-name="T14">This document can be downloaded from the OSGi Alliance design repository at </text:span><text:a xlink:type="simple" xlink:href="https://github.com/osgi/design" text:style-name="Internet_20_link" text:visited-style-name="Visited_20_Internet_20_Link"><text:span text:style-name="T14">https://github.com/osgi/design</text:span></text:a><text:span text:style-name="T14"> The public can provide feedback about this document by opening a bug at https://www.osgi.org/bugzilla/.</text:span></text:p>
      <text:h text:style-name="P142" text:outline-level="2"><text:bookmark-start text:name="__RefHeading___Toc6089_969872904"/>Table of Contents<text:bookmark-end text:name="__RefHeading___Toc6089_96987290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text:s/>Document Information<text:tab/>2</text:p>
          <text:p text:style-name="P17">0.1 <text:s/>License<text:tab/>2</text:p>
          <text:p text:style-name="P17">0.2 <text:s/>Trademarks<text:tab/>3</text:p>
          <text:p text:style-name="P17">0.3 <text:s/>Feedback<text:tab/>3</text:p>
          <text:p text:style-name="P17">0.4 <text:s/>Table of Contents<text:tab/>3</text:p>
          <text:p text:style-name="P17">0.5 <text:s/>Terminology and Document Conventions<text:tab/>4</text:p>
          <text:p text:style-name="P17">0.6 <text:s/>Revision History<text:tab/>4</text:p>
          <text:p text:style-name="P18">1 <text:s/>Introduction<text:tab/>5</text:p>
          <text:p text:style-name="P18">2 <text:s/>Application Domain<text:tab/>5</text:p>
          <text:p text:style-name="P17">2.1 <text:s/>Terminology + Abbreviations<text:tab/>5</text:p>
          <text:p text:style-name="P18">3 <text:s/>Problem Description<text:tab/>6</text:p>
          <text:p text:style-name="P18">4 <text:s/>Requirements<text:tab/>6</text:p>
          <text:p text:style-name="P17">4.1 <text:s/>Basic<text:tab/>6</text:p>
          <text:p text:style-name="P17">4.2 <text:s/>Connect Bundle<text:tab/>7</text:p>
          <text:p text:style-name="P18">5 <text:s/>Technical Solution<text:tab/>7</text:p>
          <text:p text:style-name="P17">5.1 <text:s/>Storage<text:tab/>7</text:p>
          <text:p text:style-name="P17">5.2 <text:s/>Activation<text:tab/>8</text:p>
          <text:p text:style-name="P90">5.2.1 <text:s/>Start<text:tab/>8</text:p>
          <text:p text:style-name="P17">5.3 <text:s/>Shutdown<text:tab/>8</text:p>
          <text:p text:style-name="P17">5.4 <text:s/>Connect Content Install<text:tab/>8</text:p>
          <text:p text:style-name="P17"><text:soft-page-break/>5.5 <text:s/>Connect Content Update<text:tab/>9</text:p>
          <text:p text:style-name="P17">5.6 <text:s/>Reading Connect Content<text:tab/>9</text:p>
          <text:p text:style-name="P90">5.6.1 <text:s/>Opening Connect Content<text:tab/>9</text:p>
          <text:p text:style-name="P90">5.6.2 <text:s/>Bundle Manifest Headers<text:tab/>9</text:p>
          <text:p text:style-name="P90">5.6.3 <text:s/>Bundle Class Loader<text:tab/>10</text:p>
          <text:p text:style-name="P90">5.6.4 <text:s/>Connect Content Entries<text:tab/>10</text:p>
          <text:p text:style-name="P90">5.6.5 <text:s/>Closing Connect Content<text:tab/>11</text:p>
          <text:p text:style-name="P17">5.7 <text:s/>Launching From Persistent Storage<text:tab/>11</text:p>
          <text:p text:style-name="P17">5.8 <text:s/>FrameworkUtil Helper<text:tab/>11</text:p>
          <text:p text:style-name="P18">6 <text:s/>Data Transfer Objects<text:tab/>12</text:p>
          <text:p text:style-name="P18">7 <text:s/>Javadoc<text:tab/>12</text:p>
          <text:p text:style-name="P18">8 <text:s/>Considered Alternatives<text:tab/>35</text:p>
          <text:p text:style-name="P18">9 <text:s/>Security Considerations<text:tab/>36</text:p>
          <text:p text:style-name="P18">10 <text:s/>Document Support<text:tab/>36</text:p>
          <text:p text:style-name="P17">10.1 <text:s/>References<text:tab/>36</text:p>
          <text:p text:style-name="P17">10.2 <text:s/>Author’s Address<text:tab/>36</text:p>
          <text:p text:style-name="P17">10.3 <text:s/>Acronyms and Abbreviations<text:tab/>36</text:p>
          <text:p text:style-name="P17">10.4 <text:s/>End of Document<text:tab/>36</text:p>
        </text:index-body>
      </text:table-of-content>
      <text:p text:style-name="P20"/>
      <text:h text:style-name="P145" text:outline-level="2"><text:bookmark-start text:name="__RefHeading___Toc6091_969872904"/>Terminology and Document Conventions<text:bookmark-end text:name="__RefHeading___Toc6091_969872904"/></text:h>
      <text:p text:style-name="P2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0"><text:span text:style-name="T17">Source code is shown in this typeface</text:span>.</text:p>
      <text:h text:style-name="P142" text:outline-level="2"><text:bookmark-start text:name="__RefHeading___Toc6093_969872904"/>Revision History<text:bookmark-end text:name="__RefHeading___Toc6093_969872904"/></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12">Update</text:p>
          </table:table-cell>
          <table:table-cell table:style-name="Table1.A3" office:value-type="string">
            <text:p text:style-name="P14">10 Dec 2019</text:p>
          </table:table-cell>
          <table:table-cell table:style-name="Table1.C3" office:value-type="string">
            <text:p text:style-name="P14">Thomas Watson, initial content of technical solution</text:p>
          </table:table-cell>
        </table:table-row>
        <text:soft-page-break/>
        <table:table-row table:style-name="Table1.2">
          <table:table-cell table:style-name="Table1.A3" office:value-type="string">
            <text:p text:style-name="P13">Update</text:p>
          </table:table-cell>
          <table:table-cell table:style-name="Table1.A3" office:value-type="string">
            <text:p text:style-name="P15">12 Dec 2019</text:p>
          </table:table-cell>
          <table:table-cell table:style-name="Table1.C3" office:value-type="string">
            <text:p text:style-name="P96">Thomas Watson, Edits after CPEG meeting</text:p>
            <text:list xml:id="list2706309832" text:style-name="L1">
              <text:list-item>
                <text:p text:style-name="P171"><text:span text:style-name="T197">FrameworkFactory is no longer modified, created ConnectFrameworkFactory and renamed ConnectFactory to ConnectFramework</text:span></text:p>
              </text:list-item>
              <text:list-item>
                <text:p text:style-name="P172">Updated methods where possible to allow the chain patterns</text:p>
              </text:list-item>
              <text:list-item>
                <text:p text:style-name="P172">Modified getModule to throw a BundleException directly</text:p>
              </text:list-item>
              <text:list-item>
                <text:p text:style-name="P172">Clarify that ConnectContent getHeaders returns the raw unlocalized headers.</text:p>
              </text:list-item>
              <text:list-item>
                <text:p text:style-name="P172">Mandate that BundleWiring.getClassLoader always returns a BundleReference implementation for connect bundles</text:p>
              </text:list-item>
              <text:list-item>
                <text:p text:style-name="P172">Added tags attribute to osgi.identity namespace to tag connect bundles at runtime</text:p>
              </text:list-item>
            </text:list>
          </table:table-cell>
        </table:table-row>
        <table:table-row table:style-name="Table1.2">
          <table:table-cell table:style-name="Table1.A3" office:value-type="string">
            <text:p text:style-name="P173">Final</text:p>
          </table:table-cell>
          <table:table-cell table:style-name="Table1.A3" office:value-type="string">
            <text:p text:style-name="P174">27 May 2020</text:p>
          </table:table-cell>
          <table:table-cell table:style-name="Table1.C3" office:value-type="string">
            <text:p text:style-name="P101">BJ Hargrave</text:p>
          </table:table-cell>
        </table:table-row>
      </table:table>
      <text:p text:style-name="P20"/>
      <text:h text:style-name="P137" text:outline-level="1"><text:bookmark-start text:name="__RefHeading___Toc6095_969872904"/>Introduction<text:bookmark-end text:name="__RefHeading___Toc6095_969872904"/></text:h>
      <text:p text:style-name="Body"><text:span text:style-name="T13">This </text:span><text:span text:style-name="T21">RFC</text:span><text:span text:style-name="T13">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16">the </text:span><text:span text:style-name="T21">Java Platform Module System (JPMS) module path</text:span><text:span text:style-name="T13">. </text:span></text:p>
      <text:p text:style-name="Body"><text:span text:style-name="T13">Parts of this work were first explored in RFP-143 OSGiConnect. Although RFP-143 got accepted it never made it into an RFC. This R</text:span><text:span text:style-name="T16">FC</text:span><text:span text:style-name="T13"> is taking the basic idea and generalizes it to allow for an adjusted set of use cases as well as focusing on a design that could possibly be driven by </text:span><text:span text:style-name="T21">a launcher that uses a FrameworkFactory to create instances of a Framework that handle bundle content provided outside of the Framework</text:span><text:span text:style-name="T13">.</text:span></text:p>
      <text:h text:style-name="P137" text:outline-level="1"><text:bookmark-start text:name="__RefHeading___Toc6097_969872904"/>Application Domain<text:bookmark-end text:name="__RefHeading___Toc6097_969872904"/></text:h>
      <text:p text:style-name="P23">The OSGi framework consists of a number of layers where the module layer is by far the largest and most complex. This layer has <text:span text:style-name="T18">proved</text:span> to be very useful for large and complex applications that require side by side <text:soft-page-break/>versioning and encapsulation of their classes. </text:p>
      <text:p text:style-name="P23">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8">whose</text:span> class space is managed outside of OSGi. </text:p>
      <text:p text:style-name="P23">At the same time, functionality running outside of OSGi is not <text:span text:style-name="T18">easily </text:span>able to benefit from the rich service model of OSGi in a standardized way. </text:p>
      <text:p text:style-name="P23">Finally, the OSGi framework assumes it is in control of the actual deployment units i.e., the jar files that get installed as Bundles. There is no way to represent outside content as bundles where the framework hasn’t been given the deployment unit. </text:p>
      <text:h text:style-name="P147" text:outline-level="2"><text:bookmark-start text:name="__RefHeading___Toc428_4249349373"/>Terminology + Abbreviations<text:bookmark-end text:name="__RefHeading___Toc428_4249349373"/></text:h>
      <text:p text:style-name="Body">OSGi Connect – Working name given to this effort.</text:p>
      <text:p text:style-name="P24">Connect Content – Provides a Framework access to content <text:span text:style-name="T98">from outside the Framework</text:span> that can be used to represent an installed bundle in the Framework. <text:s/>A connect content provides things like the class loader for the bundle, access to entries in a bundle (e.g. reading service component XML), and the bundle manifest headers. <text:span text:style-name="T98">A bundle representing connect content might have some limitations with respect to class loading and isolation.</text:span></text:p>
      <text:p text:style-name="P24">Connect Module – Provides the current connect content available for a bundle installed or updated in the Framework. <text:s/>If the connect content for a bundle is constant then the connect module may return the same connect content instance for the lifetime of the Framework.</text:p>
      <text:p text:style-name="P63"><text:span text:style-name="T195">Connect </text:span><text:span text:style-name="T21">F</text:span><text:span text:style-name="T33">ramework</text:span><text:span text:style-name="T195"> – Hooks into the initialization of the OSGi Framework and provides a lookup of connect module instances for bundles installed in the Framework.</text:span></text:p>
      <text:p text:style-name="Body">Connect Framework Factory – A factory similar to the launch FrameworkFactory that is used to create OSGi Framework instances that use a Connect Factory</text:p>
      <text:p text:style-name="Body"><text:span text:style-name="T13">Connect </text:span><text:span text:style-name="T21">B</text:span><text:span text:style-name="T24">undle – A bundle installed in the Framework that has its content being provided by a Connect Content.</text:span></text:p>
      <text:h text:style-name="P137" text:outline-level="1"><text:bookmark-start text:name="__RefHeading___Toc6099_969872904"/>Problem Description<text:bookmark-end text:name="__RefHeading___Toc6099_969872904"/></text:h>
      <text:p text:style-name="Body"><text:span text:style-name="T19">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20">That makes it hard and in some cases impossible to create hybrid solutions that can be used inside OSGi as well as in other contexts and that would still work if the two are used within the same application. In other words, there <text:soft-page-break/>is a need for a solution that allows to bridge part of the outside world into the OSGi framework in such a way that normal OSGi mechanisms apply to it.</text:p>
      <text:h text:style-name="P137" text:outline-level="1"><text:bookmark-start text:name="__RefHeading___Toc6101_969872904"/>Requirements<text:bookmark-end text:name="__RefHeading___Toc6101_969872904"/></text:h>
      <text:h text:style-name="P148" text:outline-level="2"><text:bookmark-start text:name="__RefHeading___Toc6103_969872904"/>Basic<text:bookmark-end text:name="__RefHeading___Toc6103_969872904"/></text:h>
      <text:list xml:id="list1440036877" text:style-name="L2">
        <text:list-item>
          <text:p text:style-name="P160">BA00<text:span text:style-name="T95">10</text:span> – <text:span text:style-name="T95">It must be possible to install Connect Bundles.</text:span></text:p>
        </text:list-item>
        <text:list-item>
          <text:p text:style-name="P168">BA002<text:span text:style-name="T95">0</text:span> – <text:span text:style-name="T95">It must be possible for Connect bundles to participate in the Service Layer as usual for Bundles. </text:span></text:p>
        </text:list-item>
        <text:list-item>
          <text:p text:style-name="P169">BA0030 – It must be possible to use OSGi services implementing an API provided by a Connect Bundle outside of the OSGi framework.</text:p>
        </text:list-item>
      </text:list>
      <text:h text:style-name="P148" text:outline-level="2"><text:bookmark-start text:name="__RefHeading___Toc441_1604974240"/>Connect Bundle<text:bookmark-end text:name="__RefHeading___Toc441_1604974240"/></text:h>
      <text:list xml:id="list2871671955" text:style-name="L3">
        <text:list-item>
          <text:p text:style-name="P161">CB0010 – It must be possible to provide the class loader for a connect bundle.</text:p>
        </text:list-item>
        <text:list-item>
          <text:p text:style-name="P161">CB0020 – It must be possible to influence the wiring of a connect bundle <text:span text:style-name="T96">similar to existing resolver hooks</text:span>.</text:p>
        </text:list-item>
        <text:list-item>
          <text:p text:style-name="P161">CB0030 – It must be possible to provide the manifest header<text:span text:style-name="T97">s</text:span> of a connect bundle.</text:p>
        </text:list-item>
        <text:list-item>
          <text:p text:style-name="P161">CB0040 – It must be possible to provide the resources/entries of a connect bundle.</text:p>
        </text:list-item>
        <text:list-item>
          <text:p text:style-name="P161">CB0050 – Connect bundles must be treated and behave like any other bundle except for a limited set of functionalities that are explicitly not supported.</text:p>
        </text:list-item>
        <text:list-item>
          <text:p text:style-name="P162">CB0060 – Connect Bundles must be subject to the standard OSGi resolution rules.</text:p>
        </text:list-item>
        <text:list-item>
          <text:p text:style-name="P97">CB0070 – All existing lifecycle methods must be well-defined wrt. Connect Bundles.</text:p>
        </text:list-item>
        <text:list-item>
          <text:p text:style-name="P97">CB0080 – Installed Connect Bundles must be able to be persisted across restarts.</text:p>
        </text:list-item>
      </text:list>
      <text:h text:style-name="P137" text:outline-level="1"><text:bookmark-start text:name="__RefHeading___Toc6105_969872904"/><text:soft-page-break/>Technical Solution<text:bookmark-end text:name="__RefHeading___Toc6105_969872904"/></text:h>
      <text:p text:style-name="P64">A new package <text:span text:style-name="T104">org.osgi.framework.connect</text:span> is defined that has the Connect API. <text:s/>The <text:span text:style-name="T104">org.osgi.framework.connect.ConnectFrameworkFactory</text:span><text:span text:style-name="T125"> interface </text:span><text:span text:style-name="T155">provides a factory for creating new OSGi framework instances that support installing connect bundles. <text:s/>The following method is used to create the framework</text:span><text:span text:style-name="T125">:</text:span></text:p>
      <text:p text:style-name="P55"/>
      <text:p text:style-name="P71"><text:span text:style-name="T57"><text:tab/>Framework newFramework(Map&lt;String,String&gt; </text:span><text:span text:style-name="T157">configuration</text:span><text:span text:style-name="T57">,</text:span></text:p>
      <text:p text:style-name="P89"><text:span text:style-name="T60"><text:tab/><text:tab/><text:tab/>Connect</text:span><text:span text:style-name="T63">F</text:span><text:span text:style-name="T64">ramework</text:span><text:span text:style-name="T60"> </text:span><text:span text:style-name="T159">connect</text:span><text:span text:style-name="T160">F</text:span><text:span text:style-name="T161">ramework</text:span><text:span text:style-name="T60">);</text:span></text:p>
      <text:p text:style-name="P55"/>
      <text:p text:style-name="P165"><text:span text:style-name="T156">This method will create a new Framework instance that uses the specified </text:span><text:span text:style-name="T124">Connect</text:span><text:span text:style-name="T78">F</text:span><text:span text:style-name="T79">ramework</text:span><text:span text:style-name="T156">.</text:span></text:p>
      <text:h text:style-name="P140" text:outline-level="2"><text:bookmark-start text:name="__RefHeading___Toc6107_969872904"/>Storage<text:bookmark-end text:name="__RefHeading___Toc6107_969872904"/></text:h>
      <text:p text:style-name="P42"><text:span text:style-name="T39">If the framework supports persistence then </text:span><text:span text:style-name="T40">the framework determines the path used for </text:span><text:span text:style-name="T45">the</text:span><text:span text:style-name="T40"> storage area according to the launch property </text:span><text:span text:style-name="T82">org.osgi.framework.storage</text:span><text:span text:style-name="T41">. <text:s/></text:span><text:span text:style-name="T40">Once the framework instance has determined the storage area it must call the </text:span><text:span text:style-name="T85">ConnectFactory </text:span><text:span text:style-name="T40">method:</text:span></text:p>
      <text:p text:style-name="P91"><text:span text:style-name="T57"><text:tab/></text:span><text:span text:style-name="T66">ConnectFactory </text:span><text:span text:style-name="T65">initialize(File </text:span><text:span text:style-name="T162">storage</text:span><text:span text:style-name="T65">, Map&lt;String,String&gt; </text:span><text:span text:style-name="T162">configuration</text:span><text:span text:style-name="T65">);</text:span></text:p>
      <text:p text:style-name="P82"/>
      <text:p text:style-name="P88"><text:span text:style-name="T194">TODO: </text:span>SHOULD Path be used here? Or String that the value of storage property? <text:span text:style-name="T194">File seems flexible enough.</text:span></text:p>
      <text:p text:style-name="P27"><text:span text:style-name="T40">The storage </text:span><text:span text:style-name="T83">File</text:span><text:span text:style-name="T40"> is the storage area used by the Framework and may be </text:span><text:span text:style-name="T83">null</text:span><text:span text:style-name="T40"> if persistence is not supported. The config </text:span><text:span text:style-name="T83">Map</text:span><text:span text:style-name="T40"> </text:span><text:span text:style-name="T42">is the unmodifiable map of framework configuration properties that were used to create the new Framework instance.</text:span></text:p>
      <text:p text:style-name="P43"><text:span text:style-name="T42">T</text:span><text:span text:style-name="T38">he </text:span><text:span text:style-name="T85">ConnectFactory </text:span><text:span text:style-name="T81">initialize</text:span><text:span text:style-name="T38"> method is called once for the life time of the framework instance </text:span><text:span text:style-name="T43">and it must be called befor</text:span><text:span text:style-name="T44">e</text:span><text:span text:style-name="T43"> any other method on the </text:span><text:span text:style-name="T84">ConnectFactory</text:span><text:span text:style-name="T38">. <text:s/>If the framework instance is stopped and started again the </text:span><text:span text:style-name="T85">ConnectFactory </text:span><text:span text:style-name="T81">initialize</text:span><text:span text:style-name="T38"> method is not called again because it is not possible to change the storage or the configuration without constructing a new framework instance.</text:span></text:p>
      <text:h text:style-name="P141" text:outline-level="2"><text:bookmark-start text:name="__RefHeading___Toc6109_969872904"/>Activation<text:bookmark-end text:name="__RefHeading___Toc6109_969872904"/></text:h>
      <text:p text:style-name="P41"><text:span text:style-name="T46">A </text:span><text:span text:style-name="T87">ConnectFactory</text:span><text:span text:style-name="T46"> may hook into the lifecy</text:span><text:span text:style-name="T47">c</text:span><text:span text:style-name="T46">le of the framework itself. <text:s/>This is done by the </text:span><text:span text:style-name="T87">ConnectFactory</text:span><text:span text:style-name="T49"> </text:span><text:span text:style-name="T48">providing a </text:span><text:span text:style-name="T86">BundleActivator</text:span><text:span text:style-name="T48"> </text:span><text:span text:style-name="T50">instance.</text:span></text:p>
      <text:h text:style-name="P154" text:outline-level="3"><text:bookmark-start text:name="__RefHeading___Toc6111_969872904"/>Start<text:bookmark-end text:name="__RefHeading___Toc6111_969872904"/></text:h>
      <text:p text:style-name="P45"><text:span text:style-name="T126">When the </text:span><text:span text:style-name="T136">f</text:span><text:span text:style-name="T126">ramework is </text:span><text:span text:style-name="T25">initialized </text:span><text:span text:style-name="T126">the system bundle enters the STARTING state. <text:s/>At this point a valid </text:span><text:span text:style-name="T105">BundleContext</text:span><text:span text:style-name="T126"> exists for the framework. <text:s/></text:span><text:span text:style-name="T136">Before calling any extension bundle activator </text:span><text:span text:style-name="T113">start</text:span><text:span text:style-name="T136"> methods the framework must call t</text:span><text:span text:style-name="T126">he </text:span><text:span text:style-name="T105">ConnectFactory</text:span><text:span text:style-name="T126"> </text:span><text:span text:style-name="T136">method:</text:span></text:p>
      <text:p text:style-name="P56"/>
      <text:p text:style-name="P74"><text:span text:style-name="T169"><text:tab/> </text:span><text:span text:style-name="T57">Optional&lt;BundleActivator&gt; createBundleActivator();</text:span></text:p>
      <text:p text:style-name="P45"><text:soft-page-break/><text:span text:style-name="T126">If the </text:span><text:span text:style-name="T105">ConnectFactory</text:span><text:span text:style-name="T126"> provides a bundle activator then its </text:span><text:span text:style-name="T105">start</text:span><text:span text:style-name="T126"> method must be called before any extension bundle activator </text:span><text:span text:style-name="T105">start</text:span><text:span text:style-name="T126"> methods are called </text:span><text:span text:style-name="T136">and before returning from </text:span><text:span text:style-name="T113">Framework.init</text:span><text:span text:style-name="T136"> method</text:span><text:span text:style-name="T126">.</text:span></text:p>
      <text:p text:style-name="P40"><text:span text:style-name="T126">T</text:span><text:span text:style-name="T125">he</text:span><text:span text:style-name="T127"> </text:span><text:span text:style-name="T125">activator allows for the </text:span><text:span text:style-name="T106">ConnectFactory</text:span><text:span text:style-name="T127"> </text:span><text:span text:style-name="T125">hook into the lifecycle of the framework itself. <text:s/>For example, this allows the </text:span><text:span text:style-name="T106">ConnectFactory</text:span><text:span text:style-name="T127"> </text:span><text:span text:style-name="T125">to register services, add listeners, install other bundles etc. before other bundles installed in the framework </text:span><text:span text:style-name="T135">do</text:span><text:span text:style-name="T125">, including framework extension bundles. <text:s/>This is important to allow for a <text:s/></text:span><text:span text:style-name="T106">ConnectFactory</text:span><text:span text:style-name="T127"> </text:span><text:span text:style-name="T125">to influence behavior of the framework by registering various framework hooks like a </text:span><text:span text:style-name="T104">org.osgi.framework.hooks.resolver.ResolverHook</text:span><text:span text:style-name="T125">. <text:s/></text:span><text:span text:style-name="T135">A </text:span><text:span text:style-name="T104">ResolverHook</text:span><text:span text:style-name="T135"> is useful for cases where it does not make sense to allow the wiring of a connect bundle to to wire to capabilities provided by a normal bundle installed in the framework. <text:s/>In that case the</text:span><text:span text:style-name="T125"> </text:span><text:span text:style-name="T106">ConnectFactory</text:span><text:span text:style-name="T135"> can register a </text:span><text:span text:style-name="T104">ResolverHook</text:span><text:span text:style-name="T135"> to limit what a connect bundle wiring gets wired to.</text:span></text:p>
      <text:h text:style-name="P149" text:outline-level="2"><text:bookmark-start text:name="__RefHeading___Toc6113_969872904"/>Shutdown<text:bookmark-end text:name="__RefHeading___Toc6113_969872904"/></text:h>
      <text:p text:style-name="P44">When the framework is stopped it eventually reaches start level 0 <text:span text:style-name="T170">and the framework checks to see if there are any framework extension activators to call the </text:span><text:span text:style-name="T114">stop</text:span><text:span text:style-name="T170"> method on. <text:s/>After calling </text:span><text:span text:style-name="T114">stop</text:span><text:span text:style-name="T170"> on framework extension activators the framework must call </text:span><text:span text:style-name="T114">stop</text:span><text:span text:style-name="T170"> on the activator provided by the </text:span><text:span text:style-name="T106">ConnectFactory</text:span><text:span text:style-name="T127"> </text:span><text:span text:style-name="T137">at framework initialization.</text:span></text:p>
      <text:h text:style-name="P150" text:outline-level="2"><text:bookmark-start text:name="__RefHeading___Toc6115_969872904"/>Connect Content Install<text:bookmark-end text:name="__RefHeading___Toc6115_969872904"/></text:h>
      <text:p text:style-name="P29"><text:span text:style-name="T163">When a bundle is installed a bundle location and optionally an input stream to the content is provided to the framework. Before the framework reads the content of the bundle, the framework must </text:span><text:span text:style-name="T23">call the </text:span><text:span text:style-name="T70">ConnectFactory</text:span><text:span text:style-name="T23"> method:</text:span></text:p>
      <text:p text:style-name="P92"><text:span text:style-name="T57"><text:tab/></text:span><text:span text:style-name="T65">Optional&lt;ConnectModule&gt; getModule(String </text:span><text:span text:style-name="T162">location</text:span><text:span text:style-name="T65">)</text:span><text:span text:style-name="T67"> </text:span><text:span text:style-name="T168">throws</text:span><text:span text:style-name="T68"> BundleException</text:span><text:span text:style-name="T65">;</text:span></text:p>
      <text:p text:style-name="P116"/>
      <text:p text:style-name="P28">The <text:span text:style-name="T104">getModule</text:span> method is given the bundle location used to install the bundle. <text:s/>The <text:span text:style-name="T104">getModule</text:span> method <text:span text:style-name="T165">must</text:span> do one of the following:</text:p>
      <text:list xml:id="list2575782928" text:style-name="L4">
        <text:list-item>
          <text:p text:style-name="P163"><text:span text:style-name="T164">Throw a </text:span><text:span text:style-name="T76">B</text:span><text:span text:style-name="T77">undleException</text:span><text:span text:style-name="T129"> </text:span><text:span text:style-name="T128">if the installation of the bundle is to be prevented. <text:s/>In this case </text:span><text:span text:style-name="T153">the</text:span><text:span text:style-name="T128"> </text:span><text:span text:style-name="T107">BundleException</text:span><text:span text:style-name="T128"> is thrown from install</text:span><text:span text:style-name="T128">. <text:s/>Any other exception thrown by the </text:span><text:span text:style-name="T107">getModule</text:span><text:span text:style-name="T128"> method must </text:span><text:span text:style-name="T31">m</text:span><text:span text:style-name="T32">ust propagate to the caller of install.</text:span></text:p>
        </text:list-item>
        <text:list-item>
          <text:p text:style-name="P163"><text:span text:style-name="T164">Return an empty </text:span><text:span text:style-name="T108">Optional</text:span><text:span text:style-name="T164"> indicating that the Framework must handle reading the content of the bundle itself.</text:span></text:p>
        </text:list-item>
        <text:list-item>
          <text:p text:style-name="P163"><text:span text:style-name="T164">Return a present </text:span><text:span text:style-name="T108">Optional</text:span><text:span text:style-name="T164"> indicating that the </text:span><text:span text:style-name="T108">ConnectModule</text:span><text:span text:style-name="T164"> present must be used to access the content of the bundle.</text:span></text:p>
        </text:list-item>
      </text:list>
      <text:p text:style-name="P30"><text:span text:style-name="T125">If a </text:span><text:span text:style-name="T108">ConnectModule</text:span><text:span text:style-name="T129"> </text:span><text:span text:style-name="T125">is found for the bundle location then the following method is called by the Framework to get the current </text:span><text:span text:style-name="T104">ConnectContent</text:span><text:span text:style-name="T125"> for the bundle:</text:span></text:p>
      <text:p text:style-name="P72"><text:span text:style-name="T57"><text:tab/>ConnectContent getContent() </text:span><text:span text:style-name="T166">throws</text:span><text:span text:style-name="T57"> IOException;</text:span></text:p>
      <text:p text:style-name="P33"><text:span text:style-name="T128">If an </text:span><text:span text:style-name="T107">IOException</text:span><text:span text:style-name="T128"> is thrown it must result in a </text:span><text:span text:style-name="T107">BundleException</text:span><text:span text:style-name="T128"> with the thrown </text:span><text:span text:style-name="T107">IOException</text:span><text:span text:style-name="T128"> as the cause. <text:s/>Any other unchecked exception thrown by the </text:span><text:span text:style-name="T107">get</text:span><text:span text:style-name="T71">C</text:span><text:span text:style-name="T72">ontent</text:span><text:span text:style-name="T128"> method must also result in a </text:span><text:span text:style-name="T107">BundleException</text:span><text:span text:style-name="T128">.</text:span></text:p>
      <text:p text:style-name="P49"><text:span text:style-name="T128">T</text:span><text:span text:style-name="T125">he </text:span><text:span text:style-name="T109">ConnectContent</text:span><text:span text:style-name="T130"> </text:span><text:span text:style-name="T125">is then used by the framework </text:span><text:span text:style-name="T143">to access content of the bundle’s current </text:span><text:span text:style-name="T118">BundleRevision</text:span><text:span text:style-name="T143">.</text:span></text:p>
      <text:h text:style-name="P151" text:outline-level="2"><text:bookmark-start text:name="__RefHeading___Toc6117_969872904"/><text:soft-page-break/>Connect Content Update<text:bookmark-end text:name="__RefHeading___Toc6117_969872904"/></text:h>
      <text:p text:style-name="P32"><text:span text:style-name="T125">If one of the </text:span><text:span text:style-name="T104">Bundle.update</text:span><text:span text:style-name="T125"> methods is called for a bundle that has a </text:span><text:span text:style-name="T104">ConnectModule</text:span><text:span text:style-name="T125"> present for the bundle location then the </text:span><text:span text:style-name="T104">ConnectModule.getContent</text:span><text:span text:style-name="T125"> method must be called to get the current </text:span><text:span text:style-name="T104">ConnectContent</text:span><text:span text:style-name="T125"> for the bundle. A </text:span><text:span text:style-name="T104">ConnectModule</text:span><text:span text:style-name="T125"> is allowed to return the same </text:span><text:span text:style-name="T104">ConnectContent</text:span><text:span text:style-name="T125"> or a different one each time </text:span><text:span text:style-name="T104">getContent</text:span><text:span text:style-name="T125"> is called.</text:span></text:p>
      <text:p text:style-name="P31"><text:span text:style-name="T125">If an </text:span><text:span text:style-name="T104">IOException</text:span><text:span text:style-name="T125"> is thrown it must result in a </text:span><text:span text:style-name="T104">BundleException</text:span><text:span text:style-name="T125"> with the thrown </text:span><text:span text:style-name="T104">IOException</text:span><text:span text:style-name="T125"> as the cause. <text:s/>Any other unchecked exception thrown by the </text:span><text:span text:style-name="T104">get</text:span><text:span text:style-name="T69">C</text:span><text:span text:style-name="T72">ontent</text:span><text:span text:style-name="T125"> method must also result in a </text:span><text:span text:style-name="T104">BundleException</text:span><text:span text:style-name="T125">.</text:span></text:p>
      <text:p text:style-name="P50"><text:span text:style-name="T128">T</text:span><text:span text:style-name="T125">he </text:span><text:span text:style-name="T109">ConnectContent</text:span><text:span text:style-name="T130"> </text:span><text:span text:style-name="T125">is then used by the framework </text:span><text:span text:style-name="T143">to access content of the bundle’s current </text:span><text:span text:style-name="T118">BundleRevision</text:span><text:span text:style-name="T143"> after the bundle update.</text:span></text:p>
      <text:h text:style-name="P152" text:outline-level="2"><text:bookmark-start text:name="__RefHeading___Toc6119_969872904"/>Reading Connect Content<text:bookmark-end text:name="__RefHeading___Toc6119_969872904"/></text:h>
      <text:p text:style-name="P34">The <text:span text:style-name="T109">ConnectContent</text:span><text:span text:style-name="T130"> </text:span><text:span text:style-name="T125">provides the framework with all the information and resources necessary to represent a</text:span><text:span text:style-name="T104"> </text:span><text:span text:style-name="T117">BundleRevision</text:span><text:span text:style-name="T104"> </text:span><text:span text:style-name="T125">in the framework.</text:span></text:p>
      <text:h text:style-name="P155" text:outline-level="3"><text:bookmark-start text:name="__RefHeading___Toc6121_969872904"/>Opening Connect Content<text:bookmark-end text:name="__RefHeading___Toc6121_969872904"/></text:h>
      <text:p text:style-name="P34">Before accessing the <text:span text:style-name="T109">ConnectContent</text:span><text:span text:style-name="T130"> </text:span><text:span text:style-name="T125">a framework must first open the </text:span><text:span text:style-name="T109">ConnectContent</text:span><text:span text:style-name="T130"> </text:span><text:span text:style-name="T125">with the following method:</text:span></text:p>
      <text:p text:style-name="P83"/>
      <text:p text:style-name="P91"><text:span text:style-name="T57"><text:tab/></text:span><text:span text:style-name="T58">ConnectContent </text:span><text:span text:style-name="T57">open() </text:span><text:span text:style-name="T166">throws</text:span><text:span text:style-name="T57"> IOException;</text:span></text:p>
      <text:p text:style-name="P99"/>
      <text:p text:style-name="P70"/>
      <text:p text:style-name="P73"><text:span text:style-name="T125">If an IOException is thrown while opening the content during install or update then </text:span><text:span text:style-name="T128">it must result in a </text:span><text:span text:style-name="T107">BundleException</text:span><text:span text:style-name="T128"> with the thrown </text:span><text:span text:style-name="T107">IOException</text:span><text:span text:style-name="T128"> as the cause. <text:s/></text:span><text:span text:style-name="T125">A framework may open and close the content many times while the bundle is installed in the framework. <text:s/>For example, to limit the number of resources kept open concurrently by the framework. <text:s/>The framework must always ensure that the </text:span><text:span text:style-name="T109">ConnectContent</text:span><text:span text:style-name="T130"> </text:span><text:span text:style-name="T131">is open before calling other methods on the </text:span><text:span text:style-name="T109">ConnectContent</text:span><text:span text:style-name="T130">.</text:span></text:p>
      <text:p text:style-name="P69"/>
      <text:h text:style-name="P156" text:outline-level="3"><text:bookmark-start text:name="__RefHeading___Toc6123_969872904"/>Bundle Manifest Headers<text:bookmark-end text:name="__RefHeading___Toc6123_969872904"/></text:h>
      <text:p text:style-name="P35">A <text:span text:style-name="T109">ConnectContent</text:span><text:span text:style-name="T130"> </text:span><text:span text:style-name="T125">may provide the bundle manifest headers to be used for the bundle. <text:s/>The framework must call the following method:</text:span></text:p>
      <text:p text:style-name="P79"><text:tab/>Optional&lt;Map&lt;String,String&gt;&gt; getHeaders();</text:p>
      <text:p text:style-name="P37"><text:span text:style-name="T125">If </text:span><text:span text:style-name="T132">an empty </text:span><text:span text:style-name="T110">Optional</text:span><text:span text:style-name="T132"> is returned then the framework must parse the bundle manifest itself by accessing the </text:span><text:span text:style-name="T110">META-INF/MANIFEST.MF</text:span><text:span text:style-name="T132"> entry of the </text:span><text:span text:style-name="T109">ConnectContent</text:span><text:span text:style-name="T130">.</text:span></text:p>
      <text:p text:style-name="P166"><text:span text:style-name="T132">If </text:span><text:span text:style-name="T134">the</text:span><text:span text:style-name="T132"> </text:span><text:span text:style-name="T110">Optional</text:span><text:span text:style-name="T132"> returned has a </text:span><text:span text:style-name="T110">Map</text:span><text:span text:style-name="T132"> present then the </text:span><text:span text:style-name="T110">Map</text:span><text:span text:style-name="T132"> must be used to provide the </text:span><text:span text:style-name="T154">raw unlocalized headers for the </text:span><text:span text:style-name="T132">bundle. <text:s/>The headers must be used the same way the </text:span><text:span text:style-name="T154">raw</text:span><text:span text:style-name="T132"> header values would have been used from a parsed </text:span><text:span text:style-name="T110">META-INF/MANIFEST.MF</text:span><text:span text:style-name="T132"> entry. That is the header keys and values that have semantic meaning must be used by the framework for the bundle and the key/value pairs must be used for the </text:span><text:span text:style-name="T110">Dictionary</text:span><text:span text:style-name="T132"> returned by </text:span><text:span text:style-name="T110">Bundle.getHeaders</text:span><text:span text:style-name="T132"> method</text:span><text:span text:style-name="T154">s</text:span><text:span text:style-name="T132">. <text:s/></text:span><text:span text:style-name="T141">The </text:span><text:span text:style-name="T117">BundleRevision</text:span><text:span text:style-name="T142"> </text:span><text:span text:style-name="T141">associated with the </text:span><text:span text:style-name="T109">ConnectContent</text:span><text:span text:style-name="T141"> must also have its capabilities and requirements defined by the contents of the </text:span><text:span text:style-name="T110">Map</text:span><text:span text:style-name="T132">.</text:span></text:p>
      <text:h text:style-name="P157" text:outline-level="3"><text:bookmark-start text:name="__RefHeading___Toc6125_969872904"/>Bundle Class Loader<text:bookmark-end text:name="__RefHeading___Toc6125_969872904"/></text:h>
      <text:p text:style-name="P36">A <text:span text:style-name="T109">ConnectContent</text:span><text:span text:style-name="T130"> </text:span><text:span text:style-name="T125">may provide </text:span><text:span text:style-name="T133">the class loader to use for a bundle. <text:s/>Before creating a class loader for </text:span><text:span text:style-name="T147">a</text:span><text:span text:style-name="T133"> bundle using a </text:span><text:span text:style-name="T109">ConnectContent</text:span><text:span text:style-name="T130"> </text:span><text:span text:style-name="T133">the framework must call the following method:</text:span></text:p>
      <text:p text:style-name="P84"/>
      <text:p text:style-name="P80"><text:soft-page-break/><text:tab/>Optional&lt;ClassLoader&gt; getClassLoader();</text:p>
      <text:p text:style-name="P39"><text:span text:style-name="T133">If an empty </text:span><text:span text:style-name="T110">Optional</text:span><text:span text:style-name="T132"> is returned then the framework must </text:span><text:span text:style-name="T133">create a class loader for the bundle. <text:s/>The class loader created by the framework must follow all the delegation rules defined by the OSGi module layer for a bundle class loader and it must implement the </text:span><text:span text:style-name="T111">BundleReference</text:span><text:span text:style-name="T133"> interface. </text:span><text:span text:style-name="T134">All resources found and classes defined by </text:span><text:span text:style-name="T26">this</text:span><text:span text:style-name="T134"> class loader must have their content read using the </text:span><text:span text:style-name="T109">ConnectContent</text:span><text:span text:style-name="T130"> </text:span><text:span text:style-name="T134">entries. <text:s/>This is similar to how a bundle class loader works when the framework is responsible for ready bundle JAR files directly.</text:span></text:p>
      <text:p text:style-name="P38"><text:span text:style-name="T132">If </text:span><text:span text:style-name="T134">the</text:span><text:span text:style-name="T132"> </text:span><text:span text:style-name="T110">Optional</text:span><text:span text:style-name="T132"> returned has a </text:span><text:span text:style-name="T112">ClassLoader</text:span><text:span text:style-name="T132"> present then </text:span><text:span text:style-name="T138">that</text:span><text:span text:style-name="T132"> </text:span><text:span text:style-name="T112">ClassLoader</text:span><text:span text:style-name="T132"> </text:span><text:span text:style-name="T134">must be used </text:span><text:span text:style-name="T154">for</text:span><text:span text:style-name="T134"> the class loader </text:span><text:span text:style-name="T154">of</text:span><text:span text:style-name="T134"> the </text:span><text:span text:style-name="T112">BundleWiring</text:span><text:span text:style-name="T134"> associated with the </text:span><text:span text:style-name="T109">ConnectContent</text:span><text:span text:style-name="T130">. <text:s/></text:span><text:span text:style-name="T138">The </text:span><text:span text:style-name="T115">ClassLoader</text:span><text:span text:style-name="T138"> provided by the </text:span><text:span text:style-name="T109">ConnectContent</text:span><text:span text:style-name="T130"> </text:span><text:span text:style-name="T138">is not required to implement the </text:span><text:span text:style-name="T111">BundleReference</text:span><text:span text:style-name="T133"> interface </text:span><text:span text:style-name="T138">and is not required to follow the delegation rules defined by the OSGi module layer. <text:s/></text:span><text:span text:style-name="T154">If the ClassLoader does not implement BundleReference then the framework must wrap the </text:span><text:span text:style-name="T123">ClassLoader</text:span><text:span text:style-name="T154"> with another </text:span><text:span text:style-name="T123">ClassLoader</text:span><text:span text:style-name="T154"> that does implement </text:span><text:span text:style-name="T123">BundleReference</text:span><text:span text:style-name="T154"> which returns the bundle associated with the </text:span><text:span text:style-name="T123">BundleWiring</text:span><text:span text:style-name="T154"> from the </text:span><text:span text:style-name="T123">getBundle</text:span><text:span text:style-name="T154"> method. <text:s/>This wrapper loader simply delegates all loading to the </text:span><text:span text:style-name="T123">ClassLoader</text:span><text:span text:style-name="T154"> provided </text:span><text:span text:style-name="T123">ConnectContent</text:span><text:span text:style-name="T154">. <text:s/>A framework is free to always return a wrapper loader regardless of if the </text:span><text:span text:style-name="T123">ConnectContent</text:span><text:span text:style-name="T154"> loader implements </text:span><text:span text:style-name="T123">BundleReference</text:span><text:span text:style-name="T154"> or not.</text:span></text:p>
      <text:p text:style-name="P38"><text:span text:style-name="T138">A </text:span><text:span text:style-name="T115">ConnectFactory</text:span><text:span text:style-name="T138"> is not required to provide a unique class loader for each </text:span><text:span text:style-name="T109">ConnectConten</text:span><text:span text:style-name="T115">t</text:span><text:span text:style-name="T138">. <text:s/></text:span><text:span text:style-name="T147">That is the same class loader can be used as the class loader for multiple </text:span><text:span text:style-name="T109">ConnectConten</text:span><text:span text:style-name="T115">t</text:span><text:span text:style-name="T138"> </text:span><text:span text:style-name="T147">objects and therefore get used by multiple bundles installed in the framework. If the connect bundle exports packages then the <text:s/></text:span><text:span text:style-name="T109">ConnectConten</text:span><text:span text:style-name="T115">t</text:span><text:span text:style-name="T138"> </text:span><text:span text:style-name="T147">class loader will be delegated to by other class loaders managed by the framework which do not have an associated </text:span><text:span text:style-name="T109">ConnectConten</text:span><text:span text:style-name="T115">t</text:span><text:span text:style-name="T138">. <text:s/></text:span><text:span text:style-name="T147">In other words, a bundle installed with no </text:span><text:span text:style-name="T109">ConnectConten</text:span><text:span text:style-name="T115">t</text:span><text:span text:style-name="T138"> </text:span><text:span text:style-name="T147">associated with it may import packages from connect bundles and the OSGi module layer will do the correct delegation of class loads to the connect class loader as defined by the OSGi module layer for exported packages.</text:span></text:p>
      <text:h text:style-name="P157" text:outline-level="3"><text:bookmark-start text:name="__RefHeading___Toc6127_969872904"/>Connect Content Entries<text:bookmark-end text:name="__RefHeading___Toc6127_969872904"/></text:h>
      <text:p text:style-name="P46">A<text:span text:style-name="T109"> ConnectContent</text:span><text:span text:style-name="T130"> </text:span><text:span text:style-name="T125">provides </text:span><text:span text:style-name="T148">access to</text:span><text:span text:style-name="T125"> connect entries to be used by the framework for two purposes:</text:span></text:p>
      <text:list xml:id="list3608690766" text:style-name="L5">
        <text:list-item>
          <text:p text:style-name="P164"><text:span text:style-name="T125">To provide content for the framework </text:span><text:span text:style-name="T104">Bundle</text:span><text:span text:style-name="T125"> and </text:span><text:span text:style-name="T104">BundleWiring</text:span><text:span text:style-name="T125"> methods which introspect bundle entries. <text:s/>For example, the </text:span><text:span text:style-name="T104">Bundle.getEntry</text:span><text:span text:style-name="T125">, </text:span><text:span text:style-name="T104">Bundle.getEntryPaths</text:span><text:span text:style-name="T125"> and </text:span><text:span text:style-name="T104">BundleWiring.findEntries</text:span><text:span text:style-name="T125"> method</text:span><text:span text:style-name="T140">s</text:span><text:span text:style-name="T125">.</text:span></text:p>
        </text:list-item>
        <text:list-item>
          <text:p text:style-name="P164"><text:span text:style-name="T125">To provide content when the framework </text:span><text:span text:style-name="T139">is responsible for creating the class loader for the module.</text:span></text:p>
        </text:list-item>
      </text:list>
      <text:p text:style-name="P60"><text:span text:style-name="T139">A </text:span><text:span text:style-name="T125">resource in a </text:span><text:span text:style-name="T104">ConnectContent</text:span><text:span text:style-name="T125"> is identified by a path name that is a ‘/’-separated path string. A </text:span><text:span text:style-name="T104">ConnectContent</text:span><text:span text:style-name="T125"> may treat directories as resources, but it is not required to. <text:s/>Where a </text:span><text:span text:style-name="T104">ConnectContent</text:span><text:span text:style-name="T125"> does contain a directory that can be located then its path name must end with a slash (‘/’). </text:span><text:span text:style-name="T149">The directory can also be located with a path name that drops the trailing slash.</text:span></text:p>
      <text:h text:style-name="P158" text:outline-level="4"><text:span text:style-name="T172">Discover Connect </text:span>Entry Names</text:h>
      <text:p text:style-name="P48"><text:span text:style-name="T171">All </text:span><text:span text:style-name="T73">C</text:span><text:span text:style-name="T74">onnectEntry</text:span><text:span text:style-name="T171"> names provided by a </text:span><text:span text:style-name="T109">ConnectContent</text:span><text:span text:style-name="T130"> </text:span><text:span text:style-name="T139">can be introspected by the </text:span><text:span text:style-name="T109">ConnectContent</text:span><text:span text:style-name="T130"> </text:span><text:span text:style-name="T139">method:</text:span></text:p>
      <text:p text:style-name="P75"><text:span text:style-name="T57"><text:tab/>Iterable&lt;String&gt; getEntries() </text:span><text:span text:style-name="T166">throws</text:span><text:span text:style-name="T57"> IOException;</text:span></text:p>
      <text:p text:style-name="P47">The iterable provided is used to by the framework for both the <text:span text:style-name="T115">Bundle.getEntryPaths</text:span><text:span text:style-name="T138"> and </text:span><text:span text:style-name="T115">BundleWiring.findEntries</text:span><text:span text:style-name="T138"> method</text:span><text:span text:style-name="T140">s.</text:span></text:p>
      <text:h text:style-name="P159" text:outline-level="4"><text:soft-page-break/>Connect Entry Lookup</text:h>
      <text:p text:style-name="P48"><text:span text:style-name="T172">The content of an entry contained in a </text:span><text:span text:style-name="T109">ConnectContent</text:span><text:span text:style-name="T130"> </text:span><text:span text:style-name="T140">can be introspected using the </text:span><text:span text:style-name="T116">ConnectContent.ConnectEntry</text:span><text:span text:style-name="T140"> interface. <text:s/>A </text:span><text:span text:style-name="T116">ConnectEntry</text:span><text:span text:style-name="T140"> </text:span><text:span text:style-name="T27">can be found by </text:span><text:span text:style-name="T29">its path</text:span><text:span text:style-name="T27"> name using the </text:span><text:span text:style-name="T75">ConnectContent</text:span><text:span text:style-name="T28"> </text:span><text:span text:style-name="T27">method:</text:span></text:p>
      <text:p text:style-name="P76"><text:span text:style-name="T57"><text:tab/>Optional&lt;ConnectEntry&gt; getEntry(String </text:span><text:span text:style-name="T158">path</text:span><text:span text:style-name="T57">);</text:span></text:p>
      <text:p text:style-name="P59">An empty <text:span text:style-name="T104">Optional</text:span> <text:span text:style-name="T173">is returned if the entry does not exist with the specified path name. <text:s/>Otherwise the present </text:span><text:span text:style-name="T117">ConnectEntry</text:span><text:span text:style-name="T141"> is returned. <text:s/>The </text:span><text:span text:style-name="T117">ConnectEntry</text:span><text:span text:style-name="T141"> can be used by the framework to create URLs with the framework specific protocol for bundle entries. <text:s/>For example, the URLs returned by the </text:span><text:span text:style-name="T117">Bundle.getEntry</text:span><text:span text:style-name="T141"> and </text:span><text:span text:style-name="T117">BundleWiring.findEntries</text:span><text:span text:style-name="T141"> methods.</text:span></text:p>
      <text:p text:style-name="P61"><text:span text:style-name="T141">T</text:span><text:span text:style-name="T125">he framework must ensure that the path value used does not start with slash (‘/’). <text:s/></text:span><text:span text:style-name="T149">That is any paths used for <text:s/></text:span><text:span text:style-name="T117">Bundle.getEntry</text:span><text:span text:style-name="T141"> and </text:span><text:span text:style-name="T117">BundleWiring.findEntries</text:span><text:span text:style-name="T141"> </text:span><text:span text:style-name="T149">must have the beginning slash removed before calling </text:span><text:span text:style-name="T122">ConnectContent.getEntry</text:span></text:p>
      <text:h text:style-name="P157" text:outline-level="3"><text:bookmark-start text:name="__RefHeading___Toc6129_969872904"/>Closing Connect Content<text:bookmark-end text:name="__RefHeading___Toc6129_969872904"/></text:h>
      <text:p text:style-name="P51">Once a <text:span text:style-name="T104">BundleRevision</text:span><text:span text:style-name="T125"> which is backed by a </text:span><text:span text:style-name="T109">ConnectContent</text:span><text:span text:style-name="T130"> </text:span><text:span text:style-name="T125">is no longer in use by the framework then the framework must close the </text:span><text:span text:style-name="T109">ConnectContent</text:span><text:span text:style-name="T125"> with the method:</text:span></text:p>
      <text:p text:style-name="P85"/>
      <text:p text:style-name="P77"><text:span text:style-name="T57"><text:tab/></text:span><text:span text:style-name="T59">ConnectContent </text:span><text:span text:style-name="T57">close() </text:span><text:span text:style-name="T166">throws</text:span><text:span text:style-name="T57"> IOException;</text:span></text:p>
      <text:p text:style-name="P51">The framework is free to close the <text:span text:style-name="T109">ConnectContent</text:span><text:span text:style-name="T130"> </text:span><text:span text:style-name="T125">at any other time during the lifecycle of the framework, but it must always ensure </text:span><text:span text:style-name="T109">ConnectContent</text:span><text:span text:style-name="T125"> is opened before calling other methods on it.</text:span></text:p>
      <text:h text:style-name="P153" text:outline-level="2"><text:bookmark-start text:name="__RefHeading___Toc6131_969872904"/>Launching From Persistent Storage<text:bookmark-end text:name="__RefHeading___Toc6131_969872904"/></text:h>
      <text:p text:style-name="P52">The framework must make a record of which bundles are installed using a <text:span text:style-name="T104">ConnectModule</text:span><text:span text:style-name="T125">. <text:s/>When the framework is stopped it must persist the state of all the installed bundles, including the ones using a </text:span><text:span text:style-name="T104">ConnectModule</text:span><text:span text:style-name="T125">. <text:s/>When a new framework instance is created using the persistent storage which record</text:span><text:span text:style-name="T149">ed</text:span><text:span text:style-name="T125"> the use of a </text:span><text:span text:style-name="T104">ConnectModule</text:span><text:span text:style-name="T125">, the framework must verify that a </text:span><text:span text:style-name="T104">ConnectFactory</text:span><text:span text:style-name="T125"> is available that can handle the bundle location.</text:span></text:p>
      <text:p text:style-name="P52"><text:span text:style-name="T125">If there is no </text:span><text:span text:style-name="T104">ConnectModule</text:span><text:span text:style-name="T125"> present then the bundle installed must be discarded by the framework as if it is not installed and a warning framework event should be published or a warning should be logged.</text:span></text:p>
      <text:h text:style-name="P146" text:outline-level="2"><text:bookmark-start text:name="__RefHeading___Toc6133_969872904"/>FrameworkUtil Helper<text:bookmark-end text:name="__RefHeading___Toc6133_969872904"/></text:h>
      <text:p text:style-name="P53"><text:span text:style-name="T13">The class </text:span><text:span text:style-name="T119">FrameworkUtil</text:span><text:span text:style-name="T144"> has a number of static utility methods. The following method may be of interest to connect factory implementations:</text:span></text:p>
      <text:p text:style-name="P86"/>
      <text:p text:style-name="P78"><text:span text:style-name="T57"><text:tab/></text:span><text:span text:style-name="T166">public</text:span><text:span text:style-name="T57"> </text:span><text:span text:style-name="T166">static</text:span><text:span text:style-name="T57"> Bundle getBundle(</text:span><text:span text:style-name="T166">final</text:span><text:span text:style-name="T57"> Class&lt;?&gt; </text:span><text:span text:style-name="T157">classFromBundle</text:span><text:span text:style-name="T57">)</text:span></text:p>
      <text:p text:style-name="P53"><text:span text:style-name="T193">The c</text:span>lasses from connect bundles, depending on if their class loader implements <text:span text:style-name="T104">BundleReference</text:span><text:span text:style-name="T125">, may return a </text:span><text:span text:style-name="T104">null</text:span><text:span text:style-name="T125"> bundle </text:span><text:span text:style-name="T146">from the </text:span><text:span text:style-name="T121">getBundle</text:span><text:span text:style-name="T146"> method</text:span><text:span text:style-name="T125">. <text:s/></text:span><text:span text:style-name="T146">To allow a connect factory implementation to hook into the </text:span><text:span text:style-name="T121">FrameworkUtil</text:span><text:span text:style-name="T146"> class a new interface exists in the </text:span><text:span text:style-name="T121">org.osgi.framework.connect</text:span><text:span text:style-name="T146"> </text:span><text:span text:style-name="T149">package:</text:span></text:p>
      <text:p text:style-name="P57"/>
      <text:p text:style-name="P78"><text:span text:style-name="T167">public</text:span><text:span text:style-name="T57"> </text:span><text:span text:style-name="T166">interface</text:span><text:span text:style-name="T57"> </text:span><text:span text:style-name="T62">FrameworkUtilHelper</text:span><text:span text:style-name="T57"> {</text:span></text:p>
      <text:p text:style-name="P94"/>
      <text:p text:style-name="P91"><text:soft-page-break/><text:span text:style-name="T57"><text:tab/></text:span><text:span text:style-name="T166">default</text:span><text:span text:style-name="T57"> </text:span><text:span text:style-name="T61">Optional&lt;</text:span><text:span text:style-name="T57">Bundle</text:span><text:span text:style-name="T61">&gt;</text:span><text:span text:style-name="T57"> getBundle(Class&lt; ? &gt; </text:span><text:span text:style-name="T157">classFromBundle</text:span><text:span text:style-name="T57">) {</text:span></text:p>
      <text:p text:style-name="P91"><text:span text:style-name="T57"><text:tab/><text:tab/></text:span><text:span text:style-name="T166">return</text:span><text:span text:style-name="T57"> </text:span><text:span text:style-name="T166">null</text:span><text:span text:style-name="T57">;</text:span></text:p>
      <text:p text:style-name="P93"><text:tab/>}</text:p>
      <text:p text:style-name="P81">}</text:p>
      <text:p text:style-name="P54">The <text:span text:style-name="T120">FrameworkUtil</text:span><text:span text:style-name="T145"> </text:span><text:span text:style-name="T144">class has been enhanced to to get a list of available </text:span><text:span text:style-name="T119">FrameworkUtilHelper</text:span><text:span text:style-name="T144"> implementations using the </text:span><text:span text:style-name="T119">ServiceLoader</text:span><text:span text:style-name="T144">. The </text:span><text:span text:style-name="T119">FrameworkUtil.getBundle</text:span><text:span text:style-name="T144"> method has also been enhanced to fall back to using the available </text:span><text:span text:style-name="T119">FrameworkUtilHelper</text:span><text:span text:style-name="T144"> implementations when the class loader of the </text:span><text:span text:style-name="T119">classFromBundle</text:span><text:span text:style-name="T144"> is not a </text:span><text:span text:style-name="T120">BundleReference</text:span><text:span text:style-name="T145">.</text:span></text:p>
      <text:p text:style-name="P54"><text:span text:style-name="T145">T</text:span><text:span text:style-name="T144">he immutable list of available </text:span><text:span text:style-name="T119">FrameworkUtilHelper</text:span><text:span text:style-name="T144"> is determined during class initialization of the </text:span><text:span text:style-name="T119">FrameworkUtil</text:span><text:span text:style-name="T144"> class and cannot change during the lifetime of the </text:span><text:span text:style-name="T119">FrameworkUtil</text:span><text:span text:style-name="T144"> class.</text:span></text:p>
      <text:p text:style-name="P58"/>
      <text:h text:style-name="P139" text:outline-level="2">Identify Connect Bundles</text:h>
      <text:p text:style-name="P65"><text:span text:style-name="T91">To allow </text:span><text:span text:style-name="T92">the</text:span><text:span text:style-name="T91"> discovery and detection of connect bundles the </text:span><text:span text:style-name="T88">osgi.identity</text:span><text:span text:style-name="T91"> namespace has a new attribute defined named </text:span><text:span text:style-name="T89">tags</text:span><text:span text:style-name="T51">. The </text:span><text:span text:style-name="T89">tags</text:span><text:span text:style-name="T51"> attribute </text:span><text:span text:style-name="T53">provides a versatile </text:span><text:span text:style-name="T34">way to</text:span><text:span text:style-name="T53"> identify some aspect of a resource for any reason. <text:s/>The value of this attribute must be </text:span><text:span text:style-name="T89">List&lt;String&gt;</text:span><text:span text:style-name="T53">. <text:s/>For </text:span><text:span text:style-name="T54">connect </text:span><text:span text:style-name="T53">bundles installed in the framework the value </text:span><text:span text:style-name="T89">osgi.connect</text:span><text:span text:style-name="T53"> </text:span><text:span text:style-name="T56">must be</text:span><text:span text:style-name="T54"> added </text:span><text:span text:style-name="T53">to the list of tags </text:span><text:span text:style-name="T56">for the </text:span><text:span text:style-name="T88">osgi.identity</text:span><text:span text:style-name="T52"> </text:span><text:span text:style-name="T56">capability</text:span><text:span text:style-name="T53">. </text:span><text:span text:style-name="T55">For all other bundles the framework is free to omit the </text:span><text:span text:style-name="T90">tags</text:span><text:span text:style-name="T55"> attribute </text:span><text:span text:style-name="T35">f</text:span><text:span text:style-name="T36">rom the </text:span><text:span text:style-name="T80">osgi.identity</text:span><text:span text:style-name="T36"> capability.</text:span></text:p>
      <text:h text:style-name="P137" text:outline-level="1"><text:bookmark-start text:name="__RefHeading___Toc6135_969872904"/>Data Transfer Objects<text:bookmark-end text:name="__RefHeading___Toc6135_969872904"/></text:h>
      <text:p text:style-name="P20">No new DTOs required for this RFC</text:p>
      <text:h text:style-name="P137" text:outline-level="1"><text:bookmark-start text:name="__RefHeading___Toc6137_969872904"/>Javadoc<text:bookmark-end text:name="__RefHeading___Toc6137_969872904"/></text:h>
      <text:section text:style-name="Sect1" text:name="Section1" text:protected="true">
        <text:section-source xlink:href="../javadoc.rtf" text:filter-name="Rich Text Format"/>
        <text:p text:style-name="P176"><text:span text:style-name="T2">OSGi Javadoc</text:span></text:p>
        <text:p text:style-name="P102"><text:span text:style-name="T7">12/16/19 3:17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5"><text:span text:style-name="Summary_20_Heading_20_Font"><text:span text:style-name="T8">Package Summary</text:span></text:span></text:p>
            </table:table-cell>
            <table:covered-table-cell/>
            <table:table-cell table:style-name="Table3.A1" office:value-type="string">
              <text:p text:style-name="P107"><text:span text:style-name="Page_20_Reference_20_Font"><text:span text:style-name="T9">Page</text:span></text:span></text:p>
            </table:table-cell>
          </table:table-row>
          <table:table-row table:style-name="Table3.1">
            <table:table-cell table:style-name="Table3.A2" office:value-type="string">
              <text:p text:style-name="P105"><text:a xlink:type="simple" xlink:href="file:///l%22r3" text:style-name="ListLabel_20_1" text:visited-style-name="ListLabel_20_1"><text:span text:style-name="Internet_20_link"><text:span text:style-name="T174">org.osgi.framework.connect</text:span></text:span></text:a></text:p>
            </table:table-cell>
            <table:table-cell table:style-name="Table3.B2" office:value-type="string">
              <text:p text:style-name="P105"><text:span text:style-name="T3">Framework Connect Package Version 1.0.</text:span></text:p>
            </table:table-cell>
            <table:table-cell table:style-name="Table3.C2" office:value-type="string">
              <text:p text:style-name="P107"><text:bookmark-ref text:reference-format="page" text:ref-name="r3">16</text:bookmark-ref></text:p>
            </table:table-cell>
          </table:table-row>
          <table:table-row table:style-name="Table3.1">
            <table:table-cell table:style-name="Table3.A3" office:value-type="string">
              <text:p text:style-name="P104"><text:a xlink:type="simple" xlink:href="file:///l%22r29" text:style-name="ListLabel_20_1" text:visited-style-name="ListLabel_20_1"><text:span text:style-name="Internet_20_link"><text:span text:style-name="T174">org.osgi.framework.namespace</text:span></text:span></text:a></text:p>
            </table:table-cell>
            <table:table-cell table:style-name="Table3.B3" office:value-type="string">
              <text:p text:style-name="P104"><text:span text:style-name="T3">Namespace Package Version 1.2.</text:span></text:p>
            </table:table-cell>
            <table:table-cell table:style-name="Table3.C3" office:value-type="string">
              <text:p text:style-name="P106"><text:bookmark-ref text:reference-format="page" text:ref-name="r29">28</text:bookmark-ref></text:p>
            </table:table-cell>
          </table:table-row>
        </table:table>
        <text:p text:style-name="P177"><text:bookmark text:name="r3"/><text:span text:style-name="T94">Package org.osgi.framework.connect</text:span></text:p>
        <text:p text:style-name="P109"><text:span text:style-name="Code_20_Small">@org.osgi.annotation.versioning.Version(value="1.0")</text:span></text:p>
        <text:p text:style-name="P109"><text:span text:style-name="T3">Framework Connect Package Version 1.0.</text:span></text:p>
        <text:p text:style-name="P109"><text:span text:style-name="T4">See:</text:span></text:p>
        <text:p text:style-name="P117"><text:a xlink:type="simple" xlink:href="file:///l%22r2" text:style-name="ListLabel_20_2" text:visited-style-name="ListLabel_20_2"><text:span text:style-name="Internet_20_link"><text:span text:style-name="T4">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5"><text:span text:style-name="Summary_20_Heading_20_Font1"><text:span text:style-name="T8">Interface Summary</text:span></text:span></text:p>
            </table:table-cell>
            <table:covered-table-cell/>
            <table:table-cell table:style-name="Table4.A1" office:value-type="string">
              <text:p text:style-name="P107"><text:span text:style-name="Page_20_Reference_20_Font"><text:span text:style-name="T9">Page</text:span></text:span></text:p>
            </table:table-cell>
          </table:table-row>
          <table:table-row table:style-name="Table4.1">
            <table:table-cell table:style-name="Table4.A2" office:value-type="string">
              <text:p text:style-name="P105"><text:a xlink:type="simple" xlink:href="file:///l%22r11" text:style-name="ListLabel_20_1" text:visited-style-name="ListLabel_20_1"><text:span text:style-name="Internet_20_link"><text:span text:style-name="T174">ConnectContent</text:span></text:span></text:a></text:p>
            </table:table-cell>
            <table:table-cell table:style-name="Table4.B2" office:value-type="string">
              <text:p text:style-name="P105"><text:span text:style-name="T3">A connect content provides a </text:span><text:span text:style-name="Code1"><text:span text:style-name="T179">framework</text:span></text:span><text:span text:style-name="Default_20_Paragraph_20_Font"><text:span text:style-name="T3"> access to the content of a connect </text:span></text:span><text:a xlink:type="simple" xlink:href="file:///l%22r25" text:style-name="ListLabel_20_3" text:visited-style-name="ListLabel_20_3"><text:span text:style-name="Internet_20_link"><text:span text:style-name="T177">module</text:span></text:span></text:a><text:span text:style-name="Default_20_Paragraph_20_Font"><text:span text:style-name="T5">.</text:span></text:span></text:p>
            </table:table-cell>
            <table:table-cell table:style-name="Table4.C2" office:value-type="string">
              <text:p text:style-name="P107"><text:bookmark-ref text:reference-format="page" text:ref-name="r11">17</text:bookmark-ref></text:p>
            </table:table-cell>
          </table:table-row>
          <table:table-row table:style-name="Table4.1">
            <table:table-cell table:style-name="Table4.A3" office:value-type="string">
              <text:p text:style-name="P104"><text:a xlink:type="simple" xlink:href="file:///l%22r17" text:style-name="ListLabel_20_1" text:visited-style-name="ListLabel_20_1"><text:span text:style-name="Internet_20_link"><text:span text:style-name="T174">ConnectContent.ConnectEntry</text:span></text:span></text:a></text:p>
            </table:table-cell>
            <table:table-cell table:style-name="Table4.B3" office:value-type="string">
              <text:p text:style-name="P104"><text:span text:style-name="T3">Represents the entry of a connect module</text:span></text:p>
            </table:table-cell>
            <table:table-cell table:style-name="Table4.C3" office:value-type="string">
              <text:p text:style-name="P106"><text:bookmark-ref text:reference-format="page" text:ref-name="r17">20</text:bookmark-ref></text:p>
            </table:table-cell>
          </table:table-row>
          <table:table-row table:style-name="Table4.1">
            <table:table-cell table:style-name="Table4.A4" office:value-type="string">
              <text:p text:style-name="P104"><text:a xlink:type="simple" xlink:href="file:///l%22r21" text:style-name="ListLabel_20_1" text:visited-style-name="ListLabel_20_1"><text:span text:style-name="Internet_20_link"><text:span text:style-name="T174">ConnectFramework</text:span></text:span></text:a></text:p>
            </table:table-cell>
            <table:table-cell table:style-name="Table4.B4" office:value-type="string">
              <text:p text:style-name="P104"><text:span text:style-name="T3">A connect framework provides access to instances of </text:span><text:a xlink:type="simple" xlink:href="file:///l%22r25" text:style-name="ListLabel_20_3" text:visited-style-name="ListLabel_20_3"><text:span text:style-name="Internet_20_link"><text:span text:style-name="T177">ConnectModule</text:span></text:span></text:a><text:span text:style-name="Default_20_Paragraph_20_Font"><text:span text:style-name="T5"> that are used by a </text:span></text:span><text:span text:style-name="Code1"><text:span text:style-name="T184">org.osgi.framework.launch.Framework</text:span></text:span><text:span text:style-name="Default_20_Paragraph_20_Font"><text:span text:style-name="T5"> instance to provide content and classes for a bundle installed in the Framework.</text:span></text:span></text:p>
            </table:table-cell>
            <table:table-cell table:style-name="Table4.C4" office:value-type="string">
              <text:p text:style-name="P106"><text:bookmark-ref text:reference-format="page" text:ref-name="r21">22</text:bookmark-ref></text:p>
            </table:table-cell>
          </table:table-row>
          <table:table-row table:style-name="Table4.1">
            <table:table-cell table:style-name="Table4.A5" office:value-type="string">
              <text:p text:style-name="P104"><text:a xlink:type="simple" xlink:href="file:///l%22r23" text:style-name="ListLabel_20_1" text:visited-style-name="ListLabel_20_1"><text:span text:style-name="Internet_20_link"><text:span text:style-name="T174">ConnectFrameworkFactory</text:span></text:span></text:a></text:p>
            </table:table-cell>
            <table:table-cell table:style-name="Table4.B5" office:value-type="string">
              <text:p text:style-name="P104"><text:span text:style-name="T3">A factory for creating </text:span><text:span text:style-name="Code1"><text:span text:style-name="T179">org.osgi.framework.launch.Framework</text:span></text:span><text:span text:style-name="Default_20_Paragraph_20_Font"><text:span text:style-name="T3"> instances.</text:span></text:span></text:p>
            </table:table-cell>
            <table:table-cell table:style-name="Table4.C5" office:value-type="string">
              <text:p text:style-name="P106"><text:bookmark-ref text:reference-format="page" text:ref-name="r23">24</text:bookmark-ref></text:p>
            </table:table-cell>
          </table:table-row>
          <table:table-row table:style-name="Table4.1">
            <table:table-cell table:style-name="Table4.A6" office:value-type="string">
              <text:p text:style-name="P104"><text:a xlink:type="simple" xlink:href="file:///l%22r25" text:style-name="ListLabel_20_1" text:visited-style-name="ListLabel_20_1"><text:span text:style-name="Internet_20_link"><text:span text:style-name="T174">ConnectModule</text:span></text:span></text:a></text:p>
            </table:table-cell>
            <table:table-cell table:style-name="Table4.B6" office:value-type="string">
              <text:p text:style-name="P104"><text:span text:style-name="T3">A connect module instance is used by a </text:span><text:span text:style-name="Code1"><text:span text:style-name="T179">framework</text:span></text:span><text:span text:style-name="Default_20_Paragraph_20_Font"><text:span text:style-name="T3"> to load content for a bundle revision installed in the framework.</text:span></text:span></text:p>
            </table:table-cell>
            <table:table-cell table:style-name="Table4.C6" office:value-type="string">
              <text:p text:style-name="P106"><text:bookmark-ref text:reference-format="page" text:ref-name="r25">26</text:bookmark-ref></text:p>
            </table:table-cell>
          </table:table-row>
          <table:table-row table:style-name="Table4.1">
            <table:table-cell table:style-name="Table4.A7" office:value-type="string">
              <text:p text:style-name="P104"><text:a xlink:type="simple" xlink:href="file:///l%22r27" text:style-name="ListLabel_20_1" text:visited-style-name="ListLabel_20_1"><text:span text:style-name="Internet_20_link"><text:span text:style-name="T174">FrameworkUtilHelper</text:span></text:span></text:a></text:p>
            </table:table-cell>
            <table:table-cell table:style-name="Table4.B7" office:value-type="string">
              <text:p text:style-name="P104"><text:span text:style-name="T3">A helper for the </text:span><text:span text:style-name="Code1"><text:span text:style-name="T179">org.osgi.framework.FrameworkUtil</text:span></text:span><text:span text:style-name="Default_20_Paragraph_20_Font"><text:span text:style-name="T3"> class.</text:span></text:span></text:p>
            </table:table-cell>
            <table:table-cell table:style-name="Table4.C7" office:value-type="string">
              <text:p text:style-name="P106"><text:bookmark-ref text:reference-format="page" text:ref-name="r27">27</text:bookmark-ref></text:p>
            </table:table-cell>
          </table:table-row>
        </table:table>
        <text:p text:style-name="P112"><text:bookmark text:name="r2"/><text:span text:style-name="T10">Package org.osgi.framework.connect Description</text:span></text:p>
        <text:p text:style-name="P113"><text:span text:style-name="T3">Framework Connect Package Version 1.0.</text:span></text:p>
        <text:p text:style-name="P113"><text:span text:style-name="T3">Bundles wishing to use this package must list the package in the Import-Package header of the bundle's manifest.</text:span></text:p>
        <text:p text:style-name="P113"><text:span text:style-name="T3">Example import for consumers using the API in this package:</text:span></text:p>
        <text:p text:style-name="Standard"><text:span text:style-name="Code1">Import-Package: org.osgi.framework.connect; version="[1.0,2.0)"</text:span></text:p>
        <text:p text:style-name="P179"><text:bookmark text:name="r11"/><text:span text:style-name="T94">Interface ConnectContent</text:span></text:p>
        <text:p text:style-name="P114"><text:a xlink:type="simple" xlink:href="file:///l%22r3" text:style-name="ListLabel_20_4" text:visited-style-name="ListLabel_20_4"><text:span text:style-name="Internet_20_link"><text:span text:style-name="T6">org.osgi.framework.connect</text:span></text:span></text:a></text:p>
        <text:p text:style-name="P110"/>
        <text:p text:style-name="P121"><text:span text:style-name="Code2">public interface </text:span><text:span text:style-name="Code2"><text:span text:style-name="T102">ConnectContent</text:span></text:span></text:p>
        <text:p text:style-name="P102"><text:span text:style-name="T3">A connect content provides a </text:span><text:span text:style-name="Code2">framework</text:span><text:span text:style-name="Default_20_Paragraph_20_Font"><text:span text:style-name="T3"> access to the content of a connect </text:span></text:span><text:a xlink:type="simple" xlink:href="file:///l%22r25" text:style-name="ListLabel_20_5" text:visited-style-name="ListLabel_20_5"><text:span text:style-name="Internet_20_link"><text:span text:style-name="T180">module</text:span></text:span></text:a><text:span text:style-name="Default_20_Paragraph_20_Font"><text:span text:style-name="T5">. A framework may </text:span></text:span><text:a xlink:type="simple" xlink:href="file:///l%22r9" text:style-name="ListLabel_20_5" text:visited-style-name="ListLabel_20_5"><text:span text:style-name="Internet_20_link"><text:span text:style-name="T180">open</text:span></text:span></text:a><text:span text:style-name="Default_20_Paragraph_20_Font"><text:span text:style-name="T5"> and </text:span></text:span><text:a xlink:type="simple" xlink:href="file:///l%22r10" text:style-name="ListLabel_20_5" text:visited-style-name="ListLabel_20_5"><text:span text:style-name="Internet_20_link"><text:span text:style-name="T180">close</text:span></text:span></text:a><text:span text:style-name="Default_20_Paragraph_20_Font"><text:span text:style-name="T5">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114"><text:span text:style-name="T4">See Also:</text:span></text:p>
        <text:p text:style-name="P118"><text:span text:style-name="Code2">org.osgi.framework.wiring.BundleRevisions</text:span></text:p>
        <text:p text:style-name="P114"><text:span text:style-name="T4">ThreadSafe</text:span></text:p>
        <text:p text:style-name="P12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3"><text:span text:style-name="Summary_20_Heading_20_Font2"><text:span text:style-name="T8">Nested Class Summary</text:span></text:span></text:p>
            </table:table-cell>
            <table:covered-table-cell/>
            <table:table-cell table:style-name="Table5.A1" office:value-type="string">
              <text:p text:style-name="P125"><text:span text:style-name="Page_20_Reference_20_Font"><text:span text:style-name="T9">Page</text:span></text:span></text:p>
            </table:table-cell>
          </table:table-row>
          <table:table-row table:style-name="Table5.1">
            <table:table-cell table:style-name="Table5.A2" office:value-type="string">
              <text:p text:style-name="P127"><text:span text:style-name="Code_20_Small1"><text:span text:style-name="T182">static interface</text:span></text:span></text:p>
            </table:table-cell>
            <table:table-cell table:style-name="Table5.B2" office:value-type="string">
              <text:p text:style-name="P129"><text:a xlink:type="simple" xlink:href="file:///l%22r17" text:style-name="ListLabel_20_6" text:visited-style-name="ListLabel_20_6"><text:span text:style-name="Internet_20_link"><text:span text:style-name="T175">ConnectContent.ConnectEntry</text:span></text:span></text:a></text:p>
              <text:p text:style-name="P131"><text:span text:style-name="T3">Represents the entry of a connect module</text:span></text:p>
            </table:table-cell>
            <table:table-cell table:style-name="Table5.C2" office:value-type="string">
              <text:p text:style-name="P125"><text:bookmark-ref text:reference-format="page" text:ref-name="r17">20</text:bookmark-ref></text:p>
            </table:table-cell>
          </table:table-row>
        </table:table>
        <text:p text:style-name="P9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3"><text:span text:style-name="Summary_20_Heading_20_Font2"><text:span text:style-name="T8">Field Summary</text:span></text:span></text:p>
            </table:table-cell>
            <table:covered-table-cell/>
            <table:table-cell table:style-name="Table6.A1" office:value-type="string">
              <text:p text:style-name="P125"><text:span text:style-name="Page_20_Reference_20_Font"><text:span text:style-name="T9">Page</text:span></text:span></text:p>
            </table:table-cell>
          </table:table-row>
          <table:table-row table:style-name="Table6.1">
            <table:table-cell table:style-name="Table6.A2" office:value-type="string">
              <text:p text:style-name="P127"><text:span text:style-name="Code_20_Small1"><text:span text:style-name="T182">String</text:span></text:span></text:p>
            </table:table-cell>
            <table:table-cell table:style-name="Table6.B2" office:value-type="string">
              <text:p text:style-name="P129"><text:a xlink:type="simple" xlink:href="file:///l%22r4" text:style-name="ListLabel_20_6" text:visited-style-name="ListLabel_20_6"><text:span text:style-name="Internet_20_link"><text:span text:style-name="T175">TAG_OSGI_CONNECT</text:span></text:span></text:a></text:p>
              <text:p text:style-name="P131"><text:span text:style-name="T3">The </text:span><text:span text:style-name="Code2"><text:span text:style-name="T179">osgi.identity</text:span></text:span><text:span text:style-name="Default_20_Paragraph_20_Font"><text:span text:style-name="T3"> </text:span></text:span><text:a xlink:type="simple" xlink:href="file:///l%22r37" text:style-name="ListLabel_20_3" text:visited-style-name="ListLabel_20_3"><text:span text:style-name="Internet_20_link"><text:span text:style-name="T177">tags</text:span></text:span></text:a><text:span text:style-name="Default_20_Paragraph_20_Font"><text:span text:style-name="T5"> attribute value used by the framework to tag connect bundle revisions.</text:span></text:span></text:p>
            </table:table-cell>
            <table:table-cell table:style-name="Table6.C2" office:value-type="string">
              <text:p text:style-name="P125"><text:bookmark-ref text:reference-format="page" text:ref-name="r4">17</text:bookmark-ref></text:p>
            </table:table-cell>
          </table:table-row>
        </table:table>
        <text:p text:style-name="P9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3"><text:span text:style-name="Summary_20_Heading_20_Font2"><text:span text:style-name="T8">Method Summary</text:span></text:span></text:p>
            </table:table-cell>
            <table:covered-table-cell/>
            <table:table-cell table:style-name="Table7.A1" office:value-type="string">
              <text:p text:style-name="P125"><text:span text:style-name="Page_20_Reference_20_Font"><text:span text:style-name="T9">Page</text:span></text:span></text:p>
            </table:table-cell>
          </table:table-row>
          <table:table-row table:style-name="Table7.1">
            <table:table-cell table:style-name="Table7.A2" office:value-type="string">
              <text:p text:style-name="P127"><text:a xlink:type="simple" xlink:href="file:///l%22r11" text:style-name="ListLabel_20_7" text:visited-style-name="ListLabel_20_7"><text:span text:style-name="Internet_20_link"><text:span text:style-name="T178">ConnectContent</text:span></text:span></text:a></text:p>
            </table:table-cell>
            <table:table-cell table:style-name="Table7.B2" office:value-type="string">
              <text:p text:style-name="P129"><text:a xlink:type="simple" xlink:href="file:///l%22r10" text:style-name="ListLabel_20_6" text:visited-style-name="ListLabel_20_6"><text:span text:style-name="Internet_20_link"><text:span text:style-name="T175">close</text:span></text:span></text:a><text:span text:style-name="Code2"><text:span text:style-name="T185">()</text:span></text:span></text:p>
              <text:p text:style-name="P131"><text:span text:style-name="T3">Closes this connect content.</text:span></text:p>
            </table:table-cell>
            <table:table-cell table:style-name="Table7.C2" office:value-type="string">
              <text:p text:style-name="P125"><text:bookmark-ref text:reference-format="page" text:ref-name="r10">19</text:bookmark-ref></text:p>
            </table:table-cell>
          </table:table-row>
          <table:table-row table:style-name="Table7.1">
            <table:table-cell table:style-name="Table7.A3" office:value-type="string">
              <text:p text:style-name="P126"><text:span text:style-name="Code_20_Small1"><text:span text:style-name="T182">Optional&lt;ClassLoader&gt;</text:span></text:span></text:p>
            </table:table-cell>
            <table:table-cell table:style-name="Table7.B3" office:value-type="string">
              <text:p text:style-name="P128"><text:a xlink:type="simple" xlink:href="file:///l%22r8" text:style-name="ListLabel_20_6" text:visited-style-name="ListLabel_20_6"><text:span text:style-name="Internet_20_link"><text:span text:style-name="T175">getClassLoader</text:span></text:span></text:a><text:span text:style-name="Code2"><text:span text:style-name="T185">()</text:span></text:span></text:p>
              <text:p text:style-name="P130"><text:span text:style-name="T3">Returns a class loader for this connect content.</text:span></text:p>
            </table:table-cell>
            <table:table-cell table:style-name="Table7.C3" office:value-type="string">
              <text:p text:style-name="P124"><text:bookmark-ref text:reference-format="page" text:ref-name="r8">18</text:bookmark-ref></text:p>
            </table:table-cell>
          </table:table-row>
          <table:table-row table:style-name="Table7.1">
            <table:table-cell table:style-name="Table7.A4" office:value-type="string">
              <text:p text:style-name="P126"><text:span text:style-name="Code_20_Small1"><text:span text:style-name="T182">Iterable&lt;String&gt;</text:span></text:span></text:p>
            </table:table-cell>
            <table:table-cell table:style-name="Table7.B4" office:value-type="string">
              <text:p text:style-name="P128"><text:a xlink:type="simple" xlink:href="file:///l%22r6" text:style-name="ListLabel_20_6" text:visited-style-name="ListLabel_20_6"><text:span text:style-name="Internet_20_link"><text:span text:style-name="T175">getEntries</text:span></text:span></text:a><text:span text:style-name="Code2"><text:span text:style-name="T185">()</text:span></text:span></text:p>
              <text:p text:style-name="P130"><text:span text:style-name="T3">Returns an iterable with all the entry names available in this ConnectContent</text:span></text:p>
            </table:table-cell>
            <table:table-cell table:style-name="Table7.C4" office:value-type="string">
              <text:p text:style-name="P124"><text:bookmark-ref text:reference-format="page" text:ref-name="r6">18</text:bookmark-ref></text:p>
            </table:table-cell>
          </table:table-row>
          <table:table-row table:style-name="Table7.1">
            <table:table-cell table:style-name="Table7.A5" office:value-type="string">
              <text:p text:style-name="P126"><text:span text:style-name="Code_20_Small1"><text:span text:style-name="T182">Optional&lt;</text:span></text:span><text:a xlink:type="simple" xlink:href="file:///l%22r17" text:style-name="ListLabel_20_7" text:visited-style-name="ListLabel_20_7"><text:span text:style-name="Internet_20_link"><text:span text:style-name="T178">ConnectContent.ConnectEntry</text:span></text:span></text:a><text:span text:style-name="Code_20_Small1"><text:span text:style-name="T183">&gt;</text:span></text:span></text:p>
            </table:table-cell>
            <table:table-cell table:style-name="Table7.B5" office:value-type="string">
              <text:p text:style-name="P128"><text:a xlink:type="simple" xlink:href="file:///l%22r7" text:style-name="ListLabel_20_6" text:visited-style-name="ListLabel_20_6"><text:span text:style-name="Internet_20_link"><text:span text:style-name="T175">getEntry</text:span></text:span></text:a><text:span text:style-name="Code2"><text:span text:style-name="T185">(String path)</text:span></text:span></text:p>
              <text:p text:style-name="P130"><text:span text:style-name="T3">Returns the connect entry for the specified path name in this content.</text:span></text:p>
            </table:table-cell>
            <table:table-cell table:style-name="Table7.C5" office:value-type="string">
              <text:p text:style-name="P124"><text:bookmark-ref text:reference-format="page" text:ref-name="r7">18</text:bookmark-ref></text:p>
            </table:table-cell>
          </table:table-row>
          <table:table-row table:style-name="Table7.1">
            <table:table-cell table:style-name="Table7.A6" office:value-type="string">
              <text:p text:style-name="P126"><text:span text:style-name="Code_20_Small1"><text:span text:style-name="T182">Optional&lt;Map&lt;String,String&gt;&gt;</text:span></text:span></text:p>
            </table:table-cell>
            <table:table-cell table:style-name="Table7.B6" office:value-type="string">
              <text:p text:style-name="P128"><text:a xlink:type="simple" xlink:href="file:///l%22r5" text:style-name="ListLabel_20_6" text:visited-style-name="ListLabel_20_6"><text:span text:style-name="Internet_20_link"><text:span text:style-name="T175">getHeaders</text:span></text:span></text:a><text:span text:style-name="Code2"><text:span text:style-name="T185">()</text:span></text:span></text:p>
              <text:p text:style-name="P130"><text:span text:style-name="T3">Returns this connect content Manifest headers and values.</text:span></text:p>
            </table:table-cell>
            <table:table-cell table:style-name="Table7.C6" office:value-type="string">
              <text:p text:style-name="P124"><text:bookmark-ref text:reference-format="page" text:ref-name="r5">18</text:bookmark-ref></text:p>
            </table:table-cell>
          </table:table-row>
          <table:table-row table:style-name="Table7.1">
            <table:table-cell table:style-name="Table7.A7" office:value-type="string">
              <text:p text:style-name="P126"><text:a xlink:type="simple" xlink:href="file:///l%22r11" text:style-name="ListLabel_20_7" text:visited-style-name="ListLabel_20_7"><text:span text:style-name="Internet_20_link"><text:span text:style-name="T178">ConnectContent</text:span></text:span></text:a></text:p>
            </table:table-cell>
            <table:table-cell table:style-name="Table7.B7" office:value-type="string">
              <text:p text:style-name="P128"><text:a xlink:type="simple" xlink:href="file:///l%22r9" text:style-name="ListLabel_20_6" text:visited-style-name="ListLabel_20_6"><text:span text:style-name="Internet_20_link"><text:span text:style-name="T175">open</text:span></text:span></text:a><text:span text:style-name="Code2"><text:span text:style-name="T185">()</text:span></text:span></text:p>
              <text:p text:style-name="P130"><text:span text:style-name="T3">Opens this connect content.</text:span></text:p>
            </table:table-cell>
            <table:table-cell table:style-name="Table7.C7" office:value-type="string">
              <text:p text:style-name="P124"><text:bookmark-ref text:reference-format="page" text:ref-name="r9">19</text:bookmark-ref></text:p>
            </table:table-cell>
          </table:table-row>
        </table:table>
        <text:p text:style-name="P186"><text:span text:style-name="T94">Field Detail</text:span></text:p>
        <text:p text:style-name="P188"><text:bookmark text:name="r4"/><text:span text:style-name="T94">TAG_OSGI_CONNECT</text:span></text:p>
        <text:p text:style-name="P103"><text:span text:style-name="Code2">public static final String </text:span><text:span text:style-name="Code2"><text:span text:style-name="T102">TAG_OSGI_CONNECT</text:span></text:span><text:span text:style-name="Code2"><text:span text:style-name="T186"> = "osgi.connect"</text:span></text:span></text:p>
        <text:p text:style-name="P117"><text:span text:style-name="T3">The </text:span><text:span text:style-name="Code2">osgi.identity</text:span><text:span text:style-name="Default_20_Paragraph_20_Font"><text:span text:style-name="T3"> </text:span></text:span><text:a xlink:type="simple" xlink:href="file:///l%22r37" text:style-name="ListLabel_20_5" text:visited-style-name="ListLabel_20_5"><text:span text:style-name="Internet_20_link"><text:span text:style-name="T180">tags</text:span></text:span></text:a><text:span text:style-name="Default_20_Paragraph_20_Font"><text:span text:style-name="T5"> attribute value used by the framework to tag connect bundle revisions.</text:span></text:span></text:p>
        <text:p text:style-name="P187"><text:soft-page-break/><text:span text:style-name="T94">Method Detail</text:span></text:p>
        <text:p text:style-name="P189"><text:bookmark text:name="r5"/><text:span text:style-name="T94">getHeaders</text:span></text:p>
        <text:p text:style-name="P103"><text:span text:style-name="Code2">Optional&lt;Map&lt;String,String&gt;&gt; </text:span><text:span text:style-name="Code2"><text:span text:style-name="T102">getHeaders</text:span></text:span><text:span text:style-name="Code2"><text:span text:style-name="T186">()</text:span></text:span></text:p>
        <text:p text:style-name="P117"><text:span text:style-name="T3">Returns this connect content Manifest headers and values. The </text:span><text:span text:style-name="Code2">empty</text:span><text:span text:style-name="Default_20_Paragraph_20_Font"><text:span text:style-name="T3"> value is returned if the framework should handle parsing the Manifest of the content itself.</text:span></text:span></text:p>
        <text:p text:style-name="P119"><text:span text:style-name="T4">Returns:</text:span></text:p>
        <text:p text:style-name="P132"><text:span text:style-name="T3">This connect content Manifest headers and values.</text:span></text:p>
        <text:p text:style-name="P119"><text:span text:style-name="T4">Throws:</text:span></text:p>
        <text:p text:style-name="P132"><text:span text:style-name="Code2">IllegalStateException</text:span><text:span text:style-name="Default_20_Paragraph_20_Font"><text:span text:style-name="T3"> - if the connect content has been closed</text:span></text:span></text:p>
        <text:p text:style-name="P133"/>
        <text:p text:style-name="P190"><text:bookmark text:name="r6"/><text:span text:style-name="T94">getEntries</text:span></text:p>
        <text:p text:style-name="P103"><text:span text:style-name="Code2">Iterable&lt;String&gt; </text:span><text:span text:style-name="Code2"><text:span text:style-name="T102">getEntries</text:span></text:span><text:span text:style-name="Code2"><text:span text:style-name="T186">()</text:span></text:span><text:line-break/><text:span text:style-name="Code2"><text:span text:style-name="T186">                     throws IOException</text:span></text:span></text:p>
        <text:p text:style-name="P117"><text:span text:style-name="T3">Returns an iterable with all the entry names available in this ConnectContent</text:span></text:p>
        <text:p text:style-name="P119"><text:span text:style-name="T4">Returns:</text:span></text:p>
        <text:p text:style-name="P132"><text:span text:style-name="T3">the entry names</text:span></text:p>
        <text:p text:style-name="P119"><text:span text:style-name="T4">Throws:</text:span></text:p>
        <text:p text:style-name="P132"><text:span text:style-name="Code2">IOException</text:span><text:span text:style-name="Default_20_Paragraph_20_Font"><text:span text:style-name="T3"> - if an error occurs reading the ConnectContent</text:span></text:span></text:p>
        <text:p text:style-name="P132"><text:span text:style-name="Code2">IllegalStateException</text:span><text:span text:style-name="Default_20_Paragraph_20_Font"><text:span text:style-name="T3"> - if the connect content has been closed</text:span></text:span></text:p>
        <text:p text:style-name="P133"/>
        <text:p text:style-name="P190"><text:bookmark text:name="r7"/><text:span text:style-name="T94">getEntry</text:span></text:p>
        <text:p text:style-name="P103"><text:span text:style-name="Code2">Optional&lt;</text:span><text:a xlink:type="simple" xlink:href="file:///l%22r17" text:style-name="ListLabel_20_5" text:visited-style-name="ListLabel_20_5"><text:span text:style-name="Internet_20_link"><text:span text:style-name="T180">ConnectContent.ConnectEntry</text:span></text:span></text:a><text:span text:style-name="Code2"><text:span text:style-name="T187">&gt; </text:span></text:span><text:span text:style-name="Code2"><text:span text:style-name="T188">getEntry</text:span></text:span><text:span text:style-name="Code2"><text:span text:style-name="T189">(String path)</text:span></text:span></text:p>
        <text:p text:style-name="P117"><text:span text:style-name="T3">Returns the connect entry for the specified path name in this content. The </text:span><text:span text:style-name="Code2">empty</text:span><text:span text:style-name="Default_20_Paragraph_20_Font"><text:span text:style-name="T3"> value is returned if an entry with the specified path name does not exist. The path must not start with a "/" and is relative to the root of this content.</text:span></text:span></text:p>
        <text:p text:style-name="P119"><text:span text:style-name="T4">Parameters:</text:span></text:p>
        <text:p text:style-name="P132"><text:span text:style-name="Code2">path</text:span><text:span text:style-name="Default_20_Paragraph_20_Font"><text:span text:style-name="T3"> - the path name of the entry</text:span></text:span></text:p>
        <text:p text:style-name="P119"><text:span text:style-name="T4">Returns:</text:span></text:p>
        <text:p text:style-name="P132"><text:span text:style-name="T3">the connect entry, or </text:span><text:span text:style-name="Code2">empty</text:span><text:span text:style-name="Default_20_Paragraph_20_Font"><text:span text:style-name="T3"> if not found.</text:span></text:span></text:p>
        <text:p text:style-name="P119"><text:span text:style-name="T4">Throws:</text:span></text:p>
        <text:p text:style-name="P132"><text:span text:style-name="Code2">IllegalStateException</text:span><text:span text:style-name="Default_20_Paragraph_20_Font"><text:span text:style-name="T3"> - if the connect content has been closed</text:span></text:span></text:p>
        <text:p text:style-name="P133"/>
        <text:p text:style-name="P190"><text:bookmark text:name="r8"/><text:span text:style-name="T94">getClassLoader</text:span></text:p>
        <text:p text:style-name="P103"><text:span text:style-name="Code2">Optional&lt;ClassLoader&gt; </text:span><text:span text:style-name="Code2"><text:span text:style-name="T102">getClassLoader</text:span></text:span><text:span text:style-name="Code2"><text:span text:style-name="T186">()</text:span></text:span></text:p>
        <text:p text:style-name="P120"><text:span text:style-name="T3">Returns a class loader for this connect content. The </text:span><text:span text:style-name="Code2">empty</text:span><text:span text:style-name="Default_20_Paragraph_20_Font"><text:span text:style-name="T3"> value is returned if the framework should handle creating a class loader for the bundle revision associated with this connect content.</text:span></text:span></text:p>
        <text:p text:style-name="P117"><text:span text:style-name="T3">This method is called by the framework for </text:span><text:span text:style-name="Code2">resolved</text:span><text:span text:style-name="Default_20_Paragraph_20_Font"><text:span text:style-name="T3">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19"><text:span text:style-name="T4">Returns:</text:span></text:p>
        <text:p text:style-name="P132"><text:span text:style-name="T3">a class loader for the module.</text:span></text:p>
        <text:p text:style-name="P133"/>
        <text:p text:style-name="P190"><text:bookmark text:name="r9"/><text:soft-page-break/><text:span text:style-name="T94">open</text:span></text:p>
        <text:p text:style-name="P103"><text:a xlink:type="simple" xlink:href="file:///l%22r11" text:style-name="ListLabel_20_5" text:visited-style-name="ListLabel_20_5"><text:span text:style-name="Internet_20_link"><text:span text:style-name="T180">ConnectContent</text:span></text:span></text:a><text:span text:style-name="Code2"><text:span text:style-name="T187"> </text:span></text:span><text:span text:style-name="Code2"><text:span text:style-name="T188">open</text:span></text:span><text:span text:style-name="Code2"><text:span text:style-name="T189">()</text:span></text:span><text:line-break/><text:span text:style-name="Code2"><text:span text:style-name="T189">             throws IOException</text:span></text:span></text:p>
        <text:p text:style-name="P117"><text:span text:style-name="T3">Opens this connect content. The framework will open the content when it needs to access the content for a bundle revision associated with the connect content. The framework may lazily open the content until the first request is made to access the bundle revision content.</text:span></text:p>
        <text:p text:style-name="P119"><text:span text:style-name="T4">Returns:</text:span></text:p>
        <text:p text:style-name="P132"><text:span text:style-name="T3">a reference to this object</text:span></text:p>
        <text:p text:style-name="P119"><text:span text:style-name="T4">Throws:</text:span></text:p>
        <text:p text:style-name="P132"><text:span text:style-name="Code2">IOException</text:span><text:span text:style-name="Default_20_Paragraph_20_Font"><text:span text:style-name="T3"> - if an error occurred opening the content</text:span></text:span></text:p>
        <text:p text:style-name="P133"/>
        <text:p text:style-name="P190"><text:bookmark text:name="r10"/><text:span text:style-name="T94">close</text:span></text:p>
        <text:p text:style-name="P103"><text:a xlink:type="simple" xlink:href="file:///l%22r11" text:style-name="ListLabel_20_5" text:visited-style-name="ListLabel_20_5"><text:span text:style-name="Internet_20_link"><text:span text:style-name="T180">ConnectContent</text:span></text:span></text:a><text:span text:style-name="Code2"><text:span text:style-name="T187"> </text:span></text:span><text:span text:style-name="Code2"><text:span text:style-name="T188">close</text:span></text:span><text:span text:style-name="Code2"><text:span text:style-name="T189">()</text:span></text:span><text:line-break/><text:span text:style-name="Code2"><text:span text:style-name="T189">              throws IOException</text:span></text:span></text:p>
        <text:p text:style-name="P117"><text:span text:style-name="T3">Closes this connect content.</text:span></text:p>
        <text:p text:style-name="P119"><text:span text:style-name="T4">Returns:</text:span></text:p>
        <text:p text:style-name="P132"><text:span text:style-name="T3">a reference to this object</text:span></text:p>
        <text:p text:style-name="P119"><text:span text:style-name="T4">Throws:</text:span></text:p>
        <text:p text:style-name="P132"><text:span text:style-name="Code2">IOException</text:span><text:span text:style-name="Default_20_Paragraph_20_Font"><text:span text:style-name="T3"> - if an error occurred closing the connect content</text:span></text:span></text:p>
        <text:p text:style-name="P181"><text:bookmark text:name="r17"/><text:span text:style-name="T94">Interface ConnectContent.ConnectEntry</text:span></text:p>
        <text:p text:style-name="P114"><text:a xlink:type="simple" xlink:href="file:///l%22r3" text:style-name="ListLabel_20_4" text:visited-style-name="ListLabel_20_4"><text:span text:style-name="Internet_20_link"><text:span text:style-name="T6">org.osgi.framework.connect</text:span></text:span></text:a></text:p>
        <text:p text:style-name="List_20_Heading"><text:span text:style-name="T93">Enclosing class:</text:span></text:p>
        <text:p text:style-name="P118"><text:a xlink:type="simple" xlink:href="file:///l%22r11" text:style-name="ListLabel_20_8" text:visited-style-name="ListLabel_20_8"><text:span text:style-name="Internet_20_link"><text:span text:style-name="T3">ConnectContent</text:span></text:span></text:a></text:p>
        <text:p text:style-name="P110"/>
        <text:p text:style-name="P121"><text:span text:style-name="Code2">public static interface </text:span><text:span text:style-name="Code2"><text:span text:style-name="T102">ConnectContent.ConnectEntry</text:span></text:span></text:p>
        <text:p text:style-name="Standard"><text:span text:style-name="T3">Represents the entry of a connect module</text:span></text:p>
        <text:p text:style-name="P12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3"><text:span text:style-name="Summary_20_Heading_20_Font2"><text:span text:style-name="T8">Method Summary</text:span></text:span></text:p>
            </table:table-cell>
            <table:covered-table-cell/>
            <table:table-cell table:style-name="Table8.A1" office:value-type="string">
              <text:p text:style-name="P125"><text:span text:style-name="Page_20_Reference_20_Font"><text:span text:style-name="T9">Page</text:span></text:span></text:p>
            </table:table-cell>
          </table:table-row>
          <table:table-row table:style-name="Table8.1">
            <table:table-cell table:style-name="Table8.A2" office:value-type="string">
              <text:p text:style-name="P127"><text:span text:style-name="Code_20_Small1"><text:span text:style-name="T182">byte[]</text:span></text:span></text:p>
            </table:table-cell>
            <table:table-cell table:style-name="Table8.B2" office:value-type="string">
              <text:p text:style-name="P129"><text:a xlink:type="simple" xlink:href="file:///l%22r15" text:style-name="ListLabel_20_6" text:visited-style-name="ListLabel_20_6"><text:span text:style-name="Internet_20_link"><text:span text:style-name="T175">getBytes</text:span></text:span></text:a><text:span text:style-name="Code2"><text:span text:style-name="T185">()</text:span></text:span></text:p>
              <text:p text:style-name="P131"><text:span text:style-name="T3">Returns the content of the entry as a byte array.</text:span></text:p>
            </table:table-cell>
            <table:table-cell table:style-name="Table8.C2" office:value-type="string">
              <text:p text:style-name="P125"><text:bookmark-ref text:reference-format="page" text:ref-name="r15">21</text:bookmark-ref></text:p>
            </table:table-cell>
          </table:table-row>
          <table:table-row table:style-name="Table8.1">
            <table:table-cell table:style-name="Table8.A3" office:value-type="string">
              <text:p text:style-name="P126"><text:span text:style-name="Code_20_Small1"><text:span text:style-name="T182">long</text:span></text:span></text:p>
            </table:table-cell>
            <table:table-cell table:style-name="Table8.B3" office:value-type="string">
              <text:p text:style-name="P128"><text:a xlink:type="simple" xlink:href="file:///l%22r13" text:style-name="ListLabel_20_6" text:visited-style-name="ListLabel_20_6"><text:span text:style-name="Internet_20_link"><text:span text:style-name="T175">getContentLength</text:span></text:span></text:a><text:span text:style-name="Code2"><text:span text:style-name="T185">()</text:span></text:span></text:p>
              <text:p text:style-name="P130"><text:span text:style-name="T3">Returns the size of the entry.</text:span></text:p>
            </table:table-cell>
            <table:table-cell table:style-name="Table8.C3" office:value-type="string">
              <text:p text:style-name="P124"><text:bookmark-ref text:reference-format="page" text:ref-name="r13">20</text:bookmark-ref></text:p>
            </table:table-cell>
          </table:table-row>
          <table:table-row table:style-name="Table8.1">
            <table:table-cell table:style-name="Table8.A4" office:value-type="string">
              <text:p text:style-name="P126"><text:span text:style-name="Code_20_Small1"><text:span text:style-name="T182">InputStream</text:span></text:span></text:p>
            </table:table-cell>
            <table:table-cell table:style-name="Table8.B4" office:value-type="string">
              <text:p text:style-name="P128"><text:a xlink:type="simple" xlink:href="file:///l%22r16" text:style-name="ListLabel_20_6" text:visited-style-name="ListLabel_20_6"><text:span text:style-name="Internet_20_link"><text:span text:style-name="T175">getInputStream</text:span></text:span></text:a><text:span text:style-name="Code2"><text:span text:style-name="T185">()</text:span></text:span></text:p>
              <text:p text:style-name="P130"><text:span text:style-name="T3">Returns the content of the entry as an input stream.</text:span></text:p>
            </table:table-cell>
            <table:table-cell table:style-name="Table8.C4" office:value-type="string">
              <text:p text:style-name="P124"><text:bookmark-ref text:reference-format="page" text:ref-name="r16">21</text:bookmark-ref></text:p>
            </table:table-cell>
          </table:table-row>
          <table:table-row table:style-name="Table8.1">
            <table:table-cell table:style-name="Table8.A5" office:value-type="string">
              <text:p text:style-name="P126"><text:span text:style-name="Code_20_Small1"><text:span text:style-name="T182">long</text:span></text:span></text:p>
            </table:table-cell>
            <table:table-cell table:style-name="Table8.B5" office:value-type="string">
              <text:p text:style-name="P128"><text:a xlink:type="simple" xlink:href="file:///l%22r14" text:style-name="ListLabel_20_6" text:visited-style-name="ListLabel_20_6"><text:span text:style-name="Internet_20_link"><text:span text:style-name="T175">getLastModified</text:span></text:span></text:a><text:span text:style-name="Code2"><text:span text:style-name="T185">()</text:span></text:span></text:p>
              <text:p text:style-name="P130"><text:span text:style-name="T3">Returns the last modification time of the entry</text:span></text:p>
            </table:table-cell>
            <table:table-cell table:style-name="Table8.C5" office:value-type="string">
              <text:p text:style-name="P124"><text:bookmark-ref text:reference-format="page" text:ref-name="r14">20</text:bookmark-ref></text:p>
            </table:table-cell>
          </table:table-row>
          <table:table-row table:style-name="Table8.1">
            <table:table-cell table:style-name="Table8.A6" office:value-type="string">
              <text:p text:style-name="P126"><text:span text:style-name="Code_20_Small1"><text:span text:style-name="T182">String</text:span></text:span></text:p>
            </table:table-cell>
            <table:table-cell table:style-name="Table8.B6" office:value-type="string">
              <text:p text:style-name="P128"><text:a xlink:type="simple" xlink:href="file:///l%22r12" text:style-name="ListLabel_20_6" text:visited-style-name="ListLabel_20_6"><text:span text:style-name="Internet_20_link"><text:span text:style-name="T175">getName</text:span></text:span></text:a><text:span text:style-name="Code2"><text:span text:style-name="T185">()</text:span></text:span></text:p>
              <text:p text:style-name="P130"><text:span text:style-name="T3">Returns the path name of the entry</text:span></text:p>
            </table:table-cell>
            <table:table-cell table:style-name="Table8.C6" office:value-type="string">
              <text:p text:style-name="P124"><text:bookmark-ref text:reference-format="page" text:ref-name="r12">20</text:bookmark-ref></text:p>
            </table:table-cell>
          </table:table-row>
        </table:table>
        <text:p text:style-name="P186"><text:span text:style-name="T94">Method Detail</text:span></text:p>
        <text:p text:style-name="P188"><text:bookmark text:name="r12"/><text:span text:style-name="T94">getName</text:span></text:p>
        <text:p text:style-name="P103"><text:span text:style-name="Code2">String </text:span><text:span text:style-name="Code2"><text:span text:style-name="T102">getName</text:span></text:span><text:span text:style-name="Code2"><text:span text:style-name="T186">()</text:span></text:span></text:p>
        <text:p text:style-name="P117"><text:span text:style-name="T3">Returns the path name of the entry</text:span></text:p>
        <text:p text:style-name="P119"><text:span text:style-name="T4">Returns:</text:span></text:p>
        <text:p text:style-name="P132"><text:span text:style-name="T3">the path name of the entry</text:span></text:p>
        <text:p text:style-name="P133"/>
        <text:p text:style-name="P190"><text:bookmark text:name="r13"/><text:span text:style-name="T94">getContentLength</text:span></text:p>
        <text:p text:style-name="P103"><text:span text:style-name="Code2">long </text:span><text:span text:style-name="Code2"><text:span text:style-name="T102">getContentLength</text:span></text:span><text:span text:style-name="Code2"><text:span text:style-name="T186">()</text:span></text:span></text:p>
        <text:p text:style-name="P117"><text:span text:style-name="T3">Returns the size of the entry. The value </text:span><text:span text:style-name="Code2">-1</text:span><text:span text:style-name="Default_20_Paragraph_20_Font"><text:span text:style-name="T3"> is returned if the content length is not known.</text:span></text:span></text:p>
        <text:p text:style-name="P119"><text:span text:style-name="T4">Returns:</text:span></text:p>
        <text:p text:style-name="P132"><text:span text:style-name="T3">the size of the entry, or </text:span><text:span text:style-name="Code2">-1</text:span><text:span text:style-name="Default_20_Paragraph_20_Font"><text:span text:style-name="T3"> if the content length is not known.</text:span></text:span></text:p>
        <text:p text:style-name="P133"/>
        <text:p text:style-name="P190"><text:bookmark text:name="r14"/><text:span text:style-name="T94">getLastModified</text:span></text:p>
        <text:p text:style-name="P103"><text:span text:style-name="Code2">long </text:span><text:span text:style-name="Code2"><text:span text:style-name="T102">getLastModified</text:span></text:span><text:span text:style-name="Code2"><text:span text:style-name="T186">()</text:span></text:span></text:p>
        <text:p text:style-name="P117"><text:span text:style-name="T3">Returns the last modification time of the entry</text:span></text:p>
        <text:p text:style-name="P119"><text:soft-page-break/><text:span text:style-name="T4">Returns:</text:span></text:p>
        <text:p text:style-name="P132"><text:span text:style-name="T3">the last modification time of the entry</text:span></text:p>
        <text:p text:style-name="P133"/>
        <text:p text:style-name="P190"><text:bookmark text:name="r15"/><text:span text:style-name="T94">getBytes</text:span></text:p>
        <text:p text:style-name="P103"><text:span text:style-name="Code2">byte[] </text:span><text:span text:style-name="Code2"><text:span text:style-name="T102">getBytes</text:span></text:span><text:span text:style-name="Code2"><text:span text:style-name="T186">()</text:span></text:span><text:line-break/><text:span text:style-name="Code2"><text:span text:style-name="T186">         throws IOException</text:span></text:span></text:p>
        <text:p text:style-name="P117"><text:span text:style-name="T3">Returns the content of the entry as a byte array.</text:span></text:p>
        <text:p text:style-name="P119"><text:span text:style-name="T4">Returns:</text:span></text:p>
        <text:p text:style-name="P132"><text:span text:style-name="T3">the content bytes</text:span></text:p>
        <text:p text:style-name="P119"><text:span text:style-name="T4">Throws:</text:span></text:p>
        <text:p text:style-name="P132"><text:span text:style-name="Code2">IOException</text:span><text:span text:style-name="Default_20_Paragraph_20_Font"><text:span text:style-name="T3"> - if an error occurs reading the content</text:span></text:span></text:p>
        <text:p text:style-name="P133"/>
        <text:p text:style-name="P190"><text:bookmark text:name="r16"/><text:span text:style-name="T94">getInputStream</text:span></text:p>
        <text:p text:style-name="P103"><text:span text:style-name="Code2">InputStream </text:span><text:span text:style-name="Code2"><text:span text:style-name="T102">getInputStream</text:span></text:span><text:span text:style-name="Code2"><text:span text:style-name="T186">()</text:span></text:span><text:line-break/><text:span text:style-name="Code2"><text:span text:style-name="T186">                    throws IOException</text:span></text:span></text:p>
        <text:p text:style-name="P117"><text:span text:style-name="T3">Returns the content of the entry as an input stream.</text:span></text:p>
        <text:p text:style-name="P119"><text:span text:style-name="T4">Returns:</text:span></text:p>
        <text:p text:style-name="P132"><text:span text:style-name="T3">the content input stream</text:span></text:p>
        <text:p text:style-name="P119"><text:span text:style-name="T4">Throws:</text:span></text:p>
        <text:p text:style-name="P132"><text:span text:style-name="Code2">IOException</text:span><text:span text:style-name="Default_20_Paragraph_20_Font"><text:span text:style-name="T3"> - if an error occurs reading the content</text:span></text:span></text:p>
        <text:p text:style-name="P182"><text:bookmark text:name="r21"/><text:span text:style-name="T94">Interface ConnectFramework</text:span></text:p>
        <text:p text:style-name="P114"><text:a xlink:type="simple" xlink:href="file:///l%22r3" text:style-name="ListLabel_20_4" text:visited-style-name="ListLabel_20_4"><text:span text:style-name="Internet_20_link"><text:span text:style-name="T6">org.osgi.framework.connect</text:span></text:span></text:a></text:p>
        <text:p text:style-name="P110"/>
        <text:p text:style-name="P121"><text:span text:style-name="Code2">public interface </text:span><text:span text:style-name="Code2"><text:span text:style-name="T102">ConnectFramework</text:span></text:span></text:p>
        <text:p text:style-name="P102"><text:span text:style-name="T3">A connect framework provides access to instances of </text:span><text:a xlink:type="simple" xlink:href="file:///l%22r25" text:style-name="ListLabel_20_5" text:visited-style-name="ListLabel_20_5"><text:span text:style-name="Internet_20_link"><text:span text:style-name="T180">ConnectModule</text:span></text:span></text:a><text:span text:style-name="Default_20_Paragraph_20_Font"><text:span text:style-name="T5"> that are used by a </text:span></text:span><text:span text:style-name="Code2"><text:span text:style-name="T187">org.osgi.framework.launch.Framework</text:span></text:span><text:span text:style-name="Default_20_Paragraph_20_Font"><text:span text:style-name="T5"> instance to provide content and classes for a bundle installed in the Framework. A connect framework is provided when </text:span></text:span><text:a xlink:type="simple" xlink:href="file:///l%22r22" text:style-name="ListLabel_20_5" text:visited-style-name="ListLabel_20_5"><text:span text:style-name="Internet_20_link"><text:span text:style-name="T180">creating</text:span></text:span></text:a><text:span text:style-name="Default_20_Paragraph_20_Font"><text:span text:style-name="T5"> a framework instance. Because a connect framework instance can participate in the initialization of the framework and the life cycle of a framework instance the connect framework instance should only be used with a single framework instance.</text:span></text:span></text:p>
        <text:p text:style-name="P114"><text:span text:style-name="T4">ThreadSafe</text:span></text:p>
        <text:p text:style-name="P12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3"><text:span text:style-name="Summary_20_Heading_20_Font2"><text:span text:style-name="T8">Method Summary</text:span></text:span></text:p>
            </table:table-cell>
            <table:covered-table-cell/>
            <table:table-cell table:style-name="Table9.A1" office:value-type="string">
              <text:p text:style-name="P125"><text:span text:style-name="Page_20_Reference_20_Font"><text:span text:style-name="T9">Page</text:span></text:span></text:p>
            </table:table-cell>
          </table:table-row>
          <table:table-row table:style-name="Table9.1">
            <table:table-cell table:style-name="Table9.A2" office:value-type="string">
              <text:p text:style-name="P127"><text:span text:style-name="Code_20_Small1"><text:span text:style-name="T182">Optional&lt;org.osgi.framework.BundleActivator&gt;</text:span></text:span></text:p>
            </table:table-cell>
            <table:table-cell table:style-name="Table9.B2" office:value-type="string">
              <text:p text:style-name="P129"><text:a xlink:type="simple" xlink:href="file:///l%22r20" text:style-name="ListLabel_20_6" text:visited-style-name="ListLabel_20_6"><text:span text:style-name="Internet_20_link"><text:span text:style-name="T175">createBundleActivator</text:span></text:span></text:a><text:span text:style-name="Code2"><text:span text:style-name="T185">()</text:span></text:span></text:p>
              <text:p text:style-name="P131"><text:span text:style-name="T3">Creates a new activator for this connect framework.</text:span></text:p>
            </table:table-cell>
            <table:table-cell table:style-name="Table9.C2" office:value-type="string">
              <text:p text:style-name="P125"><text:bookmark-ref text:reference-format="page" text:ref-name="r20">23</text:bookmark-ref></text:p>
            </table:table-cell>
          </table:table-row>
          <table:table-row table:style-name="Table9.1">
            <table:table-cell table:style-name="Table9.A3" office:value-type="string">
              <text:p text:style-name="P126"><text:span text:style-name="Code_20_Small1"><text:span text:style-name="T182">Optional&lt;</text:span></text:span><text:a xlink:type="simple" xlink:href="file:///l%22r25" text:style-name="ListLabel_20_7" text:visited-style-name="ListLabel_20_7"><text:span text:style-name="Internet_20_link"><text:span text:style-name="T178">ConnectModule</text:span></text:span></text:a><text:span text:style-name="Code_20_Small1"><text:span text:style-name="T183">&gt;</text:span></text:span></text:p>
            </table:table-cell>
            <table:table-cell table:style-name="Table9.B3" office:value-type="string">
              <text:p text:style-name="P128"><text:a xlink:type="simple" xlink:href="file:///l%22r19" text:style-name="ListLabel_20_6" text:visited-style-name="ListLabel_20_6"><text:span text:style-name="Internet_20_link"><text:span text:style-name="T175">getModule</text:span></text:span></text:a><text:span text:style-name="Code2"><text:span text:style-name="T185">(String location)</text:span></text:span></text:p>
              <text:p text:style-name="P130"><text:span text:style-name="T3">Returns the connect module for the specified bundle location.</text:span></text:p>
            </table:table-cell>
            <table:table-cell table:style-name="Table9.C3" office:value-type="string">
              <text:p text:style-name="P124"><text:bookmark-ref text:reference-format="page" text:ref-name="r19">22</text:bookmark-ref></text:p>
            </table:table-cell>
          </table:table-row>
          <table:table-row table:style-name="Table9.1">
            <table:table-cell table:style-name="Table9.A4" office:value-type="string">
              <text:p text:style-name="P126"><text:a xlink:type="simple" xlink:href="file:///l%22r21" text:style-name="ListLabel_20_7" text:visited-style-name="ListLabel_20_7"><text:span text:style-name="Internet_20_link"><text:span text:style-name="T178">ConnectFramework</text:span></text:span></text:a></text:p>
            </table:table-cell>
            <table:table-cell table:style-name="Table9.B4" office:value-type="string">
              <text:p text:style-name="P128"><text:a xlink:type="simple" xlink:href="file:///l%22r18" text:style-name="ListLabel_20_6" text:visited-style-name="ListLabel_20_6"><text:span text:style-name="Internet_20_link"><text:span text:style-name="T175">initialize</text:span></text:span></text:a><text:span text:style-name="Code2"><text:span text:style-name="T185">(File storage, Map&lt;String,String&gt; configuration)</text:span></text:span></text:p>
              <text:p text:style-name="P130"><text:span text:style-name="T3">Initializes the connect framework with the </text:span><text:span text:style-name="Code2"><text:span text:style-name="T179">framework persistent storage</text:span></text:span><text:span text:style-name="Default_20_Paragraph_20_Font"><text:span text:style-name="T3"> file and framework properties configured for a </text:span></text:span><text:span text:style-name="Code2"><text:span text:style-name="T179">org.osgi.framework.launch.Framework</text:span></text:span><text:span text:style-name="Default_20_Paragraph_20_Font"><text:span text:style-name="T3"> instance.</text:span></text:span></text:p>
            </table:table-cell>
            <table:table-cell table:style-name="Table9.C4" office:value-type="string">
              <text:p text:style-name="P124"><text:bookmark-ref text:reference-format="page" text:ref-name="r18">22</text:bookmark-ref></text:p>
            </table:table-cell>
          </table:table-row>
        </table:table>
        <text:p text:style-name="P186"><text:span text:style-name="T94">Method Detail</text:span></text:p>
        <text:p text:style-name="P188"><text:bookmark text:name="r18"/><text:span text:style-name="T94">initialize</text:span></text:p>
        <text:p text:style-name="P103"><text:a xlink:type="simple" xlink:href="file:///l%22r21" text:style-name="ListLabel_20_5" text:visited-style-name="ListLabel_20_5"><text:span text:style-name="Internet_20_link"><text:span text:style-name="T180">ConnectFramework</text:span></text:span></text:a><text:span text:style-name="Code2"><text:span text:style-name="T187"> </text:span></text:span><text:span text:style-name="Code2"><text:span text:style-name="T188">initialize</text:span></text:span><text:span text:style-name="Code2"><text:span text:style-name="T189">(File storage,</text:span></text:span><text:line-break/><text:span text:style-name="Code2"><text:span text:style-name="T189">                            Map&lt;String,String&gt; configuration)</text:span></text:span></text:p>
        <text:p text:style-name="P117"><text:span text:style-name="T3">Initializes the connect framework with the </text:span><text:span text:style-name="Code2">framework persistent storage</text:span><text:span text:style-name="Default_20_Paragraph_20_Font"><text:span text:style-name="T3"> file and framework properties configured for a </text:span></text:span><text:span text:style-name="Code2">org.osgi.framework.launch.Framework</text:span><text:span text:style-name="Default_20_Paragraph_20_Font"><text:span text:style-name="T3"> instance. This method is called once by a </text:span></text:span><text:span text:style-name="Code2">org.osgi.framework.launch.Framework</text:span><text:span text:style-name="Default_20_Paragraph_20_Font"><text:span text:style-name="T3"> instance and is called before any other methods on this connect framework are called.</text:span></text:span></text:p>
        <text:p text:style-name="P119"><text:span text:style-name="T4">Parameters:</text:span></text:p>
        <text:p text:style-name="P132"><text:span text:style-name="Code2">storage</text:span><text:span text:style-name="Default_20_Paragraph_20_Font"><text:span text:style-name="T3"> - the persistent storage area used by the </text:span></text:span><text:span text:style-name="Code2">org.osgi.framework.launch.Framework</text:span><text:span text:style-name="Default_20_Paragraph_20_Font"><text:span text:style-name="T3"> or </text:span></text:span><text:span text:style-name="Code2">null</text:span><text:span text:style-name="Default_20_Paragraph_20_Font"><text:span text:style-name="T3"> if the if the platform does not have file system support.</text:span></text:span></text:p>
        <text:p text:style-name="P132"><text:span text:style-name="Code2">configuration</text:span><text:span text:style-name="Default_20_Paragraph_20_Font"><text:span text:style-name="T3"> - The framework properties to used configure the new framework instance. An unmodifiable map of framework configuration properties that were used to create a new framework instance.</text:span></text:span></text:p>
        <text:p text:style-name="P119"><text:span text:style-name="T4">Returns:</text:span></text:p>
        <text:p text:style-name="P132"><text:span text:style-name="T3">a reference to this object</text:span></text:p>
        <text:p text:style-name="P133"/>
        <text:p text:style-name="P190"><text:bookmark text:name="r19"/><text:span text:style-name="T94">getModule</text:span></text:p>
        <text:p text:style-name="P103"><text:span text:style-name="Code2">Optional&lt;</text:span><text:a xlink:type="simple" xlink:href="file:///l%22r25" text:style-name="ListLabel_20_5" text:visited-style-name="ListLabel_20_5"><text:span text:style-name="Internet_20_link"><text:span text:style-name="T180">ConnectModule</text:span></text:span></text:a><text:span text:style-name="Code2"><text:span text:style-name="T187">&gt; </text:span></text:span><text:span text:style-name="Code2"><text:span text:style-name="T188">getModule</text:span></text:span><text:span text:style-name="Code2"><text:span text:style-name="T189">(String location)</text:span></text:span><text:line-break/><text:span text:style-name="Code2"><text:span text:style-name="T189">                           throws org.osgi.framework.BundleException</text:span></text:span></text:p>
        <text:p text:style-name="P117"><text:span text:style-name="T3">Returns the connect module for the specified bundle location. If an </text:span><text:span text:style-name="Code2">empty</text:span><text:span text:style-name="Default_20_Paragraph_20_Font"><text:span text:style-name="T3"> optional is returned the the framework must handle reading the content of the bundle itself. If a value is </text:span></text:span><text:span text:style-name="Code2">present</text:span><text:span text:style-name="Default_20_Paragraph_20_Font"><text:span text:style-name="T3"> in the returned optional then the </text:span></text:span><text:span text:style-name="Code2">value</text:span><text:span text:style-name="Default_20_Paragraph_20_Font"><text:span text:style-name="T3"> from the optional must be used to access the content of the bundle.</text:span></text:span></text:p>
        <text:p text:style-name="P119"><text:soft-page-break/><text:span text:style-name="T4">Parameters:</text:span></text:p>
        <text:p text:style-name="P132"><text:span text:style-name="Code2">location</text:span><text:span text:style-name="Default_20_Paragraph_20_Font"><text:span text:style-name="T3"> - the bundle location used to install a bundle</text:span></text:span></text:p>
        <text:p text:style-name="P119"><text:span text:style-name="T4">Returns:</text:span></text:p>
        <text:p text:style-name="P132"><text:span text:style-name="T3">the connect module for the specified bundle location</text:span></text:p>
        <text:p text:style-name="P119"><text:span text:style-name="T4">Throws:</text:span></text:p>
        <text:p text:style-name="P132"><text:span text:style-name="Code2">org.osgi.framework.BundleException</text:span><text:span text:style-name="Default_20_Paragraph_20_Font"><text:span text:style-name="T3"> - if the location cannot be handled</text:span></text:span></text:p>
        <text:p text:style-name="P133"/>
        <text:p text:style-name="P190"><text:bookmark text:name="r20"/><text:span text:style-name="T94">createBundleActivator</text:span></text:p>
        <text:p text:style-name="P103"><text:span text:style-name="Code2">Optional&lt;org.osgi.framework.BundleActivator&gt; </text:span><text:span text:style-name="Code2"><text:span text:style-name="T102">createBundleActivator</text:span></text:span><text:span text:style-name="Code2"><text:span text:style-name="T186">()</text:span></text:span></text:p>
        <text:p text:style-name="P117"><text:span text:style-name="T3">Creates a new activator for this connect framework. A new activator is created by the framework each time the framework is </text:span><text:span text:style-name="Code2">initialized</text:span><text:span text:style-name="Default_20_Paragraph_20_Font"><text:span text:style-name="T3">. An activator allows the connect framework to participate in the framework life cyle. When the framework is </text:span></text:span><text:span text:style-name="Code2">initialized</text:span><text:span text:style-name="Default_20_Paragraph_20_Font"><text:span text:style-name="T3"> the activator </text:span></text:span><text:span text:style-name="Code2">start</text:span><text:span text:style-name="Default_20_Paragraph_20_Font"><text:span text:style-name="T3"> method is called. When the framework is </text:span></text:span><text:span text:style-name="Code2">stopped</text:span><text:span text:style-name="Default_20_Paragraph_20_Font"><text:span text:style-name="T3"> the activator </text:span></text:span><text:span text:style-name="Code2">stop</text:span><text:span text:style-name="Default_20_Paragraph_20_Font"><text:span text:style-name="T3"> method is called</text:span></text:span></text:p>
        <text:p text:style-name="P119"><text:span text:style-name="T4">Returns:</text:span></text:p>
        <text:p text:style-name="P132"><text:span text:style-name="T3">a new activator for this connect framework or </text:span><text:span text:style-name="Code2">empty</text:span><text:span text:style-name="Default_20_Paragraph_20_Font"><text:span text:style-name="T3"> if no activator is available</text:span></text:span></text:p>
        <text:p text:style-name="P183"><text:bookmark text:name="r23"/><text:span text:style-name="T94">Interface ConnectFrameworkFactory</text:span></text:p>
        <text:p text:style-name="P114"><text:a xlink:type="simple" xlink:href="file:///l%22r3" text:style-name="ListLabel_20_4" text:visited-style-name="ListLabel_20_4"><text:span text:style-name="Internet_20_link"><text:span text:style-name="T6">org.osgi.framework.connect</text:span></text:span></text:a></text:p>
        <text:p text:style-name="P110"/>
        <text:p text:style-name="P121"><text:span text:style-name="Code_20_Small1">@org.osgi.annotation.versioning.ProviderType</text:span><text:line-break/><text:span text:style-name="Code2">public interface </text:span><text:span text:style-name="Code2"><text:span text:style-name="T102">ConnectFrameworkFactory</text:span></text:span></text:p>
        <text:p text:style-name="P113"><text:span text:style-name="T3">A factory for creating </text:span><text:span text:style-name="Code2">org.osgi.framework.launch.Framework</text:span><text:span text:style-name="Default_20_Paragraph_20_Font"><text:span text:style-name="T3"> instances.</text:span></text:span></text:p>
        <text:p text:style-name="P113"><text:span text:style-name="T3">If a framework supports </text:span><text:a xlink:type="simple" xlink:href="file:///l%22r21" text:style-name="ListLabel_20_5" text:visited-style-name="ListLabel_20_5"><text:span text:style-name="Internet_20_link"><text:span text:style-name="T180">ConnectFramework</text:span></text:span></text:a><text:span text:style-name="Default_20_Paragraph_20_Font"><text:span text:style-name="T5"> then the implementation jar must contain the following resource:</text:span></text:span></text:p>
        <text:p text:style-name="P113"><text:span text:style-name="T180"> /META-INF/services/org.osgi.framework.connect.ConnectFrameworkFactory</text:span></text:p>
        <text:p text:style-name="P113"><text:span text:style-name="T3">This UTF-8 encoded resource must contain the name of the framework implementation's ConnectFrameworkFactory implementation class. Space and tab characters, including blank lines, in the resource must be ignored. The number sign (</text:span><text:span text:style-name="Code2">'#'</text:span><text:span text:style-name="Default_20_Paragraph_20_Font"><text:span text:style-name="T3"> \u0023) and all characters following it on each line are a comment and must be ignored.</text:span></text:span></text:p>
        <text:p text:style-name="P102"><text:span text:style-name="T3">Launchers can find the name of the ConnectFrameworkFactory implementation class in the resource and then load and construct a ConnectFrameworkFactory object for the framework implementation. The ConnectFrameworkFactory implementation class must have a public, no-argument constructor. Java™ SE 6 introduced the </text:span><text:span text:style-name="Code2">ServiceLoader</text:span><text:span text:style-name="Default_20_Paragraph_20_Font"><text:span text:style-name="T3"> class which can create a ConnectFrameworkFactory instance from the resource.</text:span></text:span></text:p>
        <text:p text:style-name="P114"><text:span text:style-name="T4">ThreadSafe</text:span></text:p>
        <text:p text:style-name="P12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23"><text:span text:style-name="Summary_20_Heading_20_Font2"><text:span text:style-name="T8">Method Summary</text:span></text:span></text:p>
            </table:table-cell>
            <table:covered-table-cell/>
            <table:table-cell table:style-name="Table10.A1" office:value-type="string">
              <text:p text:style-name="P125"><text:span text:style-name="Page_20_Reference_20_Font"><text:span text:style-name="T9">Page</text:span></text:span></text:p>
            </table:table-cell>
          </table:table-row>
          <table:table-row table:style-name="Table10.1">
            <table:table-cell table:style-name="Table10.A2" office:value-type="string">
              <text:p text:style-name="P127"><text:span text:style-name="Code_20_Small1"><text:span text:style-name="T182">org.osgi.framework.launch.Framework</text:span></text:span></text:p>
            </table:table-cell>
            <table:table-cell table:style-name="Table10.B2" office:value-type="string">
              <text:p text:style-name="P129"><text:a xlink:type="simple" xlink:href="file:///l%22r22" text:style-name="ListLabel_20_6" text:visited-style-name="ListLabel_20_6"><text:span text:style-name="Internet_20_link"><text:span text:style-name="T175">newFramework</text:span></text:span></text:a><text:span text:style-name="Code2"><text:span text:style-name="T185">(Map&lt;String,String&gt; configuration, </text:span></text:span><text:a xlink:type="simple" xlink:href="file:///l%22r21" text:style-name="ListLabel_20_9" text:visited-style-name="ListLabel_20_9"><text:span text:style-name="Internet_20_link"><text:span text:style-name="T176">ConnectFramework</text:span></text:span></text:a><text:span text:style-name="Code2"><text:span text:style-name="T185"> connectFramework)</text:span></text:span></text:p>
              <text:p text:style-name="P131"><text:span text:style-name="T3">Create a new </text:span><text:span text:style-name="Code2"><text:span text:style-name="T179">org.osgi.framework.launch.Framework</text:span></text:span><text:span text:style-name="Default_20_Paragraph_20_Font"><text:span text:style-name="T3"> instance using the specified </text:span></text:span><text:a xlink:type="simple" xlink:href="file:///l%22r21" text:style-name="ListLabel_20_3" text:visited-style-name="ListLabel_20_3"><text:span text:style-name="Internet_20_link"><text:span text:style-name="T177">connect framework</text:span></text:span></text:a><text:span text:style-name="Default_20_Paragraph_20_Font"><text:span text:style-name="T5">.</text:span></text:span></text:p>
            </table:table-cell>
            <table:table-cell table:style-name="Table10.C2" office:value-type="string">
              <text:p text:style-name="P125"><text:bookmark-ref text:reference-format="page" text:ref-name="r22">24</text:bookmark-ref></text:p>
            </table:table-cell>
          </table:table-row>
        </table:table>
        <text:p text:style-name="P186"><text:span text:style-name="T94">Method Detail</text:span></text:p>
        <text:p text:style-name="P188"><text:bookmark text:name="r22"/><text:span text:style-name="T94">newFramework</text:span></text:p>
        <text:p text:style-name="P103"><text:span text:style-name="Code2">org.osgi.framework.launch.Framework </text:span><text:span text:style-name="Code2"><text:span text:style-name="T102">newFramework</text:span></text:span><text:span text:style-name="Code2"><text:span text:style-name="T186">(Map&lt;String,String&gt; configuration,</text:span></text:span><text:line-break/><text:span text:style-name="Code2"><text:span text:style-name="T186">                                                 </text:span></text:span><text:a xlink:type="simple" xlink:href="file:///l%22r21" text:style-name="ListLabel_20_10" text:visited-style-name="ListLabel_20_10"><text:span text:style-name="Internet_20_link"><text:span text:style-name="T181">ConnectFramework</text:span></text:span></text:a><text:span text:style-name="Code2"><text:span text:style-name="T189"> connectFramework)</text:span></text:span></text:p>
        <text:p text:style-name="P117"><text:span text:style-name="T3">Create a new </text:span><text:span text:style-name="Code2">org.osgi.framework.launch.Framework</text:span><text:span text:style-name="Default_20_Paragraph_20_Font"><text:span text:style-name="T3"> instance using the specified </text:span></text:span><text:a xlink:type="simple" xlink:href="file:///l%22r21" text:style-name="ListLabel_20_5" text:visited-style-name="ListLabel_20_5"><text:span text:style-name="Internet_20_link"><text:span text:style-name="T180">connect framework</text:span></text:span></text:a><text:span text:style-name="Default_20_Paragraph_20_Font"><text:span text:style-name="T5">.</text:span></text:span></text:p>
        <text:p text:style-name="P119"><text:span text:style-name="T4">Parameters:</text:span></text:p>
        <text:p text:style-name="P132"><text:span text:style-name="Code2">configuration</text:span><text:span text:style-name="Default_20_Paragraph_20_Font"><text:span text:style-name="T3">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3">. The created framework instance must copy any information needed from the specified configuration argument since the configuration argument can be changed after the framework instance has been created.</text:span></text:span></text:p>
        <text:p text:style-name="P132"><text:span text:style-name="Code2">connectFramework</text:span><text:span text:style-name="Default_20_Paragraph_20_Font"><text:span text:style-name="T3"> - The connect framework that the new framework instance will use. The specified connect framework argument may be </text:span></text:span><text:span text:style-name="Code2">null</text:span><text:span text:style-name="Default_20_Paragraph_20_Font"><text:span text:style-name="T3">.</text:span></text:span></text:p>
        <text:p text:style-name="P119"><text:span text:style-name="T4">Returns:</text:span></text:p>
        <text:p text:style-name="P132"><text:span text:style-name="T3">A new, configured </text:span><text:span text:style-name="Code2">org.osgi.framework.launch.Framework</text:span><text:span text:style-name="Default_20_Paragraph_20_Font"><text:span text:style-name="T3"> instance. The framework instance must be in the </text:span></text:span><text:span text:style-name="Code2">org.osgi.framework.Bundle.INSTALLED</text:span><text:span text:style-name="Default_20_Paragraph_20_Font"><text:span text:style-name="T3"> state.</text:span></text:span></text:p>
        <text:p text:style-name="P119"><text:span text:style-name="T4">Throws:</text:span></text:p>
        <text:p text:style-name="P132"><text:span text:style-name="Code2">SecurityException</text:span><text:span text:style-name="Default_20_Paragraph_20_Font"><text:span text:style-name="T3"> - If the caller does not have </text:span></text:span><text:span text:style-name="Code2">AllPermission</text:span><text:span text:style-name="Default_20_Paragraph_20_Font"><text:span text:style-name="T3">, and the Java Runtime Environment supports permissions.</text:span></text:span></text:p>
        <text:p text:style-name="P119"><text:soft-page-break/><text:span text:style-name="T4">Since:</text:span></text:p>
        <text:p text:style-name="P132"><text:span text:style-name="T3">1.3</text:span></text:p>
        <text:p text:style-name="P119"><text:soft-page-break/><text:span text:style-name="T4">See Also:</text:span></text:p>
        <text:p text:style-name="P132"><text:a xlink:type="simple" xlink:href="file:///l%22r21" text:style-name="ListLabel_20_5" text:visited-style-name="ListLabel_20_5"><text:span text:style-name="Internet_20_link"><text:span text:style-name="T180">ConnectFramework</text:span></text:span></text:a></text:p>
        <text:p text:style-name="P184"><text:bookmark text:name="r25"/><text:span text:style-name="T94">Interface ConnectModule</text:span></text:p>
        <text:p text:style-name="P114"><text:a xlink:type="simple" xlink:href="file:///l%22r3" text:style-name="ListLabel_20_4" text:visited-style-name="ListLabel_20_4"><text:span text:style-name="Internet_20_link"><text:span text:style-name="T6">org.osgi.framework.connect</text:span></text:span></text:a></text:p>
        <text:p text:style-name="P110"/>
        <text:p text:style-name="P121"><text:span text:style-name="Code2">public interface </text:span><text:span text:style-name="Code2"><text:span text:style-name="T102">ConnectModule</text:span></text:span></text:p>
        <text:p text:style-name="P102"><text:span text:style-name="T3">A connect module instance is used by a </text:span><text:span text:style-name="Code2">framework</text:span><text:span text:style-name="Default_20_Paragraph_20_Font"><text:span text:style-name="T3"> to load content for a bundle revision installed in the framework.</text:span></text:span></text:p>
        <text:p text:style-name="P114"><text:span text:style-name="T4">ThreadSafe</text:span></text:p>
        <text:p text:style-name="P12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3"><text:span text:style-name="Summary_20_Heading_20_Font2"><text:span text:style-name="T8">Method Summary</text:span></text:span></text:p>
            </table:table-cell>
            <table:covered-table-cell/>
            <table:table-cell table:style-name="Table11.A1" office:value-type="string">
              <text:p text:style-name="P125"><text:span text:style-name="Page_20_Reference_20_Font"><text:span text:style-name="T9">Page</text:span></text:span></text:p>
            </table:table-cell>
          </table:table-row>
          <table:table-row table:style-name="Table11.1">
            <table:table-cell table:style-name="Table11.A2" office:value-type="string">
              <text:p text:style-name="P127"><text:a xlink:type="simple" xlink:href="file:///l%22r11" text:style-name="ListLabel_20_7" text:visited-style-name="ListLabel_20_7"><text:span text:style-name="Internet_20_link"><text:span text:style-name="T178">ConnectContent</text:span></text:span></text:a></text:p>
            </table:table-cell>
            <table:table-cell table:style-name="Table11.B2" office:value-type="string">
              <text:p text:style-name="P129"><text:a xlink:type="simple" xlink:href="file:///l%22r24" text:style-name="ListLabel_20_6" text:visited-style-name="ListLabel_20_6"><text:span text:style-name="Internet_20_link"><text:span text:style-name="T175">getContent</text:span></text:span></text:a><text:span text:style-name="Code2"><text:span text:style-name="T185">()</text:span></text:span></text:p>
              <text:p text:style-name="P131"><text:span text:style-name="T3">Returns the current content of this connect module.</text:span></text:p>
            </table:table-cell>
            <table:table-cell table:style-name="Table11.C2" office:value-type="string">
              <text:p text:style-name="P125"><text:bookmark-ref text:reference-format="page" text:ref-name="r24">26</text:bookmark-ref></text:p>
            </table:table-cell>
          </table:table-row>
        </table:table>
        <text:p text:style-name="P186"><text:span text:style-name="T94">Method Detail</text:span></text:p>
        <text:p text:style-name="P188"><text:bookmark text:name="r24"/><text:span text:style-name="T94">getContent</text:span></text:p>
        <text:p text:style-name="P103"><text:a xlink:type="simple" xlink:href="file:///l%22r11" text:style-name="ListLabel_20_5" text:visited-style-name="ListLabel_20_5"><text:span text:style-name="Internet_20_link"><text:span text:style-name="T180">ConnectContent</text:span></text:span></text:a><text:span text:style-name="Code2"><text:span text:style-name="T187"> </text:span></text:span><text:span text:style-name="Code2"><text:span text:style-name="T188">getContent</text:span></text:span><text:span text:style-name="Code2"><text:span text:style-name="T189">()</text:span></text:span><text:line-break/><text:span text:style-name="Code2"><text:span text:style-name="T189">                   throws IOException</text:span></text:span></text:p>
        <text:p text:style-name="P117"><text:span text:style-name="T3">Returns the current content of this connect module. The framework will get the content when it needs to access the content for the current </text:span><text:span text:style-name="Code2">bundle revision</text:span><text:span text:style-name="Default_20_Paragraph_20_Font"><text:span text:style-name="T3"> associated with this connect module. The framework may lazily open the content until the first request is made to access the bundle content.</text:span></text:span></text:p>
        <text:p text:style-name="P119"><text:span text:style-name="T4">Returns:</text:span></text:p>
        <text:p text:style-name="P132"><text:span text:style-name="T3">the current content of this connect module</text:span></text:p>
        <text:p text:style-name="P119"><text:span text:style-name="T4">Throws:</text:span></text:p>
        <text:p text:style-name="P132"><text:span text:style-name="Code2">IOException</text:span><text:span text:style-name="Default_20_Paragraph_20_Font"><text:span text:style-name="T3"> - if an error occurred getting the content</text:span></text:span></text:p>
        <text:p text:style-name="P185"><text:bookmark text:name="r27"/><text:span text:style-name="T94">Interface FrameworkUtilHelper</text:span></text:p>
        <text:p text:style-name="P114"><text:a xlink:type="simple" xlink:href="file:///l%22r3" text:style-name="ListLabel_20_4" text:visited-style-name="ListLabel_20_4"><text:span text:style-name="Internet_20_link"><text:span text:style-name="T6">org.osgi.framework.connect</text:span></text:span></text:a></text:p>
        <text:p text:style-name="P110"/>
        <text:p text:style-name="P121"><text:span text:style-name="Code2">public interface </text:span><text:span text:style-name="Code2"><text:span text:style-name="T102">FrameworkUtilHelper</text:span></text:span></text:p>
        <text:p text:style-name="Standard"><text:span text:style-name="T3">A helper for the </text:span><text:span text:style-name="Code2">org.osgi.framework.FrameworkUtil</text:span><text:span text:style-name="Default_20_Paragraph_20_Font"><text:span text:style-name="T3"> class. This helper provides alternative implementations for methods on </text:span></text:span><text:span text:style-name="Code2">org.osgi.framework.FrameworkUtil</text:span><text:span text:style-name="Default_20_Paragraph_20_Font"><text:span text:style-name="T3">.</text:span></text:span></text:p>
        <text:p text:style-name="P122"/>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23"><text:span text:style-name="Summary_20_Heading_20_Font2"><text:span text:style-name="T8">Method Summary</text:span></text:span></text:p>
            </table:table-cell>
            <table:covered-table-cell/>
            <table:table-cell table:style-name="Table12.A1" office:value-type="string">
              <text:p text:style-name="P125"><text:span text:style-name="Page_20_Reference_20_Font"><text:span text:style-name="T9">Page</text:span></text:span></text:p>
            </table:table-cell>
          </table:table-row>
          <table:table-row table:style-name="Table12.1">
            <table:table-cell table:style-name="Table12.A2" office:value-type="string">
              <text:p text:style-name="P127"><text:span text:style-name="Code_20_Small1"><text:span text:style-name="T182">Optional&lt;org.osgi.framework.Bundle&gt;</text:span></text:span></text:p>
            </table:table-cell>
            <table:table-cell table:style-name="Table12.B2" office:value-type="string">
              <text:p text:style-name="P129"><text:a xlink:type="simple" xlink:href="file:///l%22r26" text:style-name="ListLabel_20_6" text:visited-style-name="ListLabel_20_6"><text:span text:style-name="Internet_20_link"><text:span text:style-name="T175">getBundle</text:span></text:span></text:a><text:span text:style-name="Code2"><text:span text:style-name="T185">(Class&lt;?&gt; classFromBundle)</text:span></text:span></text:p>
              <text:p text:style-name="P131"><text:span text:style-name="T3">Return a </text:span><text:span text:style-name="Code2"><text:span text:style-name="T179">Bundle</text:span></text:span><text:span text:style-name="Default_20_Paragraph_20_Font"><text:span text:style-name="T3"> associated with the specified class.</text:span></text:span></text:p>
            </table:table-cell>
            <table:table-cell table:style-name="Table12.C2" office:value-type="string">
              <text:p text:style-name="P125"><text:bookmark-ref text:reference-format="page" text:ref-name="r26">27</text:bookmark-ref></text:p>
            </table:table-cell>
          </table:table-row>
        </table:table>
        <text:p text:style-name="P186"><text:span text:style-name="T94">Method Detail</text:span></text:p>
        <text:p text:style-name="P188"><text:bookmark text:name="r26"/><text:span text:style-name="T94">getBundle</text:span></text:p>
        <text:p text:style-name="P103"><text:span text:style-name="Code2">Optional&lt;org.osgi.framework.Bundle&gt; </text:span><text:span text:style-name="Code2"><text:span text:style-name="T102">getBundle</text:span></text:span><text:span text:style-name="Code2"><text:span text:style-name="T186">(Class&lt;?&gt; classFromBundle)</text:span></text:span></text:p>
        <text:p text:style-name="P120"><text:span text:style-name="T3">Return a </text:span><text:span text:style-name="Code2">Bundle</text:span><text:span text:style-name="Default_20_Paragraph_20_Font"><text:span text:style-name="T3"> associated with the specified class.</text:span></text:span></text:p>
        <text:p text:style-name="P117"><text:span text:style-name="T3">This helper method is called by </text:span><text:span text:style-name="Code2">org.osgi.framework.FrameworkUtil.getBundle(Class)</text:span><text:span text:style-name="Default_20_Paragraph_20_Font"><text:span text:style-name="T3"> if the standard implementation of </text:span></text:span><text:span text:style-name="Code2">FrameworkUtil</text:span><text:span text:style-name="Default_20_Paragraph_20_Font"><text:span text:style-name="T3"> cannot find the bundle.</text:span></text:span></text:p>
        <text:p text:style-name="P119"><text:span text:style-name="T4">Parameters:</text:span></text:p>
        <text:p text:style-name="P132"><text:span text:style-name="Code2">classFromBundle</text:span><text:span text:style-name="Default_20_Paragraph_20_Font"><text:span text:style-name="T3"> - A class associated with a bundle</text:span></text:span></text:p>
        <text:p text:style-name="P119"><text:span text:style-name="T4">Returns:</text:span></text:p>
        <text:p text:style-name="P132"><text:span text:style-name="T3">An Optional containing a </text:span><text:span text:style-name="Code2">Bundle</text:span><text:span text:style-name="Default_20_Paragraph_20_Font"><text:span text:style-name="T3"> for the specified class or an empty Optional if the specified class is not from a bundle.</text:span></text:span></text:p>
        <text:p text:style-name="P178"><text:bookmark text:name="r29"/><text:span text:style-name="T94">Package org.osgi.framework.namespace</text:span></text:p>
        <text:p text:style-name="P109"><text:span text:style-name="Code_20_Small">@org.osgi.annotation.versioning.Version(value="1.2")</text:span></text:p>
        <text:p text:style-name="P109"><text:span text:style-name="T3">Namespace Package Version 1.2.</text:span></text:p>
        <text:p text:style-name="P109"><text:span text:style-name="T4">See:</text:span></text:p>
        <text:p text:style-name="P117"><text:a xlink:type="simple" xlink:href="file:///l%22r28" text:style-name="ListLabel_20_2" text:visited-style-name="ListLabel_20_2"><text:span text:style-name="Internet_20_link"><text:span text:style-name="T4">Description</text:spa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5"><text:span text:style-name="Summary_20_Heading_20_Font1"><text:span text:style-name="T8">Class Summary</text:span></text:span></text:p>
            </table:table-cell>
            <table:covered-table-cell/>
            <table:table-cell table:style-name="Table13.A1" office:value-type="string">
              <text:p text:style-name="P107"><text:span text:style-name="Page_20_Reference_20_Font"><text:span text:style-name="T9">Page</text:span></text:span></text:p>
            </table:table-cell>
          </table:table-row>
          <table:table-row table:style-name="Table13.1">
            <table:table-cell table:style-name="Table13.A2" office:value-type="string">
              <text:p text:style-name="P105"><text:a xlink:type="simple" xlink:href="file:///l%22r45" text:style-name="ListLabel_20_1" text:visited-style-name="ListLabel_20_1"><text:span text:style-name="Internet_20_link"><text:span text:style-name="T174">IdentityNamespace</text:span></text:span></text:a></text:p>
            </table:table-cell>
            <table:table-cell table:style-name="Table13.B2" office:value-type="string">
              <text:p text:style-name="P105"><text:span text:style-name="T3">Identity Capability and Requirement Namespace.</text:span></text:p>
            </table:table-cell>
            <table:table-cell table:style-name="Table13.C2" office:value-type="string">
              <text:p text:style-name="P107"><text:bookmark-ref text:reference-format="page" text:ref-name="r45">29</text:bookmark-ref></text:p>
            </table:table-cell>
          </table:table-row>
        </table:table>
        <text:p text:style-name="P112"><text:bookmark text:name="r28"/><text:span text:style-name="T10">Package org.osgi.framework.namespace Description</text:span></text:p>
        <text:p text:style-name="P113"><text:span text:style-name="T3">Namespace Package Version 1.2.</text:span></text:p>
        <text:p text:style-name="Standard"><text:span text:style-name="T3">Bundles should not need to import this package at runtime since all the types in this package just contain constants for capability and requirement namespaces specified by the OSGi Alliance.</text:span></text:p>
        <text:p text:style-name="P180"><text:bookmark text:name="r45"/><text:span text:style-name="T94">Class IdentityNamespace</text:span></text:p>
        <text:p text:style-name="P114"><text:a xlink:type="simple" xlink:href="file:///l%22r29" text:style-name="ListLabel_20_4" text:visited-style-name="ListLabel_20_4"><text:span text:style-name="Internet_20_link"><text:span text:style-name="T6">org.osgi.framework.namespace</text:span></text:span></text:a></text:p>
        <text:p text:style-name="P111"><text:span text:style-name="Code2">java.lang.Object</text:span></text:p>
        <text:p text:style-name="P115"><text:span text:style-name="Code2">  </text:span><draw:frame draw:style-name="fr3" draw:name="Image1" text:anchor-type="as-char" svg:width="0.1563in" svg:height="0.1457in" draw:z-index="10"><draw:image xlink:href="Pictures/100002000000000F0000000ED3A4069C610A9F54.png" xlink:type="simple" xlink:show="embed" xlink:actuate="onLoad" loext:mime-type="image/png"/></draw:frame><text:span text:style-name="Code2">org.osgi.resource.Namespace</text:span></text:p>
        <text:p text:style-name="P100"><text:span text:style-name="Code2">      </text:span><draw:frame draw:style-name="fr3" draw:name="Image2" text:anchor-type="as-char" svg:width="0.1563in" svg:height="0.1457in" draw:z-index="11"><draw:image xlink:href="Pictures/100002000000000F0000000ED3A4069C610A9F54.png" xlink:type="simple" xlink:show="embed" xlink:actuate="onLoad" loext:mime-type="image/png"/></draw:frame><text:span text:style-name="Code2"><text:span text:style-name="T102">org.osgi.framework.namespace.IdentityNamespace</text:span></text:span></text:p>
        <text:p text:style-name="P110"/>
        <text:p text:style-name="P134"><text:span text:style-name="Code2">final public class </text:span><text:span text:style-name="Code2"><text:span text:style-name="T102">IdentityNamespace</text:span></text:span></text:p>
        <text:p text:style-name="P103"><text:span text:style-name="Code2">extends org.osgi.resource.Namespace</text:span></text:p>
        <text:p text:style-name="P113"><text:span text:style-name="T3">Identity Capability and Requirement Namespace.</text:span></text:p>
        <text:p text:style-name="P113"><text:span text:style-name="T3">This class defines the names for the attributes and directives for this namespace. All unspecified capability attributes are of type </text:span><text:span text:style-name="Code2">String</text:span><text:span text:style-name="Default_20_Paragraph_20_Font"><text:span text:style-name="T3"> and are used as arbitrary matching attributes for the capability. The values associated with the specified directive and attribute keys are of type </text:span></text:span><text:span text:style-name="Code2">String</text:span><text:span text:style-name="Default_20_Paragraph_20_Font"><text:span text:style-name="T3">, unless otherwise indicated.</text:span></text:span></text:p>
        <text:p text:style-name="P113"><text:span text:style-name="T3">Each resource provides exactly one</text:span><text:span text:style-name="T196">†</text:span><text:span text:style-name="T3"> identity capability that can be used to identify the resource.</text:span></text:p>
        <text:p text:style-name="P113"><text:span text:style-name="T3">The bundle wiring for the bundle revision provides exactly one</text:span><text:span text:style-name="T196">†</text:span><text:span text:style-name="T3"> identity capability.</text:span></text:p>
        <text:p text:style-name="P102"><text:span text:style-name="T3">† A resource with no symbolic name must not provide an identity capability.</text:span></text:p>
        <text:p text:style-name="P114"><text:span text:style-name="T4">Immutable</text:span></text:p>
        <text:p text:style-name="P122"/>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23"><text:span text:style-name="Summary_20_Heading_20_Font2"><text:span text:style-name="T8">Field Summary</text:span></text:span></text:p>
            </table:table-cell>
            <table:covered-table-cell/>
            <table:table-cell table:style-name="Table14.A1" office:value-type="string">
              <text:p text:style-name="P125"><text:span text:style-name="Page_20_Reference_20_Font"><text:span text:style-name="T9">Page</text:span></text:span></text:p>
            </table:table-cell>
          </table:table-row>
          <table:table-row table:style-name="Table14.1">
            <table:table-cell table:style-name="Table14.A2" office:value-type="string">
              <text:p text:style-name="P127"><text:span text:style-name="Code_20_Small1"><text:span text:style-name="T182">static String</text:span></text:span></text:p>
            </table:table-cell>
            <table:table-cell table:style-name="Table14.B2" office:value-type="string">
              <text:p text:style-name="P129"><text:a xlink:type="simple" xlink:href="file:///l%22r38" text:style-name="ListLabel_20_6" text:visited-style-name="ListLabel_20_6"><text:span text:style-name="Internet_20_link"><text:span text:style-name="T175">CAPABILITY_COPYRIGHT_ATTRIBUTE</text:span></text:span></text:a></text:p>
              <text:p text:style-name="P131"><text:span text:style-name="T3">The capability attribute that contains a human readable copyright notice for the resource.</text:span></text:p>
            </table:table-cell>
            <table:table-cell table:style-name="Table14.C2" office:value-type="string">
              <text:p text:style-name="P125"><text:bookmark-ref text:reference-format="page" text:ref-name="r38">31</text:bookmark-ref></text:p>
            </table:table-cell>
          </table:table-row>
          <table:table-row table:style-name="Table14.1">
            <table:table-cell table:style-name="Table14.A3" office:value-type="string">
              <text:p text:style-name="P126"><text:span text:style-name="Code_20_Small1"><text:span text:style-name="T182">static String</text:span></text:span></text:p>
            </table:table-cell>
            <table:table-cell table:style-name="Table14.B3" office:value-type="string">
              <text:p text:style-name="P128"><text:a xlink:type="simple" xlink:href="file:///l%22r39" text:style-name="ListLabel_20_6" text:visited-style-name="ListLabel_20_6"><text:span text:style-name="Internet_20_link"><text:span text:style-name="T175">CAPABILITY_DESCRIPTION_ATTRIBUTE</text:span></text:span></text:a></text:p>
              <text:p text:style-name="P130"><text:span text:style-name="T3">The capability attribute that contains a human readable description for the resource.</text:span></text:p>
            </table:table-cell>
            <table:table-cell table:style-name="Table14.C3" office:value-type="string">
              <text:p text:style-name="P124"><text:bookmark-ref text:reference-format="page" text:ref-name="r39">31</text:bookmark-ref></text:p>
            </table:table-cell>
          </table:table-row>
          <table:table-row table:style-name="Table14.1">
            <table:table-cell table:style-name="Table14.A4" office:value-type="string">
              <text:p text:style-name="P126"><text:span text:style-name="Code_20_Small1"><text:span text:style-name="T182">static String</text:span></text:span></text:p>
            </table:table-cell>
            <table:table-cell table:style-name="Table14.B4" office:value-type="string">
              <text:p text:style-name="P128"><text:a xlink:type="simple" xlink:href="file:///l%22r40" text:style-name="ListLabel_20_6" text:visited-style-name="ListLabel_20_6"><text:span text:style-name="Internet_20_link"><text:span text:style-name="T175">CAPABILITY_DOCUMENTATION_ATTRIBUTE</text:span></text:span></text:a></text:p>
              <text:p text:style-name="P130"><text:span text:style-name="T3">The capability attribute that contains the URL to documentation for the resource.</text:span></text:p>
            </table:table-cell>
            <table:table-cell table:style-name="Table14.C4" office:value-type="string">
              <text:p text:style-name="P124"><text:bookmark-ref text:reference-format="page" text:ref-name="r40">31</text:bookmark-ref></text:p>
            </table:table-cell>
          </table:table-row>
          <table:table-row table:style-name="Table14.1">
            <table:table-cell table:style-name="Table14.A5" office:value-type="string">
              <text:p text:style-name="P126"><text:span text:style-name="Code_20_Small1"><text:span text:style-name="T182">static String</text:span></text:span></text:p>
            </table:table-cell>
            <table:table-cell table:style-name="Table14.B5" office:value-type="string">
              <text:p text:style-name="P128"><text:a xlink:type="simple" xlink:href="file:///l%22r41" text:style-name="ListLabel_20_6" text:visited-style-name="ListLabel_20_6"><text:span text:style-name="Internet_20_link"><text:span text:style-name="T175">CAPABILITY_LICENSE_ATTRIBUTE</text:span></text:span></text:a></text:p>
              <text:p text:style-name="P130"><text:span text:style-name="T3">The capability attribute that contains the URL to the license for the resource.</text:span></text:p>
            </table:table-cell>
            <table:table-cell table:style-name="Table14.C5" office:value-type="string">
              <text:p text:style-name="P124"><text:bookmark-ref text:reference-format="page" text:ref-name="r41">31</text:bookmark-ref></text:p>
            </table:table-cell>
          </table:table-row>
          <table:table-row table:style-name="Table14.1">
            <table:table-cell table:style-name="Table14.A6" office:value-type="string">
              <text:p text:style-name="P126"><text:span text:style-name="Code_20_Small1"><text:span text:style-name="T182">static String</text:span></text:span></text:p>
            </table:table-cell>
            <table:table-cell table:style-name="Table14.B6" office:value-type="string">
              <text:p text:style-name="P128"><text:a xlink:type="simple" xlink:href="file:///l%22r31" text:style-name="ListLabel_20_6" text:visited-style-name="ListLabel_20_6"><text:span text:style-name="Internet_20_link"><text:span text:style-name="T175">CAPABILITY_SINGLETON_DIRECTIVE</text:span></text:span></text:a></text:p>
              <text:p text:style-name="P130"><text:span text:style-name="T3">The capability directive identifying if the resource is a singleton.</text:span></text:p>
            </table:table-cell>
            <table:table-cell table:style-name="Table14.C6" office:value-type="string">
              <text:p text:style-name="P124"><text:bookmark-ref text:reference-format="page" text:ref-name="r31">30</text:bookmark-ref></text:p>
            </table:table-cell>
          </table:table-row>
          <table:table-row table:style-name="Table14.1">
            <table:table-cell table:style-name="Table14.A7" office:value-type="string">
              <text:p text:style-name="P126"><text:span text:style-name="Code_20_Small1"><text:span text:style-name="T182">static String</text:span></text:span></text:p>
            </table:table-cell>
            <table:table-cell table:style-name="Table14.B7" office:value-type="string">
              <text:p text:style-name="P128"><text:a xlink:type="simple" xlink:href="file:///l%22r37" text:style-name="ListLabel_20_6" text:visited-style-name="ListLabel_20_6"><text:span text:style-name="Internet_20_link"><text:span text:style-name="T175">CAPABILITY_TAGS_ATTRIBUTE</text:span></text:span></text:a></text:p>
              <text:p text:style-name="P130"><text:span text:style-name="T3">The attribute value that contains tags for the resource.</text:span></text:p>
            </table:table-cell>
            <table:table-cell table:style-name="Table14.C7" office:value-type="string">
              <text:p text:style-name="P124"><text:bookmark-ref text:reference-format="page" text:ref-name="r37">31</text:bookmark-ref></text:p>
            </table:table-cell>
          </table:table-row>
          <table:table-row table:style-name="Table14.1">
            <table:table-cell table:style-name="Table14.A8" office:value-type="string">
              <text:p text:style-name="P126"><text:span text:style-name="Code_20_Small1"><text:span text:style-name="T182">static String</text:span></text:span></text:p>
            </table:table-cell>
            <table:table-cell table:style-name="Table14.B8" office:value-type="string">
              <text:p text:style-name="P128"><text:a xlink:type="simple" xlink:href="file:///l%22r33" text:style-name="ListLabel_20_6" text:visited-style-name="ListLabel_20_6"><text:span text:style-name="Internet_20_link"><text:span text:style-name="T175">CAPABILITY_TYPE_ATTRIBUTE</text:span></text:span></text:a></text:p>
              <text:p text:style-name="P130"><text:span text:style-name="T3">The capability attribute identifying the resource type.</text:span></text:p>
            </table:table-cell>
            <table:table-cell table:style-name="Table14.C8" office:value-type="string">
              <text:p text:style-name="P124"><text:bookmark-ref text:reference-format="page" text:ref-name="r33">30</text:bookmark-ref></text:p>
            </table:table-cell>
          </table:table-row>
          <table:table-row table:style-name="Table14.1">
            <table:table-cell table:style-name="Table14.A9" office:value-type="string">
              <text:p text:style-name="P126"><text:span text:style-name="Code_20_Small1"><text:span text:style-name="T182">static String</text:span></text:span></text:p>
            </table:table-cell>
            <table:table-cell table:style-name="Table14.B9" office:value-type="string">
              <text:p text:style-name="P128"><text:a xlink:type="simple" xlink:href="file:///l%22r32" text:style-name="ListLabel_20_6" text:visited-style-name="ListLabel_20_6"><text:span text:style-name="Internet_20_link"><text:span text:style-name="T175">CAPABILITY_VERSION_ATTRIBUTE</text:span></text:span></text:a></text:p>
              <text:p text:style-name="P130"><text:span text:style-name="T3">The capability attribute identifying the </text:span><text:span text:style-name="Code2"><text:span text:style-name="T179">Version</text:span></text:span><text:span text:style-name="Default_20_Paragraph_20_Font"><text:span text:style-name="T3"> of the resource if one is specified or </text:span></text:span><text:span text:style-name="Code2"><text:span text:style-name="T179">0.0.0</text:span></text:span><text:span text:style-name="Default_20_Paragraph_20_Font"><text:span text:style-name="T3"> if not specified.</text:span></text:span></text:p>
            </table:table-cell>
            <table:table-cell table:style-name="Table14.C9" office:value-type="string">
              <text:p text:style-name="P124"><text:bookmark-ref text:reference-format="page" text:ref-name="r32">30</text:bookmark-ref></text:p>
            </table:table-cell>
          </table:table-row>
          <table:table-row table:style-name="Table14.1">
            <table:table-cell table:style-name="Table14.A10" office:value-type="string">
              <text:p text:style-name="P126"><text:span text:style-name="Code_20_Small1"><text:span text:style-name="T182">static String</text:span></text:span></text:p>
            </table:table-cell>
            <table:table-cell table:style-name="Table14.B10" office:value-type="string">
              <text:p text:style-name="P128"><text:a xlink:type="simple" xlink:href="file:///l%22r44" text:style-name="ListLabel_20_6" text:visited-style-name="ListLabel_20_6"><text:span text:style-name="Internet_20_link"><text:span text:style-name="T175">CLASSIFIER_JAVADOC</text:span></text:span></text:a></text:p>
              <text:p text:style-name="P130"><text:span text:style-name="T3">The attribute value identifying the resource </text:span><text:a xlink:type="simple" xlink:href="file:///l%22r42" text:style-name="ListLabel_20_3" text:visited-style-name="ListLabel_20_3"><text:span text:style-name="Internet_20_link"><text:span text:style-name="T177">classifier</text:span></text:span></text:a><text:span text:style-name="Default_20_Paragraph_20_Font"><text:span text:style-name="T5"> as an archive containing the javadoc in the same directory layout as the resource.</text:span></text:span></text:p>
            </table:table-cell>
            <table:table-cell table:style-name="Table14.C10" office:value-type="string">
              <text:p text:style-name="P124"><text:bookmark-ref text:reference-format="page" text:ref-name="r44">32</text:bookmark-ref></text:p>
            </table:table-cell>
          </table:table-row>
          <table:table-row table:style-name="Table14.1">
            <table:table-cell table:style-name="Table14.A11" office:value-type="string">
              <text:p text:style-name="P126"><text:span text:style-name="Code_20_Small1"><text:span text:style-name="T182">static String</text:span></text:span></text:p>
            </table:table-cell>
            <table:table-cell table:style-name="Table14.B11" office:value-type="string">
              <text:p text:style-name="P128"><text:a xlink:type="simple" xlink:href="file:///l%22r43" text:style-name="ListLabel_20_6" text:visited-style-name="ListLabel_20_6"><text:span text:style-name="Internet_20_link"><text:span text:style-name="T175">CLASSIFIER_SOURCES</text:span></text:span></text:a></text:p>
              <text:p text:style-name="P130"><text:span text:style-name="T3">The attribute value identifying the resource </text:span><text:a xlink:type="simple" xlink:href="file:///l%22r42" text:style-name="ListLabel_20_3" text:visited-style-name="ListLabel_20_3"><text:span text:style-name="Internet_20_link"><text:span text:style-name="T177">classifier</text:span></text:span></text:a><text:span text:style-name="Default_20_Paragraph_20_Font"><text:span text:style-name="T5"> as an archive containing the source code in the same directory layout as the resource.</text:span></text:span></text:p>
            </table:table-cell>
            <table:table-cell table:style-name="Table14.C11" office:value-type="string">
              <text:p text:style-name="P124"><text:bookmark-ref text:reference-format="page" text:ref-name="r43">32</text:bookmark-ref></text:p>
            </table:table-cell>
          </table:table-row>
          <table:table-row table:style-name="Table14.1">
            <table:table-cell table:style-name="Table14.A12" office:value-type="string">
              <text:p text:style-name="P126"><text:span text:style-name="Code_20_Small1"><text:span text:style-name="T182">static String</text:span></text:span></text:p>
            </table:table-cell>
            <table:table-cell table:style-name="Table14.B12" office:value-type="string">
              <text:p text:style-name="P128"><text:a xlink:type="simple" xlink:href="file:///l%22r30" text:style-name="ListLabel_20_6" text:visited-style-name="ListLabel_20_6"><text:span text:style-name="Internet_20_link"><text:span text:style-name="T175">IDENTITY_NAMESPACE</text:span></text:span></text:a></text:p>
              <text:p text:style-name="P130"><text:span text:style-name="T3">Namespace name for identity capabilities and requirements.</text:span></text:p>
            </table:table-cell>
            <table:table-cell table:style-name="Table14.C12" office:value-type="string">
              <text:p text:style-name="P124"><text:bookmark-ref text:reference-format="page" text:ref-name="r30">30</text:bookmark-ref></text:p>
            </table:table-cell>
          </table:table-row>
          <text:soft-page-break/>
          <table:table-row table:style-name="Table14.1">
            <table:table-cell table:style-name="Table14.A13" office:value-type="string">
              <text:p text:style-name="P126"><text:span text:style-name="Code_20_Small1"><text:span text:style-name="T182">static String</text:span></text:span></text:p>
            </table:table-cell>
            <table:table-cell table:style-name="Table14.B13" office:value-type="string">
              <text:p text:style-name="P128"><text:a xlink:type="simple" xlink:href="file:///l%22r42" text:style-name="ListLabel_20_6" text:visited-style-name="ListLabel_20_6"><text:span text:style-name="Internet_20_link"><text:span text:style-name="T175">REQUIREMENT_CLASSIFIER_DIRECTIVE</text:span></text:span></text:a></text:p>
              <text:p text:style-name="P130"><text:span text:style-name="T3">The requirement directive that classifies the relationship with another resource.</text:span></text:p>
            </table:table-cell>
            <table:table-cell table:style-name="Table14.C13" office:value-type="string">
              <text:p text:style-name="P124"><text:bookmark-ref text:reference-format="page" text:ref-name="r42">32</text:bookmark-ref></text:p>
            </table:table-cell>
          </table:table-row>
          <table:table-row table:style-name="Table14.1">
            <table:table-cell table:style-name="Table14.A14" office:value-type="string">
              <text:p text:style-name="P126"><text:span text:style-name="Code_20_Small1"><text:span text:style-name="T182">static String</text:span></text:span></text:p>
            </table:table-cell>
            <table:table-cell table:style-name="Table14.B14" office:value-type="string">
              <text:p text:style-name="P128"><text:a xlink:type="simple" xlink:href="file:///l%22r34" text:style-name="ListLabel_20_6" text:visited-style-name="ListLabel_20_6"><text:span text:style-name="Internet_20_link"><text:span text:style-name="T175">TYPE_BUNDLE</text:span></text:span></text:a></text:p>
              <text:p text:style-name="P130"><text:span text:style-name="T3">The attribute value identifying the resource </text:span><text:a xlink:type="simple" xlink:href="file:///l%22r33" text:style-name="ListLabel_20_3" text:visited-style-name="ListLabel_20_3"><text:span text:style-name="Internet_20_link"><text:span text:style-name="T177">type</text:span></text:span></text:a><text:span text:style-name="Default_20_Paragraph_20_Font"><text:span text:style-name="T5"> as an OSGi bundle.</text:span></text:span></text:p>
            </table:table-cell>
            <table:table-cell table:style-name="Table14.C14" office:value-type="string">
              <text:p text:style-name="P124"><text:bookmark-ref text:reference-format="page" text:ref-name="r34">30</text:bookmark-ref></text:p>
            </table:table-cell>
          </table:table-row>
          <table:table-row table:style-name="Table14.1">
            <table:table-cell table:style-name="Table14.A15" office:value-type="string">
              <text:p text:style-name="P126"><text:span text:style-name="Code_20_Small1"><text:span text:style-name="T182">static String</text:span></text:span></text:p>
            </table:table-cell>
            <table:table-cell table:style-name="Table14.B15" office:value-type="string">
              <text:p text:style-name="P128"><text:a xlink:type="simple" xlink:href="file:///l%22r35" text:style-name="ListLabel_20_6" text:visited-style-name="ListLabel_20_6"><text:span text:style-name="Internet_20_link"><text:span text:style-name="T175">TYPE_FRAGMENT</text:span></text:span></text:a></text:p>
              <text:p text:style-name="P130"><text:span text:style-name="T3">The attribute value identifying the resource </text:span><text:a xlink:type="simple" xlink:href="file:///l%22r33" text:style-name="ListLabel_20_3" text:visited-style-name="ListLabel_20_3"><text:span text:style-name="Internet_20_link"><text:span text:style-name="T177">type</text:span></text:span></text:a><text:span text:style-name="Default_20_Paragraph_20_Font"><text:span text:style-name="T5"> as an OSGi fragment.</text:span></text:span></text:p>
            </table:table-cell>
            <table:table-cell table:style-name="Table14.C15" office:value-type="string">
              <text:p text:style-name="P124"><text:bookmark-ref text:reference-format="page" text:ref-name="r35">31</text:bookmark-ref></text:p>
            </table:table-cell>
          </table:table-row>
          <table:table-row table:style-name="Table14.1">
            <table:table-cell table:style-name="Table14.A16" office:value-type="string">
              <text:p text:style-name="P126"><text:span text:style-name="Code_20_Small1"><text:span text:style-name="T182">static String</text:span></text:span></text:p>
            </table:table-cell>
            <table:table-cell table:style-name="Table14.B16" office:value-type="string">
              <text:p text:style-name="P128"><text:a xlink:type="simple" xlink:href="file:///l%22r36" text:style-name="ListLabel_20_6" text:visited-style-name="ListLabel_20_6"><text:span text:style-name="Internet_20_link"><text:span text:style-name="T175">TYPE_UNKNOWN</text:span></text:span></text:a></text:p>
              <text:p text:style-name="P130"><text:span text:style-name="T3">The attribute value identifying the resource </text:span><text:a xlink:type="simple" xlink:href="file:///l%22r33" text:style-name="ListLabel_20_3" text:visited-style-name="ListLabel_20_3"><text:span text:style-name="Internet_20_link"><text:span text:style-name="T177">type</text:span></text:span></text:a><text:span text:style-name="Default_20_Paragraph_20_Font"><text:span text:style-name="T5"> as unknown.</text:span></text:span></text:p>
            </table:table-cell>
            <table:table-cell table:style-name="Table14.C16" office:value-type="string">
              <text:p text:style-name="P124"><text:bookmark-ref text:reference-format="page" text:ref-name="r36">31</text:bookmark-ref></text:p>
            </table:table-cell>
          </table:table-row>
        </table:table>
        <text:p text:style-name="P98"/>
        <table:table table:name="Table15" table:style-name="Table15">
          <table:table-column table:style-name="Table15.A"/>
          <table:table-row table:style-name="Table15.1">
            <table:table-cell table:style-name="Table15.A1" office:value-type="string">
              <text:p text:style-name="P108"><text:span text:style-name="T4">Fields inherited from class org.osgi.resource.Namespace</text:span></text:p>
            </table:table-cell>
          </table:table-row>
          <table:table-row table:style-name="Table15.2">
            <table:table-cell table:style-name="Table15.A2" office:value-type="string">
              <text:p text:style-name="P105"><text:span text:style-name="Code2">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p>
            </table:table-cell>
          </table:table-row>
        </table:table>
        <text:p text:style-name="P186"><text:span text:style-name="T94">Field Detail</text:span></text:p>
        <text:p text:style-name="P188"><text:bookmark text:name="r30"/><text:span text:style-name="T94">IDENTITY_NAMESPACE</text:span></text:p>
        <text:p text:style-name="P103"><text:span text:style-name="Code2">public static final String </text:span><text:span text:style-name="Code2"><text:span text:style-name="T102">IDENTITY_NAMESPACE</text:span></text:span><text:span text:style-name="Code2"><text:span text:style-name="T186"> = "osgi.identity"</text:span></text:span></text:p>
        <text:p text:style-name="P120"><text:span text:style-name="T3">Namespace name for identity capabilities and requirements.</text:span></text:p>
        <text:p text:style-name="P117"><text:span text:style-name="T3">Also, the capability attribute used to specify the symbolic name of the resource.</text:span></text:p>
        <text:p text:style-name="P135"/>
        <text:p text:style-name="P191"><text:bookmark text:name="r31"/><text:span text:style-name="T94">CAPABILITY_SINGLETON_DIRECTIVE</text:span></text:p>
        <text:p text:style-name="P103"><text:span text:style-name="Code2">public static final String </text:span><text:span text:style-name="Code2"><text:span text:style-name="T102">CAPABILITY_SINGLETON_DIRECTIVE</text:span></text:span><text:span text:style-name="Code2"><text:span text:style-name="T186"> = "singleton"</text:span></text:span></text:p>
        <text:p text:style-name="P117"><text:span text:style-name="T3">The capability directive identifying if the resource is a singleton. A </text:span><text:span text:style-name="Code2">String</text:span><text:span text:style-name="Default_20_Paragraph_20_Font"><text:span text:style-name="T3"> value of "true" indicates the resource is a singleton; any other value or </text:span></text:span><text:span text:style-name="Code2">null</text:span><text:span text:style-name="Default_20_Paragraph_20_Font"><text:span text:style-name="T3"> indicates the resource is not a singleton.</text:span></text:span></text:p>
        <text:p text:style-name="P135"/>
        <text:p text:style-name="P191"><text:bookmark text:name="r32"/><text:span text:style-name="T94">CAPABILITY_VERSION_ATTRIBUTE</text:span></text:p>
        <text:p text:style-name="P103"><text:span text:style-name="Code2">public static final String </text:span><text:span text:style-name="Code2"><text:span text:style-name="T102">CAPABILITY_VERSION_ATTRIBUTE</text:span></text:span><text:span text:style-name="Code2"><text:span text:style-name="T186"> = "version"</text:span></text:span></text:p>
        <text:p text:style-name="P117"><text:span text:style-name="T3">The capability attribute identifying the </text:span><text:span text:style-name="Code2">Version</text:span><text:span text:style-name="Default_20_Paragraph_20_Font"><text:span text:style-name="T3"> of the resource if one is specified or </text:span></text:span><text:span text:style-name="Code2">0.0.0</text:span><text:span text:style-name="Default_20_Paragraph_20_Font"><text:span text:style-name="T3"> if not specified. The value of this attribute must be of type </text:span></text:span><text:span text:style-name="Code2">Version</text:span><text:span text:style-name="Default_20_Paragraph_20_Font"><text:span text:style-name="T3">.</text:span></text:span></text:p>
        <text:p text:style-name="P135"/>
        <text:p text:style-name="P191"><text:bookmark text:name="r33"/><text:span text:style-name="T94">CAPABILITY_TYPE_ATTRIBUTE</text:span></text:p>
        <text:p text:style-name="P103"><text:span text:style-name="Code2">public static final String </text:span><text:span text:style-name="Code2"><text:span text:style-name="T102">CAPABILITY_TYPE_ATTRIBUTE</text:span></text:span><text:span text:style-name="Code2"><text:span text:style-name="T186"> = "type"</text:span></text:span></text:p>
        <text:p text:style-name="P117"><text:span text:style-name="T3">The capability attribute identifying the resource type. If the resource has no type then the value </text:span><text:a xlink:type="simple" xlink:href="file:///l%22r36" text:style-name="ListLabel_20_5" text:visited-style-name="ListLabel_20_5"><text:span text:style-name="Internet_20_link"><text:span text:style-name="T180">unknown</text:span></text:span></text:a><text:span text:style-name="Default_20_Paragraph_20_Font"><text:span text:style-name="T5"> must be used for the attribute.</text:span></text:span></text:p>
        <text:p text:style-name="P119"><text:span text:style-name="T4">See Also:</text:span></text:p>
        <text:p text:style-name="P132"><text:a xlink:type="simple" xlink:href="file:///l%22r34" text:style-name="ListLabel_20_5" text:visited-style-name="ListLabel_20_5"><text:span text:style-name="Internet_20_link"><text:span text:style-name="T180">TYPE_BUNDLE</text:span></text:span></text:a><text:span text:style-name="Default_20_Paragraph_20_Font"><text:span text:style-name="T5">, </text:span></text:span><text:a xlink:type="simple" xlink:href="file:///l%22r35" text:style-name="ListLabel_20_5" text:visited-style-name="ListLabel_20_5"><text:span text:style-name="Internet_20_link"><text:span text:style-name="T180">TYPE_FRAGMENT</text:span></text:span></text:a><text:span text:style-name="Default_20_Paragraph_20_Font"><text:span text:style-name="T5">, </text:span></text:span><text:a xlink:type="simple" xlink:href="file:///l%22r36" text:style-name="ListLabel_20_5" text:visited-style-name="ListLabel_20_5"><text:span text:style-name="Internet_20_link"><text:span text:style-name="T180">TYPE_UNKNOWN</text:span></text:span></text:a></text:p>
        <text:p text:style-name="P133"/>
        <text:p text:style-name="P190"><text:bookmark text:name="r34"/><text:span text:style-name="T94">TYPE_BUNDLE</text:span></text:p>
        <text:p text:style-name="P103"><text:span text:style-name="Code2">public static final String </text:span><text:span text:style-name="Code2"><text:span text:style-name="T102">TYPE_BUNDLE</text:span></text:span><text:span text:style-name="Code2"><text:span text:style-name="T186"> = "osgi.bundle"</text:span></text:span></text:p>
        <text:p text:style-name="P117"><text:span text:style-name="T3">The attribute value identifying the resource </text:span><text:a xlink:type="simple" xlink:href="file:///l%22r33" text:style-name="ListLabel_20_5" text:visited-style-name="ListLabel_20_5"><text:span text:style-name="Internet_20_link"><text:span text:style-name="T180">type</text:span></text:span></text:a><text:span text:style-name="Default_20_Paragraph_20_Font"><text:span text:style-name="T5"> as an OSGi bundle.</text:span></text:span></text:p>
        <text:p text:style-name="P119"><text:soft-page-break/><text:span text:style-name="T4">See Also:</text:span></text:p>
        <text:p text:style-name="P132"><text:a xlink:type="simple" xlink:href="file:///l%22r33" text:style-name="ListLabel_20_5" text:visited-style-name="ListLabel_20_5"><text:span text:style-name="Internet_20_link"><text:span text:style-name="T180">CAPABILITY_TYPE_ATTRIBUTE</text:span></text:span></text:a></text:p>
        <text:p text:style-name="P133"/>
        <text:p text:style-name="P190"><text:bookmark text:name="r35"/><text:span text:style-name="T94">TYPE_FRAGMENT</text:span></text:p>
        <text:p text:style-name="P103"><text:span text:style-name="Code2">public static final String </text:span><text:span text:style-name="Code2"><text:span text:style-name="T102">TYPE_FRAGMENT</text:span></text:span><text:span text:style-name="Code2"><text:span text:style-name="T186"> = "osgi.fragment"</text:span></text:span></text:p>
        <text:p text:style-name="P117"><text:span text:style-name="T3">The attribute value identifying the resource </text:span><text:a xlink:type="simple" xlink:href="file:///l%22r33" text:style-name="ListLabel_20_5" text:visited-style-name="ListLabel_20_5"><text:span text:style-name="Internet_20_link"><text:span text:style-name="T180">type</text:span></text:span></text:a><text:span text:style-name="Default_20_Paragraph_20_Font"><text:span text:style-name="T5"> as an OSGi fragment.</text:span></text:span></text:p>
        <text:p text:style-name="P119"><text:span text:style-name="T4">See Also:</text:span></text:p>
        <text:p text:style-name="P132"><text:a xlink:type="simple" xlink:href="file:///l%22r33" text:style-name="ListLabel_20_5" text:visited-style-name="ListLabel_20_5"><text:span text:style-name="Internet_20_link"><text:span text:style-name="T180">CAPABILITY_TYPE_ATTRIBUTE</text:span></text:span></text:a></text:p>
        <text:p text:style-name="P133"/>
        <text:p text:style-name="P190"><text:bookmark text:name="r36"/><text:span text:style-name="T94">TYPE_UNKNOWN</text:span></text:p>
        <text:p text:style-name="P103"><text:span text:style-name="Code2">public static final String </text:span><text:span text:style-name="Code2"><text:span text:style-name="T102">TYPE_UNKNOWN</text:span></text:span><text:span text:style-name="Code2"><text:span text:style-name="T186"> = "unknown"</text:span></text:span></text:p>
        <text:p text:style-name="P117"><text:span text:style-name="T3">The attribute value identifying the resource </text:span><text:a xlink:type="simple" xlink:href="file:///l%22r33" text:style-name="ListLabel_20_5" text:visited-style-name="ListLabel_20_5"><text:span text:style-name="Internet_20_link"><text:span text:style-name="T180">type</text:span></text:span></text:a><text:span text:style-name="Default_20_Paragraph_20_Font"><text:span text:style-name="T5"> as unknown.</text:span></text:span></text:p>
        <text:p text:style-name="P119"><text:span text:style-name="T4">See Also:</text:span></text:p>
        <text:p text:style-name="P132"><text:a xlink:type="simple" xlink:href="file:///l%22r33" text:style-name="ListLabel_20_5" text:visited-style-name="ListLabel_20_5"><text:span text:style-name="Internet_20_link"><text:span text:style-name="T180">CAPABILITY_TYPE_ATTRIBUTE</text:span></text:span></text:a></text:p>
        <text:p text:style-name="P133"/>
        <text:p text:style-name="P190"><text:bookmark text:name="r37"/><text:span text:style-name="T94">CAPABILITY_TAGS_ATTRIBUTE</text:span></text:p>
        <text:p text:style-name="P103"><text:span text:style-name="Code2">public static final String </text:span><text:span text:style-name="Code2"><text:span text:style-name="T102">CAPABILITY_TAGS_ATTRIBUTE</text:span></text:span><text:span text:style-name="Code2"><text:span text:style-name="T186"> = "tags"</text:span></text:span></text:p>
        <text:p text:style-name="P117"><text:span text:style-name="T3">The attribute value that contains tags for the resource. A tag is used to identify an aspect of the resource that is not otherwise expressed by the capabilities of the resource. The value of this attribute must be of type </text:span><text:span text:style-name="Code2">List&lt;Version&gt;</text:span><text:span text:style-name="Default_20_Paragraph_20_Font"><text:span text:style-name="T3">.</text:span></text:span></text:p>
        <text:p text:style-name="P119"><text:span text:style-name="T4">Since:</text:span></text:p>
        <text:p text:style-name="P132"><text:span text:style-name="T3">1.2</text:span></text:p>
        <text:p text:style-name="P133"/>
        <text:p text:style-name="P190"><text:bookmark text:name="r38"/><text:span text:style-name="T94">CAPABILITY_COPYRIGHT_ATTRIBUTE</text:span></text:p>
        <text:p text:style-name="P103"><text:span text:style-name="Code2">public static final String </text:span><text:span text:style-name="Code2"><text:span text:style-name="T102">CAPABILITY_COPYRIGHT_ATTRIBUTE</text:span></text:span><text:span text:style-name="Code2"><text:span text:style-name="T186"> = "copyright"</text:span></text:span></text:p>
        <text:p text:style-name="P117"><text:span text:style-name="T3">The capability attribute that contains a human readable copyright notice for the resource. See the </text:span><text:span text:style-name="Code2">Bundle-Copyright</text:span><text:span text:style-name="Default_20_Paragraph_20_Font"><text:span text:style-name="T3"> manifest header.</text:span></text:span></text:p>
        <text:p text:style-name="P135"/>
        <text:p text:style-name="P191"><text:bookmark text:name="r39"/><text:span text:style-name="T94">CAPABILITY_DESCRIPTION_ATTRIBUTE</text:span></text:p>
        <text:p text:style-name="P103"><text:span text:style-name="Code2">public static final String </text:span><text:span text:style-name="Code2"><text:span text:style-name="T102">CAPABILITY_DESCRIPTION_ATTRIBUTE</text:span></text:span><text:span text:style-name="Code2"><text:span text:style-name="T186"> = "description"</text:span></text:span></text:p>
        <text:p text:style-name="P117"><text:span text:style-name="T3">The capability attribute that contains a human readable description for the resource. See the </text:span><text:span text:style-name="Code2">Bundle-Description</text:span><text:span text:style-name="Default_20_Paragraph_20_Font"><text:span text:style-name="T3"> manifest header.</text:span></text:span></text:p>
        <text:p text:style-name="P135"/>
        <text:p text:style-name="P191"><text:bookmark text:name="r40"/><text:span text:style-name="T94">CAPABILITY_DOCUMENTATION_ATTRIBUTE</text:span></text:p>
        <text:p text:style-name="P103"><text:span text:style-name="Code2">public static final String </text:span><text:span text:style-name="Code2"><text:span text:style-name="T102">CAPABILITY_DOCUMENTATION_ATTRIBUTE</text:span></text:span><text:span text:style-name="Code2"><text:span text:style-name="T186"> = "documentation"</text:span></text:span></text:p>
        <text:p text:style-name="P117"><text:span text:style-name="T3">The capability attribute that contains the URL to documentation for the resource. See the </text:span><text:span text:style-name="Code2">Bundle-DocURL</text:span><text:span text:style-name="Default_20_Paragraph_20_Font"><text:span text:style-name="T3"> manifest header.</text:span></text:span></text:p>
        <text:p text:style-name="P135"/>
        <text:p text:style-name="P191"><text:bookmark text:name="r41"/><text:span text:style-name="T94">CAPABILITY_LICENSE_ATTRIBUTE</text:span></text:p>
        <text:p text:style-name="P103"><text:span text:style-name="Code2">public static final String </text:span><text:span text:style-name="Code2"><text:span text:style-name="T102">CAPABILITY_LICENSE_ATTRIBUTE</text:span></text:span><text:span text:style-name="Code2"><text:span text:style-name="T186"> = "license"</text:span></text:span></text:p>
        <text:p text:style-name="P117"><text:soft-page-break/><text:span text:style-name="T3">The capability attribute that contains the URL to the license for the resource. See the </text:span><text:span text:style-name="Code2">name</text:span><text:span text:style-name="Default_20_Paragraph_20_Font"><text:span text:style-name="T3"> portion of the </text:span></text:span><text:span text:style-name="Code2">Bundle-License</text:span><text:span text:style-name="Default_20_Paragraph_20_Font"><text:span text:style-name="T3"> manifest header.</text:span></text:span></text:p>
        <text:p text:style-name="P135"/>
        <text:p text:style-name="P191"><text:bookmark text:name="r42"/><text:span text:style-name="T94">REQUIREMENT_CLASSIFIER_DIRECTIVE</text:span></text:p>
        <text:p text:style-name="P103"><text:span text:style-name="Code2">public static final String </text:span><text:span text:style-name="Code2"><text:span text:style-name="T102">REQUIREMENT_CLASSIFIER_DIRECTIVE</text:span></text:span><text:span text:style-name="Code2"><text:span text:style-name="T186"> = "classifier"</text:span></text:span></text:p>
        <text:p text:style-name="P117"><text:span text:style-name="T3">The requirement directive that classifies the relationship with another resource.</text:span></text:p>
        <text:p text:style-name="P119"><text:span text:style-name="T4">See Also:</text:span></text:p>
        <text:p text:style-name="P132"><text:a xlink:type="simple" xlink:href="file:///l%22r43" text:style-name="ListLabel_20_5" text:visited-style-name="ListLabel_20_5"><text:span text:style-name="Internet_20_link"><text:span text:style-name="T180">CLASSIFIER_SOURCES</text:span></text:span></text:a><text:span text:style-name="Default_20_Paragraph_20_Font"><text:span text:style-name="T5">, </text:span></text:span><text:a xlink:type="simple" xlink:href="file:///l%22r44" text:style-name="ListLabel_20_5" text:visited-style-name="ListLabel_20_5"><text:span text:style-name="Internet_20_link"><text:span text:style-name="T180">CLASSIFIER_JAVADOC</text:span></text:span></text:a></text:p>
        <text:p text:style-name="P133"/>
        <text:p text:style-name="P190"><text:bookmark text:name="r43"/><text:span text:style-name="T94">CLASSIFIER_SOURCES</text:span></text:p>
        <text:p text:style-name="P103"><text:span text:style-name="Code2">public static final String </text:span><text:span text:style-name="Code2"><text:span text:style-name="T102">CLASSIFIER_SOURCES</text:span></text:span><text:span text:style-name="Code2"><text:span text:style-name="T186"> = "sources"</text:span></text:span></text:p>
        <text:p text:style-name="P117"><text:span text:style-name="T3">The attribute value identifying the resource </text:span><text:a xlink:type="simple" xlink:href="file:///l%22r42" text:style-name="ListLabel_20_5" text:visited-style-name="ListLabel_20_5"><text:span text:style-name="Internet_20_link"><text:span text:style-name="T180">classifier</text:span></text:span></text:a><text:span text:style-name="Default_20_Paragraph_20_Font"><text:span text:style-name="T5"> as an archive containing the source code in the same directory layout as the resource.</text:span></text:span></text:p>
        <text:p text:style-name="P119"><text:span text:style-name="T4">See Also:</text:span></text:p>
        <text:p text:style-name="P132"><text:a xlink:type="simple" xlink:href="file:///l%22r42" text:style-name="ListLabel_20_5" text:visited-style-name="ListLabel_20_5"><text:span text:style-name="Internet_20_link"><text:span text:style-name="T180">REQUIREMENT_CLASSIFIER_DIRECTIVE</text:span></text:span></text:a></text:p>
        <text:p text:style-name="P133"/>
        <text:p text:style-name="P190"><text:bookmark text:name="r44"/><text:span text:style-name="T94">CLASSIFIER_JAVADOC</text:span></text:p>
        <text:p text:style-name="P103"><text:span text:style-name="Code2">public static final String </text:span><text:span text:style-name="Code2"><text:span text:style-name="T102">CLASSIFIER_JAVADOC</text:span></text:span><text:span text:style-name="Code2"><text:span text:style-name="T186"> = "javadoc"</text:span></text:span></text:p>
        <text:p text:style-name="P117"><text:span text:style-name="T3">The attribute value identifying the resource </text:span><text:a xlink:type="simple" xlink:href="file:///l%22r42" text:style-name="ListLabel_20_5" text:visited-style-name="ListLabel_20_5"><text:span text:style-name="Internet_20_link"><text:span text:style-name="T180">classifier</text:span></text:span></text:a><text:span text:style-name="Default_20_Paragraph_20_Font"><text:span text:style-name="T5"> as an archive containing the javadoc in the same directory layout as the resource.</text:span></text:span></text:p>
        <text:p text:style-name="P119"><text:span text:style-name="T4">See Also:</text:span></text:p>
        <text:p text:style-name="P132"><text:a xlink:type="simple" xlink:href="file:///l%22r42" text:style-name="ListLabel_20_5" text:visited-style-name="ListLabel_20_5"><text:span text:style-name="Internet_20_link"><text:span text:style-name="T180">REQUIREMENT_CLASSIFIER_DIRECTIVE</text:span></text:span></text:a></text:p>
        <text:section text:style-name="Sect1" text:name="TextSection">
          <text:p text:style-name="P136"><text:span text:style-name="T190">Java API documentation generated with </text:span><text:a xlink:type="simple" xlink:href="http://www.filigris.com/products/docflex_javadoc/#docflex-doclet" text:style-name="ListLabel_20_11" text:visited-style-name="ListLabel_20_11"><text:span text:style-name="Internet_20_link"><text:span text:style-name="T192">DocFlex/Doclet</text:span></text:span></text:a><text:span text:style-name="Default_20_Paragraph_20_Font"><text:span text:style-name="T191"> v1.5.6</text:span></text:span></text:p>
          <text:p text:style-name="Standard"><text:span text:style-name="T190">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92">DocFlex/Javadoc</text:span></text:span></text:a><text:span text:style-name="Default_20_Paragraph_20_Font"><text:span text:style-name="T191">.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92">www.docflex.com</text:span></text:span></text:a></text:p>
        </text:section>
      </text:section>
      <text:p text:style-name="P95"/>
      <text:h text:style-name="P137" text:outline-level="1"><text:bookmark-start text:name="__RefHeading___Toc6139_969872904"/>Considered Alternatives<text:bookmark-end text:name="__RefHeading___Toc6139_969872904"/></text:h>
      <text:p text:style-name="P26">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5"><text:span text:style-name="T103">This approach is not used because may require forking the framework implementation for each Connect scenario. <text:s/></text:span><text:span text:style-name="T22">A b</text:span><text:span text:style-name="T103">etter option is to add standard SPI to launch a standard Framework which allows for the Connect scenarios to work with compliant Framework implementations without modifying the Framework implementation itself.</text:span></text:p>
      <text:h text:style-name="P137" text:outline-level="1"><text:bookmark-start text:name="__RefHeading___Toc6141_969872904"/><text:soft-page-break/>Security Considerations<text:bookmark-end text:name="__RefHeading___Toc6141_969872904"/></text:h>
      <text:p text:style-name="P25"><text:span text:style-name="T103">Connect content is managed from outside the Framework. <text:s/>The class loader used to load classes may not be provided by the Framework itself. <text:s/></text:span><text:span text:style-name="T22">T</text:span><text:span text:style-name="T103">he protection domain used for the classes from connect content also may not be provided by the Framework. <text:s/>This limits the ability to assign permissions to the classes from the connect content.</text:span></text:p>
      <text:p text:style-name="P62">TODO should we clarify the permission admin specification??</text:p>
      <text:p text:style-name="P28">A Connect Factory is passed the bundle location of all bundles installed in the framework. <text:s/>The bundle location may contain sensitive. Any Connect Factory uses must be trusted to handle such information in a secure way.</text:p>
      <text:h text:style-name="P137" text:outline-level="1"><text:bookmark-start text:name="__RefHeading___Toc6143_969872904"/>Document Support<text:bookmark-end text:name="__RefHeading___Toc6143_969872904"/></text:h>
      <text:h text:style-name="P142" text:outline-level="2"><text:bookmark-start text:name="__RefHeading___Toc6145_969872904"/>References<text:bookmark-end text:name="__RefHeading___Toc6145_969872904"/></text:h>
      <text:list xml:id="list3964027012" text:style-name="WW8Num3">
        <text:list-item>
          <text:p text:style-name="P175"><text:bookmark-start text:name="_Ref493020620"/>Bradner, S., Key words for use in RFCs to Indicate Requirement Levels, RFC2119, March 1997.<text:bookmark-end text:name="_Ref493020620"/></text:p>
        </text:list-item>
        <text:list-item>
          <text:p text:style-name="P175">Software Requirements &amp; Specifications. Michael Jackson. ISBN 0-201-87712-0</text:p>
        </text:list-item>
      </text:list>
      <text:p text:style-name="P87"/>
      <text:h text:style-name="P142" text:outline-level="2"><text:bookmark-start text:name="__RefHeading___Toc6147_969872904"/>Author’s Address<text:bookmark-end text:name="__RefHeading___Toc6147_969872904"/></text:h>
      <text:p text:style-name="P20"/>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
          </table:table-cell>
        </table:table-row>
        <table:table-row table:style-name="Table2.1">
          <table:table-cell table:style-name="Table2.A1" office:value-type="string">
            <text:p text:style-name="P6">Company</text:p>
          </table:table-cell>
          <table:table-cell table:style-name="Table2.B1" office:value-type="string">
            <text:p text:style-name="P7"/>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1"/>
          </table:table-cell>
        </table:table-row>
      </table:table>
      <text:p text:style-name="P20"/>
      <text:h text:style-name="P142" text:outline-level="2"><text:bookmark-start text:name="__RefHeading___Toc6149_969872904"/>Acronyms and Abbreviations<text:bookmark-end text:name="__RefHeading___Toc6149_969872904"/></text:h>
      <text:p text:style-name="P20"/>
      <text:h text:style-name="P142" text:outline-level="2"><text:bookmark-start text:name="__RefHeading___Toc6151_969872904"/>End of Document<text:bookmark-end text:name="__RefHeading___Toc6151_969872904"/></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ListLabel_20_2" style:display-name="ListLabel 2" style:family="text">
      <style:text-properties style:font-name="Arial1"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2"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ListLabel_20_4" style:display-name="ListLabel 4" style:family="text">
      <style:text-properties style:font-name="Arial1"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ListLabel_20_5" style:display-name="ListLabel 5" style:family="tex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1" fo:font-family="Arial" style:font-family-generic="roman" style:font-pitch="variable" fo:font-size="10pt" style:font-size-asian="10pt"/>
    </style:style>
    <style:style style:name="ListLabel_20_9" style:display-name="ListLabel 9"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2"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6e319a"/>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5</text:page-number><text:s/>of <text:page-count style:num-format="1">33</text:page-count></text:p>
        <text:p text:style-name="Header"/>
        <text:p text:style-name="Header"><text:tab/><text:span text:style-name="MT1">Final</text:span><text:tab/> <text:modification-date style:data-style-name="N76">May 27, 2020</text:modification-date></text:p>
      </style:header>
      <style:footer>
        <text:p text:style-name="MP1">Copyright © <text:span text:style-name="MT2">OSGi Alliance </text:span><text:span text:style-name="MT2"><text:modification-date style:data-style-name="N121">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20</text:modification-date></text:span></text:p>
      </style:footer>
    </style:master-page>
    <style:master-page style:name="Converted1" style:page-layout-name="Mpm2">
      <style:header>
        <text:p text:style-name="MP4">Package org.osgi.framework.connect</text:p>
      </style:header>
      <style:footer>
        <text:p text:style-name="Footer"/>
      </style:footer>
    </style:master-page>
    <style:master-page style:name="Converted2" style:page-layout-name="Mpm2">
      <style:header>
        <text:p text:style-name="MP4">Interface ConnectContent</text:p>
      </style:header>
      <style:footer>
        <text:p text:style-name="Footer"/>
      </style:footer>
    </style:master-page>
    <style:master-page style:name="Converted3" style:page-layout-name="Mpm2">
      <style:header>
        <text:p text:style-name="MP4">Interface ConnectContent.ConnectEntry</text:p>
      </style:header>
      <style:footer>
        <text:p text:style-name="Footer"/>
      </style:footer>
    </style:master-page>
    <style:master-page style:name="Converted4" style:page-layout-name="Mpm2">
      <style:header>
        <text:p text:style-name="MP4">Interface ConnectFactory</text:p>
      </style:header>
      <style:footer>
        <text:p text:style-name="Footer"/>
      </style:footer>
    </style:master-page>
    <style:master-page style:name="Converted5" style:page-layout-name="Mpm2">
      <style:header>
        <text:p text:style-name="MP4">Interface ConnectModule</text:p>
      </style:header>
      <style:footer>
        <text:p text:style-name="Footer"/>
      </style:footer>
    </style:master-page>
    <style:master-page style:name="Converted6" style:page-layout-name="Mpm2">
      <style:header>
        <text:p text:style-name="MP4">Interface FrameworkUtilHelper</text:p>
      </style:header>
      <style:footer>
        <text:p text:style-name="Footer"/>
      </style:footer>
    </style:master-page>
    <style:master-page style:name="Converted7" style:page-layout-name="Mpm2">
      <style:header>
        <text:p text:style-name="MP4">Package org.osgi.framework.launch</text:p>
      </style:header>
      <style:footer>
        <text:p text:style-name="Footer"/>
      </style:footer>
    </style:master-page>
    <style:master-page style:name="Converted8" style:page-layout-name="Mpm2">
      <style:header>
        <text:p text:style-name="MP4">Interface Framework</text:p>
      </style:header>
      <style:footer>
        <text:p text:style-name="Footer"/>
      </style:footer>
    </style:master-page>
    <style:master-page style:name="Converted9" style:page-layout-name="Mpm2">
      <style:header>
        <text:p text:style-name="MP4">Interface FrameworkFactory</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8-14T16:05:31.869113983</meta:creation-date>
    <meta:editing-cycles>23</meta:editing-cycles>
    <meta:editing-duration>PT1H26M8S</meta:editing-duration>
    <meta:initial-creator>David Bosschaert</meta:initial-creator>
    <dc:date>2020-05-27T10:26:04.668244068</dc:date>
    <dc:creator>BJ Hargrave</dc:creator>
    <meta:document-statistic meta:table-count="15" meta:image-count="4" meta:object-count="0" meta:page-count="33" meta:paragraph-count="694" meta:word-count="7476" meta:character-count="51826" meta:non-whitespace-character-count="44740"/>
    <meta:user-defined meta:name="Info"/>
    <meta:user-defined meta:name="Info 3"/>
    <meta:user-defined meta:name="Info 4"/>
    <meta:user-defined meta:name="RFC Title">Connect</meta:user-defined>
  </office:meta>
</office:document-meta>
</file>